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8cm"/>
    </style:style>
    <style:style style:name="co2" style:family="table-column">
      <style:table-column-properties fo:break-before="auto" style:column-width="1.11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DATETIME,N,12,6</text:p>
          </table:table-cell>
          <table:table-cell office:value-type="string">
            <text:p>TEMPCELS,N,5,1</text:p>
          </table:table-cell>
        </table:table-row>
        <table:table-row table:style-name="ro1">
          <table:table-cell office:value-type="float" office:value="44474.485879">
            <text:p>44474,485879</text:p>
          </table:table-cell>
          <table:table-cell office:value-type="float" office:value="6.3">
            <text:p>6,3</text:p>
          </table:table-cell>
        </table:table-row>
        <table:table-row table:style-name="ro1">
          <table:table-cell office:value-type="float" office:value="44474.527546">
            <text:p>44474,527546</text:p>
          </table:table-cell>
          <table:table-cell office:value-type="float" office:value="1.3">
            <text:p>1,3</text:p>
          </table:table-cell>
        </table:table-row>
        <table:table-row table:style-name="ro1">
          <table:table-cell office:value-type="float" office:value="44474.569212">
            <text:p>44474,569212</text:p>
          </table:table-cell>
          <table:table-cell office:value-type="float" office:value="1.1">
            <text:p>1,1</text:p>
          </table:table-cell>
        </table:table-row>
        <table:table-row table:style-name="ro1">
          <table:table-cell office:value-type="float" office:value="44474.610879">
            <text:p>44474,610879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office:value-type="float" office:value="44474.652546">
            <text:p>44474,652546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office:value-type="float" office:value="44474.694212">
            <text:p>44474,694212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office:value-type="float" office:value="44474.735879">
            <text:p>44474,735879</text:p>
          </table:table-cell>
          <table:table-cell office:value-type="float" office:value="1.1">
            <text:p>1,1</text:p>
          </table:table-cell>
        </table:table-row>
        <table:table-row table:style-name="ro1">
          <table:table-cell office:value-type="float" office:value="44474.777546">
            <text:p>44474,7775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474.819212">
            <text:p>44474,8192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474.860879">
            <text:p>44474,860879</text:p>
          </table:table-cell>
          <table:table-cell office:value-type="float" office:value="1.1">
            <text:p>1,1</text:p>
          </table:table-cell>
        </table:table-row>
        <table:table-row table:style-name="ro1">
          <table:table-cell office:value-type="float" office:value="44474.902546">
            <text:p>44474,902546</text:p>
          </table:table-cell>
          <table:table-cell office:value-type="float" office:value="0.9">
            <text:p>0,9</text:p>
          </table:table-cell>
        </table:table-row>
        <table:table-row table:style-name="ro1">
          <table:table-cell office:value-type="float" office:value="44474.944212">
            <text:p>44474,944212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office:value-type="float" office:value="44474.985879">
            <text:p>44474,985879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office:value-type="float" office:value="44475.027546">
            <text:p>44475,02754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75.069212">
            <text:p>44475,069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75.110879">
            <text:p>44475,1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75.152546">
            <text:p>44475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75.194212">
            <text:p>44475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75.235879">
            <text:p>44475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75.277546">
            <text:p>44475,27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75.319212">
            <text:p>44475,31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75.360879">
            <text:p>44475,36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75.402546">
            <text:p>44475,40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475.444212">
            <text:p>44475,44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75.485879">
            <text:p>44475,48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475.527546">
            <text:p>44475,52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75.569212">
            <text:p>44475,56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75.610879">
            <text:p>44475,61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75.652546">
            <text:p>44475,65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75.694212">
            <text:p>44475,69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75.735879">
            <text:p>44475,73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75.777546">
            <text:p>44475,77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75.819212">
            <text:p>44475,81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475.860879">
            <text:p>44475,860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475.902546">
            <text:p>44475,902546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475.944212">
            <text:p>44475,944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475.985879">
            <text:p>44475,985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476.027546">
            <text:p>44476,027546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476.069212">
            <text:p>44476,06921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476.110879">
            <text:p>44476,110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476.152546">
            <text:p>44476,152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476.194212">
            <text:p>44476,194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476.235879">
            <text:p>44476,235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476.277546">
            <text:p>44476,277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476.319212">
            <text:p>44476,319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476.360879">
            <text:p>44476,360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476.402546">
            <text:p>44476,40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76.444212">
            <text:p>44476,44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476.485879">
            <text:p>44476,48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76.527546">
            <text:p>44476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76.569212">
            <text:p>44476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76.610879">
            <text:p>44476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76.652546">
            <text:p>44476,6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76.694212">
            <text:p>44476,6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76.735879">
            <text:p>44476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76.777546">
            <text:p>44476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76.819212">
            <text:p>44476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76.860879">
            <text:p>44476,86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76.902546">
            <text:p>44476,90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76.944212">
            <text:p>44476,94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76.985879">
            <text:p>44476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77.027546">
            <text:p>44477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77.069212">
            <text:p>44477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77.110879">
            <text:p>44477,1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77.152546">
            <text:p>44477,1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77.194212">
            <text:p>44477,1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77.235879">
            <text:p>44477,23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77.277546">
            <text:p>44477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77.319212">
            <text:p>44477,31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77.360879">
            <text:p>44477,3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77.402546">
            <text:p>44477,40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77.444212">
            <text:p>44477,4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77.485879">
            <text:p>44477,48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77.527546">
            <text:p>44477,52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77.569212">
            <text:p>44477,5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77.610879">
            <text:p>44477,6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77.652546">
            <text:p>44477,6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77.694212">
            <text:p>44477,6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77.735879">
            <text:p>44477,7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77.777546">
            <text:p>44477,7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77.819212">
            <text:p>44477,819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77.860879">
            <text:p>44477,860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77.902546">
            <text:p>44477,902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77.944212">
            <text:p>44477,9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77.985879">
            <text:p>44477,9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78.027546">
            <text:p>44478,02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78.069212">
            <text:p>44478,0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78.110879">
            <text:p>44478,1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78.152546">
            <text:p>44478,1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78.194212">
            <text:p>44478,1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78.235879">
            <text:p>44478,2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78.277546">
            <text:p>44478,2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78.319212">
            <text:p>44478,3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78.360879">
            <text:p>44478,360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78.402546">
            <text:p>44478,402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78.444212">
            <text:p>44478,444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78.485879">
            <text:p>44478,485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78.527546">
            <text:p>44478,527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78.569212">
            <text:p>44478,56921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78.610879">
            <text:p>44478,610879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78.652546">
            <text:p>44478,65254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78.694212">
            <text:p>44478,69421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78.735879">
            <text:p>44478,735879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78.777546">
            <text:p>44478,777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78.819212">
            <text:p>44478,81921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78.860879">
            <text:p>44478,860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78.902546">
            <text:p>44478,902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78.944212">
            <text:p>44478,9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78.985879">
            <text:p>44478,9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79.027546">
            <text:p>44479,02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79.069212">
            <text:p>44479,0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79.110879">
            <text:p>44479,1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79.152546">
            <text:p>44479,1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79.194212">
            <text:p>44479,1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79.235879">
            <text:p>44479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79.277546">
            <text:p>44479,2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79.319212">
            <text:p>44479,31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79.360879">
            <text:p>44479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79.402546">
            <text:p>44479,4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79.444212">
            <text:p>44479,4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79.485879">
            <text:p>44479,485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79.527546">
            <text:p>44479,52754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79.569212">
            <text:p>44479,56921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79.610879">
            <text:p>44479,610879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79.652546">
            <text:p>44479,65254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79.694212">
            <text:p>44479,69421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79.735879">
            <text:p>44479,735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79.777546">
            <text:p>44479,777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79.819212">
            <text:p>44479,819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79.860879">
            <text:p>44479,860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79.902546">
            <text:p>44479,902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79.944212">
            <text:p>44479,944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79.985879">
            <text:p>44479,985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0.027546">
            <text:p>44480,0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0.069212">
            <text:p>44480,0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0.110879">
            <text:p>44480,110879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0.152546">
            <text:p>44480,15254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0.194212">
            <text:p>44480,19421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0.235879">
            <text:p>44480,235879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0.277546">
            <text:p>44480,27754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0.319212">
            <text:p>44480,3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0.360879">
            <text:p>44480,360879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0.402546">
            <text:p>44480,40254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0.444212">
            <text:p>44480,44421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0.485879">
            <text:p>44480,48587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44480.527546">
            <text:p>44480,52754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44480.569212">
            <text:p>44480,5692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44480.610879">
            <text:p>44480,61087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44480.652546">
            <text:p>44480,65254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44480.694212">
            <text:p>44480,6942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44480.735879">
            <text:p>44480,73587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44480.777546">
            <text:p>44480,77754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44480.819212">
            <text:p>44480,8192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44480.860879">
            <text:p>44480,860879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0.902546">
            <text:p>44480,90254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0.944212">
            <text:p>44480,944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0.985879">
            <text:p>44480,985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1.027546">
            <text:p>44481,027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1.069212">
            <text:p>44481,0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1.110879">
            <text:p>44481,1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1.152546">
            <text:p>44481,1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1.194212">
            <text:p>44481,1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1.235879">
            <text:p>44481,23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1.277546">
            <text:p>44481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1.319212">
            <text:p>44481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1.360879">
            <text:p>44481,36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81.402546">
            <text:p>44481,4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1.444212">
            <text:p>44481,4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1.485879">
            <text:p>44481,485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1.527546">
            <text:p>44481,527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1.569212">
            <text:p>44481,56921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1.610879">
            <text:p>44481,610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1.652546">
            <text:p>44481,6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1.694212">
            <text:p>44481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1.735879">
            <text:p>44481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1.777546">
            <text:p>44481,77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81.819212">
            <text:p>44481,81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81.860879">
            <text:p>44481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1.902546">
            <text:p>44481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1.944212">
            <text:p>44481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1.985879">
            <text:p>44481,98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82.027546">
            <text:p>44482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2.069212">
            <text:p>44482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2.110879">
            <text:p>44482,11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82.152546">
            <text:p>44482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2.194212">
            <text:p>44482,19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82.235879">
            <text:p>44482,23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82.277546">
            <text:p>44482,27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482.319212">
            <text:p>44482,31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482.360879">
            <text:p>44482,36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82.402546">
            <text:p>44482,402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482.444212">
            <text:p>44482,44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82.485879">
            <text:p>44482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2.527546">
            <text:p>44482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2.569212">
            <text:p>44482,5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2.610879">
            <text:p>44482,6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2.652546">
            <text:p>44482,6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2.694212">
            <text:p>44482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2.735879">
            <text:p>44482,73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2.777546">
            <text:p>44482,77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82.819212">
            <text:p>44482,81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82.860879">
            <text:p>44482,86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82.902546">
            <text:p>44482,90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82.944212">
            <text:p>44482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2.985879">
            <text:p>44482,98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83.027546">
            <text:p>44483,02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83.069212">
            <text:p>44483,06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83.110879">
            <text:p>44483,11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483.152546">
            <text:p>44483,15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83.194212">
            <text:p>44483,19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83.235879">
            <text:p>44483,23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83.277546">
            <text:p>44483,27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483.319212">
            <text:p>44483,31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83.360879">
            <text:p>44483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3.402546">
            <text:p>44483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3.444212">
            <text:p>44483,4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3.485879">
            <text:p>44483,4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3.527546">
            <text:p>44483,52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3.569212">
            <text:p>44483,5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3.610879">
            <text:p>44483,6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3.652546">
            <text:p>44483,6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3.694212">
            <text:p>44483,6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3.735879">
            <text:p>44483,735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3.777546">
            <text:p>44483,7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3.819212">
            <text:p>44483,8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3.860879">
            <text:p>44483,86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3.902546">
            <text:p>44483,9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3.944212">
            <text:p>44483,9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3.985879">
            <text:p>44483,98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4.027546">
            <text:p>44484,02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84.069212">
            <text:p>44484,0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4.110879">
            <text:p>44484,11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84.152546">
            <text:p>44484,15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84.194212">
            <text:p>44484,19421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484.235879">
            <text:p>44484,235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484.277546">
            <text:p>44484,27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484.319212">
            <text:p>44484,31921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484.360879">
            <text:p>44484,36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84.402546">
            <text:p>44484,40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84.444212">
            <text:p>44484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4.485879">
            <text:p>44484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4.527546">
            <text:p>44484,5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4.569212">
            <text:p>44484,5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4.610879">
            <text:p>44484,6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4.652546">
            <text:p>44484,6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4.694212">
            <text:p>44484,6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4.735879">
            <text:p>44484,7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4.777546">
            <text:p>44484,7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4.819212">
            <text:p>44484,8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4.860879">
            <text:p>44484,8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4.902546">
            <text:p>44484,9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4.944212">
            <text:p>44484,9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4.985879">
            <text:p>44484,9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5.027546">
            <text:p>44485,0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5.069212">
            <text:p>44485,0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5.110879">
            <text:p>44485,1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5.152546">
            <text:p>44485,1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5.194212">
            <text:p>44485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5.235879">
            <text:p>44485,23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85.277546">
            <text:p>44485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5.319212">
            <text:p>44485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5.360879">
            <text:p>44485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5.402546">
            <text:p>44485,4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5.444212">
            <text:p>44485,4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5.485879">
            <text:p>44485,48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5.527546">
            <text:p>44485,527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5.569212">
            <text:p>44485,569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5.610879">
            <text:p>44485,610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5.652546">
            <text:p>44485,652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5.694212">
            <text:p>44485,69421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5.735879">
            <text:p>44485,735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5.777546">
            <text:p>44485,7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5.819212">
            <text:p>44485,8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5.860879">
            <text:p>44485,86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5.902546">
            <text:p>44485,9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5.944212">
            <text:p>44485,9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5.985879">
            <text:p>44485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6.027546">
            <text:p>44486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6.069212">
            <text:p>44486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6.110879">
            <text:p>44486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6.152546">
            <text:p>44486,15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86.194212">
            <text:p>44486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6.235879">
            <text:p>44486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6.277546">
            <text:p>44486,27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86.319212">
            <text:p>44486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6.360879">
            <text:p>44486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6.402546">
            <text:p>44486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6.444212">
            <text:p>44486,4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6.485879">
            <text:p>44486,48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6.527546">
            <text:p>44486,527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6.569212">
            <text:p>44486,569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6.610879">
            <text:p>44486,610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6.652546">
            <text:p>44486,652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6.694212">
            <text:p>44486,69421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6.735879">
            <text:p>44486,735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6.777546">
            <text:p>44486,777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6.819212">
            <text:p>44486,8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6.860879">
            <text:p>44486,86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6.902546">
            <text:p>44486,9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6.944212">
            <text:p>44486,9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6.985879">
            <text:p>44486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7.027546">
            <text:p>44487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7.069212">
            <text:p>44487,06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87.110879">
            <text:p>44487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7.152546">
            <text:p>44487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7.194212">
            <text:p>44487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7.235879">
            <text:p>44487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7.277546">
            <text:p>44487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7.319212">
            <text:p>44487,31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87.360879">
            <text:p>44487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7.402546">
            <text:p>44487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7.444212">
            <text:p>44487,4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7.485879">
            <text:p>44487,48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7.527546">
            <text:p>44487,52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7.569212">
            <text:p>44487,5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7.610879">
            <text:p>44487,610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7.652546">
            <text:p>44487,652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7.694212">
            <text:p>44487,694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7.735879">
            <text:p>44487,735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7.777546">
            <text:p>44487,777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7.819212">
            <text:p>44487,81921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7.860879">
            <text:p>44487,860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7.902546">
            <text:p>44487,90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7.944212">
            <text:p>44487,944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7.985879">
            <text:p>44487,985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8.027546">
            <text:p>44488,0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8.069212">
            <text:p>44488,0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88.110879">
            <text:p>44488,1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8.152546">
            <text:p>44488,1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8.194212">
            <text:p>44488,194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8.235879">
            <text:p>44488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88.277546">
            <text:p>44488,2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8.319212">
            <text:p>44488,3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8.360879">
            <text:p>44488,36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8.402546">
            <text:p>44488,402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8.444212">
            <text:p>44488,444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8.485879">
            <text:p>44488,485879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8.527546">
            <text:p>44488,52754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8.569212">
            <text:p>44488,56921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8.610879">
            <text:p>44488,610879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8.652546">
            <text:p>44488,65254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8.694212">
            <text:p>44488,69421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8.735879">
            <text:p>44488,735879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8.777546">
            <text:p>44488,77754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8.819212">
            <text:p>44488,81921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8.860879">
            <text:p>44488,860879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8.902546">
            <text:p>44488,90254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8.944212">
            <text:p>44488,94421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8.985879">
            <text:p>44488,985879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9.027546">
            <text:p>44489,02754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9.069212">
            <text:p>44489,06921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9.110879">
            <text:p>44489,110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9.152546">
            <text:p>44489,15254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9.194212">
            <text:p>44489,194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9.235879">
            <text:p>44489,2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9.277546">
            <text:p>44489,2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9.319212">
            <text:p>44489,3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9.360879">
            <text:p>44489,36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9.402546">
            <text:p>44489,40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9.444212">
            <text:p>44489,4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9.485879">
            <text:p>44489,48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89.527546">
            <text:p>44489,527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89.569212">
            <text:p>44489,56921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9.610879">
            <text:p>44489,610879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9.652546">
            <text:p>44489,65254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9.694212">
            <text:p>44489,69421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9.735879">
            <text:p>44489,735879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9.777546">
            <text:p>44489,77754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9.819212">
            <text:p>44489,81921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9.860879">
            <text:p>44489,860879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9.902546">
            <text:p>44489,90254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9.944212">
            <text:p>44489,94421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89.985879">
            <text:p>44489,985879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90.027546">
            <text:p>44490,027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90.069212">
            <text:p>44490,069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90.110879">
            <text:p>44490,110879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90.152546">
            <text:p>44490,15254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490.194212">
            <text:p>44490,194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90.235879">
            <text:p>44490,2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90.277546">
            <text:p>44490,2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90.319212">
            <text:p>44490,3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90.360879">
            <text:p>44490,36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90.402546">
            <text:p>44490,40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90.444212">
            <text:p>44490,4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90.485879">
            <text:p>44490,4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90.527546">
            <text:p>44490,527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490.569212">
            <text:p>44490,5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90.610879">
            <text:p>44490,6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90.652546">
            <text:p>44490,6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90.694212">
            <text:p>44490,6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90.735879">
            <text:p>44490,73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90.777546">
            <text:p>44490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0.819212">
            <text:p>44490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0.860879">
            <text:p>44490,86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0.902546">
            <text:p>44490,90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90.944212">
            <text:p>44490,94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90.985879">
            <text:p>44490,98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91.027546">
            <text:p>44491,02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1.069212">
            <text:p>44491,06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1.110879">
            <text:p>44491,11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1.152546">
            <text:p>44491,15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1.194212">
            <text:p>44491,19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1.235879">
            <text:p>44491,23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491.277546">
            <text:p>44491,27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91.319212">
            <text:p>44491,31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91.360879">
            <text:p>44491,36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491.402546">
            <text:p>44491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1.444212">
            <text:p>44491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1.485879">
            <text:p>44491,4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91.527546">
            <text:p>44491,52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91.569212">
            <text:p>44491,5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91.610879">
            <text:p>44491,6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91.652546">
            <text:p>44491,6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91.694212">
            <text:p>44491,6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91.735879">
            <text:p>44491,7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91.777546">
            <text:p>44491,7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91.819212">
            <text:p>44491,81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91.860879">
            <text:p>44491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1.902546">
            <text:p>44491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1.944212">
            <text:p>44491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1.985879">
            <text:p>44491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2.027546">
            <text:p>44492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2.069212">
            <text:p>44492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2.110879">
            <text:p>44492,11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2.152546">
            <text:p>44492,15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2.194212">
            <text:p>44492,19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2.235879">
            <text:p>44492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2.277546">
            <text:p>44492,27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2.319212">
            <text:p>44492,31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92.360879">
            <text:p>44492,36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2.402546">
            <text:p>44492,40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2.444212">
            <text:p>44492,44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92.485879">
            <text:p>44492,48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2.527546">
            <text:p>44492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2.569212">
            <text:p>44492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2.610879">
            <text:p>44492,6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92.652546">
            <text:p>44492,6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92.694212">
            <text:p>44492,6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92.735879">
            <text:p>44492,7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92.777546">
            <text:p>44492,7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92.819212">
            <text:p>44492,81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92.860879">
            <text:p>44492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2.902546">
            <text:p>44492,90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2.944212">
            <text:p>44492,94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492.985879">
            <text:p>44492,985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493.027546">
            <text:p>44493,02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3.069212">
            <text:p>44493,069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493.110879">
            <text:p>44493,11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493.152546">
            <text:p>44493,15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93.194212">
            <text:p>44493,19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3.235879">
            <text:p>44493,23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493.277546">
            <text:p>44493,27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3.319212">
            <text:p>44493,31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3.360879">
            <text:p>44493,360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493.402546">
            <text:p>44493,40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3.444212">
            <text:p>44493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3.485879">
            <text:p>44493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3.527546">
            <text:p>44493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3.569212">
            <text:p>44493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3.610879">
            <text:p>44493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3.652546">
            <text:p>44493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3.694212">
            <text:p>44493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3.735879">
            <text:p>44493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3.777546">
            <text:p>44493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3.819212">
            <text:p>44493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3.860879">
            <text:p>44493,86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3.902546">
            <text:p>44493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3.944212">
            <text:p>44493,94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3.985879">
            <text:p>44493,98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494.027546">
            <text:p>44494,02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94.069212">
            <text:p>44494,069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494.110879">
            <text:p>44494,110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494.152546">
            <text:p>44494,15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4.194212">
            <text:p>44494,19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4.235879">
            <text:p>44494,23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4.277546">
            <text:p>44494,27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4.319212">
            <text:p>44494,31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4.360879">
            <text:p>44494,36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4.402546">
            <text:p>44494,40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4.444212">
            <text:p>44494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4.485879">
            <text:p>44494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4.527546">
            <text:p>44494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4.569212">
            <text:p>44494,5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94.610879">
            <text:p>44494,6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94.652546">
            <text:p>44494,6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94.694212">
            <text:p>44494,6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94.735879">
            <text:p>44494,73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94.777546">
            <text:p>44494,7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94.819212">
            <text:p>44494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4.860879">
            <text:p>44494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4.902546">
            <text:p>44494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4.944212">
            <text:p>44494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4.985879">
            <text:p>44494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5.027546">
            <text:p>44495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5.069212">
            <text:p>44495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5.110879">
            <text:p>44495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5.152546">
            <text:p>44495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5.194212">
            <text:p>44495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5.235879">
            <text:p>44495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5.277546">
            <text:p>44495,27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5.319212">
            <text:p>44495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5.360879">
            <text:p>44495,36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5.402546">
            <text:p>44495,40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5.444212">
            <text:p>44495,44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5.485879">
            <text:p>44495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5.527546">
            <text:p>44495,5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95.569212">
            <text:p>44495,5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95.610879">
            <text:p>44495,6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95.652546">
            <text:p>44495,6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495.694212">
            <text:p>44495,6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95.735879">
            <text:p>44495,73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95.777546">
            <text:p>44495,7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95.819212">
            <text:p>44495,81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95.860879">
            <text:p>44495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5.902546">
            <text:p>44495,9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495.944212">
            <text:p>44495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5.985879">
            <text:p>44495,985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496.027546">
            <text:p>44496,027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496.069212">
            <text:p>44496,06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496.110879">
            <text:p>44496,110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496.152546">
            <text:p>44496,152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496.194212">
            <text:p>44496,19421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496.235879">
            <text:p>44496,235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496.277546">
            <text:p>44496,27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496.319212">
            <text:p>44496,31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6.360879">
            <text:p>44496,36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6.402546">
            <text:p>44496,40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6.444212">
            <text:p>44496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6.485879">
            <text:p>44496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6.527546">
            <text:p>44496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6.569212">
            <text:p>44496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6.610879">
            <text:p>44496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6.652546">
            <text:p>44496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6.694212">
            <text:p>44496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6.735879">
            <text:p>44496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6.777546">
            <text:p>44496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6.819212">
            <text:p>44496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6.860879">
            <text:p>44496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6.902546">
            <text:p>44496,90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6.944212">
            <text:p>44496,94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96.985879">
            <text:p>44496,98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7.027546">
            <text:p>44497,027546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497.069212">
            <text:p>44497,06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97.110879">
            <text:p>44497,110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497.152546">
            <text:p>44497,15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497.194212">
            <text:p>44497,19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97.235879">
            <text:p>44497,23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497.277546">
            <text:p>44497,27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7.319212">
            <text:p>44497,31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7.360879">
            <text:p>44497,36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7.402546">
            <text:p>44497,40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7.444212">
            <text:p>44497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7.485879">
            <text:p>44497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7.527546">
            <text:p>44497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7.569212">
            <text:p>44497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7.610879">
            <text:p>44497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7.652546">
            <text:p>44497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7.694212">
            <text:p>44497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7.735879">
            <text:p>44497,73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7.777546">
            <text:p>44497,77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97.819212">
            <text:p>44497,81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97.860879">
            <text:p>44497,86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97.902546">
            <text:p>44497,90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7.944212">
            <text:p>44497,94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7.985879">
            <text:p>44497,98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8.027546">
            <text:p>44498,027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498.069212">
            <text:p>44498,06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8.110879">
            <text:p>44498,11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98.152546">
            <text:p>44498,15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8.194212">
            <text:p>44498,19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8.235879">
            <text:p>44498,23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98.277546">
            <text:p>44498,27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498.319212">
            <text:p>44498,31921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498.360879">
            <text:p>44498,36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8.402546">
            <text:p>44498,402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498.444212">
            <text:p>44498,44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8.485879">
            <text:p>44498,48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8.527546">
            <text:p>44498,52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98.569212">
            <text:p>44498,56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498.610879">
            <text:p>44498,61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8.652546">
            <text:p>44498,65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8.694212">
            <text:p>44498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8.735879">
            <text:p>44498,73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8.777546">
            <text:p>44498,77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98.819212">
            <text:p>44498,81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98.860879">
            <text:p>44498,860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498.902546">
            <text:p>44498,90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8.944212">
            <text:p>44498,94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98.985879">
            <text:p>44498,98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499.027546">
            <text:p>44499,027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499.069212">
            <text:p>44499,06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499.110879">
            <text:p>44499,110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499.152546">
            <text:p>44499,152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499.194212">
            <text:p>44499,19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99.235879">
            <text:p>44499,235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499.277546">
            <text:p>44499,277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499.319212">
            <text:p>44499,31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499.360879">
            <text:p>44499,360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499.402546">
            <text:p>44499,402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499.444212">
            <text:p>44499,444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499.485879">
            <text:p>44499,48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499.527546">
            <text:p>44499,52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9.569212">
            <text:p>44499,56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499.610879">
            <text:p>44499,61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499.652546">
            <text:p>44499,65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9.694212">
            <text:p>44499,69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499.735879">
            <text:p>44499,73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499.777546">
            <text:p>44499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9.819212">
            <text:p>44499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9.860879">
            <text:p>44499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9.902546">
            <text:p>44499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9.944212">
            <text:p>44499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9.985879">
            <text:p>44499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00.027546">
            <text:p>44500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00.069212">
            <text:p>44500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00.110879">
            <text:p>44500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00.152546">
            <text:p>44500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00.194212">
            <text:p>44500,1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500.235879">
            <text:p>44500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00.277546">
            <text:p>44500,2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500.319212">
            <text:p>44500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00.360879">
            <text:p>44500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00.402546">
            <text:p>44500,40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500.444212">
            <text:p>44500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00.485879">
            <text:p>44500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00.527546">
            <text:p>44500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00.569212">
            <text:p>44500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00.610879">
            <text:p>44500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00.652546">
            <text:p>44500,6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500.694212">
            <text:p>44500,6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500.735879">
            <text:p>44500,7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500.777546">
            <text:p>44500,7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500.819212">
            <text:p>44500,81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500.860879">
            <text:p>44500,8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500.902546">
            <text:p>44500,90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500.944212">
            <text:p>44500,9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500.985879">
            <text:p>44500,98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501.027546">
            <text:p>44501,02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501.069212">
            <text:p>44501,0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501.110879">
            <text:p>44501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01.152546">
            <text:p>44501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01.194212">
            <text:p>44501,1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501.235879">
            <text:p>44501,23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501.277546">
            <text:p>44501,2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501.319212">
            <text:p>44501,3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501.360879">
            <text:p>44501,3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501.402546">
            <text:p>44501,4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501.444212">
            <text:p>44501,4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501.485879">
            <text:p>44501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01.527546">
            <text:p>44501,52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501.569212">
            <text:p>44501,56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501.610879">
            <text:p>44501,61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501.652546">
            <text:p>44501,65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501.694212">
            <text:p>44501,69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501.735879">
            <text:p>44501,73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501.777546">
            <text:p>44501,77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501.819212">
            <text:p>44501,81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501.860879">
            <text:p>44501,860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01.902546">
            <text:p>44501,902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01.944212">
            <text:p>44501,944212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01.985879">
            <text:p>44501,985879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502.027546">
            <text:p>44502,027546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02.069212">
            <text:p>44502,069212</text:p>
          </table:table-cell>
          <table:table-cell office:value-type="float" office:value="-1.9">
            <text:p>-1,9</text:p>
          </table:table-cell>
        </table:table-row>
        <table:table-row table:style-name="ro1">
          <table:table-cell office:value-type="float" office:value="44502.110879">
            <text:p>44502,110879</text:p>
          </table:table-cell>
          <table:table-cell office:value-type="float" office:value="-2.1">
            <text:p>-2,1</text:p>
          </table:table-cell>
        </table:table-row>
        <table:table-row table:style-name="ro1">
          <table:table-cell office:value-type="float" office:value="44502.152546">
            <text:p>44502,152546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02.194212">
            <text:p>44502,194212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502.235879">
            <text:p>44502,235879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02.277546">
            <text:p>44502,277546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502.319212">
            <text:p>44502,319212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02.360879">
            <text:p>44502,360879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02.402546">
            <text:p>44502,402546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02.444212">
            <text:p>44502,444212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02.485879">
            <text:p>44502,485879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02.527546">
            <text:p>44502,527546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02.569212">
            <text:p>44502,569212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02.610879">
            <text:p>44502,610879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502.652546">
            <text:p>44502,652546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02.694212">
            <text:p>44502,694212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502.735879">
            <text:p>44502,735879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02.777546">
            <text:p>44502,777546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02.819212">
            <text:p>44502,819212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502.860879">
            <text:p>44502,860879</text:p>
          </table:table-cell>
          <table:table-cell office:value-type="float" office:value="-2.1">
            <text:p>-2,1</text:p>
          </table:table-cell>
        </table:table-row>
        <table:table-row table:style-name="ro1">
          <table:table-cell office:value-type="float" office:value="44502.902546">
            <text:p>44502,902546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502.944212">
            <text:p>44502,944212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02.985879">
            <text:p>44502,985879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03.027546">
            <text:p>44503,027546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03.069212">
            <text:p>44503,06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03.110879">
            <text:p>44503,110879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03.152546">
            <text:p>44503,152546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03.194212">
            <text:p>44503,194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03.235879">
            <text:p>44503,235879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503.277546">
            <text:p>44503,277546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503.319212">
            <text:p>44503,319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03.360879">
            <text:p>44503,360879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03.402546">
            <text:p>44503,402546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03.444212">
            <text:p>44503,444212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03.485879">
            <text:p>44503,485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03.527546">
            <text:p>44503,527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03.569212">
            <text:p>44503,569212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03.610879">
            <text:p>44503,610879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503.652546">
            <text:p>44503,652546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503.694212">
            <text:p>44503,694212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503.735879">
            <text:p>44503,735879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503.777546">
            <text:p>44503,777546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03.819212">
            <text:p>44503,819212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03.860879">
            <text:p>44503,860879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03.902546">
            <text:p>44503,90254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503.944212">
            <text:p>44503,944212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503.985879">
            <text:p>44503,985879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04.027546">
            <text:p>44504,027546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04.069212">
            <text:p>44504,069212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04.110879">
            <text:p>44504,110879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04.152546">
            <text:p>44504,15254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04.194212">
            <text:p>44504,194212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04.235879">
            <text:p>44504,235879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04.277546">
            <text:p>44504,277546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04.319212">
            <text:p>44504,319212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04.360879">
            <text:p>44504,360879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04.402546">
            <text:p>44504,402546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04.444212">
            <text:p>44504,444212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04.485879">
            <text:p>44504,485879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04.527546">
            <text:p>44504,527546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04.569212">
            <text:p>44504,569212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04.610879">
            <text:p>44504,610879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04.652546">
            <text:p>44504,652546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04.694212">
            <text:p>44504,694212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04.735879">
            <text:p>44504,735879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04.777546">
            <text:p>44504,777546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04.819212">
            <text:p>44504,819212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04.860879">
            <text:p>44504,860879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04.902546">
            <text:p>44504,902546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04.944212">
            <text:p>44504,944212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04.985879">
            <text:p>44504,985879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05.027546">
            <text:p>44505,02754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05.069212">
            <text:p>44505,069212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05.110879">
            <text:p>44505,110879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05.152546">
            <text:p>44505,152546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05.194212">
            <text:p>44505,194212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05.235879">
            <text:p>44505,235879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05.277546">
            <text:p>44505,277546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05.319212">
            <text:p>44505,319212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05.360879">
            <text:p>44505,360879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05.402546">
            <text:p>44505,402546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05.444212">
            <text:p>44505,444212</text:p>
          </table:table-cell>
          <table:table-cell office:value-type="float" office:value="-2.3">
            <text:p>-2,3</text:p>
          </table:table-cell>
        </table:table-row>
        <table:table-row table:style-name="ro1">
          <table:table-cell office:value-type="float" office:value="44505.485879">
            <text:p>44505,485879</text:p>
          </table:table-cell>
          <table:table-cell office:value-type="float" office:value="-2.3">
            <text:p>-2,3</text:p>
          </table:table-cell>
        </table:table-row>
        <table:table-row table:style-name="ro1">
          <table:table-cell office:value-type="float" office:value="44505.527546">
            <text:p>44505,527546</text:p>
          </table:table-cell>
          <table:table-cell office:value-type="float" office:value="-2.4">
            <text:p>-2,4</text:p>
          </table:table-cell>
        </table:table-row>
        <table:table-row table:style-name="ro1">
          <table:table-cell office:value-type="float" office:value="44505.569212">
            <text:p>44505,569212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05.610879">
            <text:p>44505,610879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05.652546">
            <text:p>44505,652546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05.694212">
            <text:p>44505,694212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05.735879">
            <text:p>44505,735879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05.777546">
            <text:p>44505,77754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05.819212">
            <text:p>44505,819212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05.860879">
            <text:p>44505,860879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05.902546">
            <text:p>44505,90254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05.944212">
            <text:p>44505,944212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05.985879">
            <text:p>44505,985879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06.027546">
            <text:p>44506,027546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06.069212">
            <text:p>44506,069212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06.110879">
            <text:p>44506,110879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06.152546">
            <text:p>44506,152546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06.194212">
            <text:p>44506,194212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06.235879">
            <text:p>44506,235879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06.277546">
            <text:p>44506,277546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06.319212">
            <text:p>44506,319212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06.360879">
            <text:p>44506,360879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06.402546">
            <text:p>44506,402546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06.444212">
            <text:p>44506,444212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06.485879">
            <text:p>44506,485879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06.527546">
            <text:p>44506,527546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06.569212">
            <text:p>44506,569212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06.610879">
            <text:p>44506,610879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06.652546">
            <text:p>44506,652546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06.694212">
            <text:p>44506,694212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06.735879">
            <text:p>44506,735879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06.777546">
            <text:p>44506,777546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06.819212">
            <text:p>44506,819212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506.860879">
            <text:p>44506,860879</text:p>
          </table:table-cell>
          <table:table-cell office:value-type="float" office:value="-2.3">
            <text:p>-2,3</text:p>
          </table:table-cell>
        </table:table-row>
        <table:table-row table:style-name="ro1">
          <table:table-cell office:value-type="float" office:value="44506.902546">
            <text:p>44506,902546</text:p>
          </table:table-cell>
          <table:table-cell office:value-type="float" office:value="-2.3">
            <text:p>-2,3</text:p>
          </table:table-cell>
        </table:table-row>
        <table:table-row table:style-name="ro1">
          <table:table-cell office:value-type="float" office:value="44506.944212">
            <text:p>44506,944212</text:p>
          </table:table-cell>
          <table:table-cell office:value-type="float" office:value="-1.9">
            <text:p>-1,9</text:p>
          </table:table-cell>
        </table:table-row>
        <table:table-row table:style-name="ro1">
          <table:table-cell office:value-type="float" office:value="44506.985879">
            <text:p>44506,985879</text:p>
          </table:table-cell>
          <table:table-cell office:value-type="float" office:value="-1.9">
            <text:p>-1,9</text:p>
          </table:table-cell>
        </table:table-row>
        <table:table-row table:style-name="ro1">
          <table:table-cell office:value-type="float" office:value="44507.027546">
            <text:p>44507,027546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07.069212">
            <text:p>44507,069212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07.110879">
            <text:p>44507,110879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07.152546">
            <text:p>44507,152546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507.194212">
            <text:p>44507,194212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07.235879">
            <text:p>44507,235879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07.277546">
            <text:p>44507,27754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507.319212">
            <text:p>44507,319212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07.360879">
            <text:p>44507,360879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07.402546">
            <text:p>44507,402546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07.444212">
            <text:p>44507,444212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507.485879">
            <text:p>44507,485879</text:p>
          </table:table-cell>
          <table:table-cell office:value-type="float" office:value="-1.9">
            <text:p>-1,9</text:p>
          </table:table-cell>
        </table:table-row>
        <table:table-row table:style-name="ro1">
          <table:table-cell office:value-type="float" office:value="44507.527546">
            <text:p>44507,527546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07.569212">
            <text:p>44507,569212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07.610879">
            <text:p>44507,610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07.652546">
            <text:p>44507,652546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07.694212">
            <text:p>44507,694212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07.735879">
            <text:p>44507,735879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07.777546">
            <text:p>44507,777546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07.819212">
            <text:p>44507,819212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07.860879">
            <text:p>44507,860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07.902546">
            <text:p>44507,902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07.944212">
            <text:p>44507,944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07.985879">
            <text:p>44507,985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08.027546">
            <text:p>44508,027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08.069212">
            <text:p>44508,069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08.110879">
            <text:p>44508,110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08.152546">
            <text:p>44508,152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08.194212">
            <text:p>44508,194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08.235879">
            <text:p>44508,235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08.277546">
            <text:p>44508,277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08.319212">
            <text:p>44508,319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08.360879">
            <text:p>44508,360879</text:p>
          </table:table-cell>
          <table:table-cell office:value-type="float" office:value="-1.9">
            <text:p>-1,9</text:p>
          </table:table-cell>
        </table:table-row>
        <table:table-row table:style-name="ro1">
          <table:table-cell office:value-type="float" office:value="44508.402546">
            <text:p>44508,402546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08.444212">
            <text:p>44508,444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08.485879">
            <text:p>44508,485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08.527546">
            <text:p>44508,527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08.569212">
            <text:p>44508,569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08.610879">
            <text:p>44508,610879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08.652546">
            <text:p>44508,652546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08.694212">
            <text:p>44508,694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08.735879">
            <text:p>44508,735879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08.777546">
            <text:p>44508,777546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508.819212">
            <text:p>44508,819212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08.860879">
            <text:p>44508,860879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08.902546">
            <text:p>44508,902546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08.944212">
            <text:p>44508,944212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508.985879">
            <text:p>44508,985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09.027546">
            <text:p>44509,027546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509.069212">
            <text:p>44509,069212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09.110879">
            <text:p>44509,110879</text:p>
          </table:table-cell>
          <table:table-cell office:value-type="float" office:value="-2.4">
            <text:p>-2,4</text:p>
          </table:table-cell>
        </table:table-row>
        <table:table-row table:style-name="ro1">
          <table:table-cell office:value-type="float" office:value="44509.152546">
            <text:p>44509,152546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09.194212">
            <text:p>44509,194212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09.235879">
            <text:p>44509,235879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09.277546">
            <text:p>44509,277546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509.319212">
            <text:p>44509,319212</text:p>
          </table:table-cell>
          <table:table-cell office:value-type="float" office:value="-1.9">
            <text:p>-1,9</text:p>
          </table:table-cell>
        </table:table-row>
        <table:table-row table:style-name="ro1">
          <table:table-cell office:value-type="float" office:value="44509.360879">
            <text:p>44509,360879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509.402546">
            <text:p>44509,402546</text:p>
          </table:table-cell>
          <table:table-cell office:value-type="float" office:value="-1.9">
            <text:p>-1,9</text:p>
          </table:table-cell>
        </table:table-row>
        <table:table-row table:style-name="ro1">
          <table:table-cell office:value-type="float" office:value="44509.444212">
            <text:p>44509,444212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09.485879">
            <text:p>44509,485879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09.527546">
            <text:p>44509,527546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509.569212">
            <text:p>44509,569212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509.610879">
            <text:p>44509,610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09.652546">
            <text:p>44509,652546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509.694212">
            <text:p>44509,694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09.735879">
            <text:p>44509,735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09.777546">
            <text:p>44509,777546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509.819212">
            <text:p>44509,819212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09.860879">
            <text:p>44509,860879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509.902546">
            <text:p>44509,902546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509.944212">
            <text:p>44509,944212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509.985879">
            <text:p>44509,985879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10.027546">
            <text:p>44510,027546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10.069212">
            <text:p>44510,069212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510.110879">
            <text:p>44510,110879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510.152546">
            <text:p>44510,152546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510.194212">
            <text:p>44510,194212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510.235879">
            <text:p>44510,235879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510.277546">
            <text:p>44510,27754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10.319212">
            <text:p>44510,319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10.360879">
            <text:p>44510,360879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10.402546">
            <text:p>44510,402546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10.444212">
            <text:p>44510,444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10.485879">
            <text:p>44510,485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10.527546">
            <text:p>44510,527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0.569212">
            <text:p>44510,56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0.610879">
            <text:p>44510,610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0.652546">
            <text:p>44510,652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0.694212">
            <text:p>44510,694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0.735879">
            <text:p>44510,735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0.777546">
            <text:p>44510,777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0.819212">
            <text:p>44510,81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0.860879">
            <text:p>44510,860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0.902546">
            <text:p>44510,902546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0.944212">
            <text:p>44510,944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0.985879">
            <text:p>44510,985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1.027546">
            <text:p>44511,027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1.069212">
            <text:p>44511,06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1.110879">
            <text:p>44511,110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1.152546">
            <text:p>44511,152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1.194212">
            <text:p>44511,194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1.235879">
            <text:p>44511,235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1.277546">
            <text:p>44511,277546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1.319212">
            <text:p>44511,319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1.360879">
            <text:p>44511,360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1.402546">
            <text:p>44511,402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1.444212">
            <text:p>44511,444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1.485879">
            <text:p>44511,485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1.527546">
            <text:p>44511,527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1.569212">
            <text:p>44511,569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1.610879">
            <text:p>44511,610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1.652546">
            <text:p>44511,652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1.694212">
            <text:p>44511,69421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1.735879">
            <text:p>44511,735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1.777546">
            <text:p>44511,777546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1.819212">
            <text:p>44511,819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1.860879">
            <text:p>44511,860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1.902546">
            <text:p>44511,902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1.944212">
            <text:p>44511,944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1.985879">
            <text:p>44511,985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12.027546">
            <text:p>44512,027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2.069212">
            <text:p>44512,069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2.110879">
            <text:p>44512,110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2.152546">
            <text:p>44512,152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2.194212">
            <text:p>44512,19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512.235879">
            <text:p>44512,235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2.277546">
            <text:p>44512,277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2.319212">
            <text:p>44512,319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2.360879">
            <text:p>44512,360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2.402546">
            <text:p>44512,40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512.444212">
            <text:p>44512,44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512.485879">
            <text:p>44512,48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512.527546">
            <text:p>44512,52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512.569212">
            <text:p>44512,56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512.610879">
            <text:p>44512,61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512.652546">
            <text:p>44512,65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512.694212">
            <text:p>44512,69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512.735879">
            <text:p>44512,73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512.777546">
            <text:p>44512,77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512.819212">
            <text:p>44512,819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2.860879">
            <text:p>44512,860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2.902546">
            <text:p>44512,902546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2.944212">
            <text:p>44512,944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2.985879">
            <text:p>44512,985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3.027546">
            <text:p>44513,027546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3.069212">
            <text:p>44513,06921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3.110879">
            <text:p>44513,110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3.152546">
            <text:p>44513,152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3.194212">
            <text:p>44513,19421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3.235879">
            <text:p>44513,235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3.277546">
            <text:p>44513,277546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3.319212">
            <text:p>44513,319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3.360879">
            <text:p>44513,360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3.402546">
            <text:p>44513,40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513.444212">
            <text:p>44513,44421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3.485879">
            <text:p>44513,48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513.527546">
            <text:p>44513,52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513.569212">
            <text:p>44513,56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3.610879">
            <text:p>44513,610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3.652546">
            <text:p>44513,652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3.694212">
            <text:p>44513,694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13.735879">
            <text:p>44513,735879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13.777546">
            <text:p>44513,777546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513.819212">
            <text:p>44513,819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13.860879">
            <text:p>44513,860879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513.902546">
            <text:p>44513,902546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513.944212">
            <text:p>44513,944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13.985879">
            <text:p>44513,985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4.027546">
            <text:p>44514,027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14.069212">
            <text:p>44514,069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14.110879">
            <text:p>44514,110879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14.152546">
            <text:p>44514,15254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14.194212">
            <text:p>44514,194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14.235879">
            <text:p>44514,235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14.277546">
            <text:p>44514,277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14.319212">
            <text:p>44514,319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14.360879">
            <text:p>44514,360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14.402546">
            <text:p>44514,4025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14.444212">
            <text:p>44514,444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14.485879">
            <text:p>44514,485879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14.527546">
            <text:p>44514,527546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514.569212">
            <text:p>44514,569212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14.610879">
            <text:p>44514,610879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14.652546">
            <text:p>44514,652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14.694212">
            <text:p>44514,694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14.735879">
            <text:p>44514,735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14.777546">
            <text:p>44514,777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4.819212">
            <text:p>44514,819212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514.860879">
            <text:p>44514,860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14.902546">
            <text:p>44514,902546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514.944212">
            <text:p>44514,944212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514.985879">
            <text:p>44514,985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15.027546">
            <text:p>44515,0275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15.069212">
            <text:p>44515,069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15.110879">
            <text:p>44515,110879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515.152546">
            <text:p>44515,152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5.194212">
            <text:p>44515,194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5.235879">
            <text:p>44515,235879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515.277546">
            <text:p>44515,277546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515.319212">
            <text:p>44515,319212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515.360879">
            <text:p>44515,360879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515.402546">
            <text:p>44515,402546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15.444212">
            <text:p>44515,444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15.485879">
            <text:p>44515,485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15.527546">
            <text:p>44515,527546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15.569212">
            <text:p>44515,569212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15.610879">
            <text:p>44515,610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5.652546">
            <text:p>44515,652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5.694212">
            <text:p>44515,69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515.735879">
            <text:p>44515,735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5.777546">
            <text:p>44515,77754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15.819212">
            <text:p>44515,819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15.860879">
            <text:p>44515,860879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15.902546">
            <text:p>44515,90254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15.944212">
            <text:p>44515,944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5.985879">
            <text:p>44515,985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6.027546">
            <text:p>44516,027546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16.069212">
            <text:p>44516,069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16.110879">
            <text:p>44516,110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16.152546">
            <text:p>44516,152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16.194212">
            <text:p>44516,194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6.235879">
            <text:p>44516,235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6.277546">
            <text:p>44516,277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16.319212">
            <text:p>44516,319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16.360879">
            <text:p>44516,360879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16.402546">
            <text:p>44516,4025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16.444212">
            <text:p>44516,444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16.485879">
            <text:p>44516,485879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16.527546">
            <text:p>44516,527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6.569212">
            <text:p>44516,56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6.610879">
            <text:p>44516,610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6.652546">
            <text:p>44516,652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16.694212">
            <text:p>44516,694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16.735879">
            <text:p>44516,735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16.777546">
            <text:p>44516,777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16.819212">
            <text:p>44516,819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16.860879">
            <text:p>44516,860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6.902546">
            <text:p>44516,902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16.944212">
            <text:p>44516,944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16.985879">
            <text:p>44516,985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17.027546">
            <text:p>44517,027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7.069212">
            <text:p>44517,069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7.110879">
            <text:p>44517,110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7.152546">
            <text:p>44517,152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7.194212">
            <text:p>44517,19421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7.235879">
            <text:p>44517,235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7.277546">
            <text:p>44517,277546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7.319212">
            <text:p>44517,319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7.360879">
            <text:p>44517,360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7.402546">
            <text:p>44517,402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7.444212">
            <text:p>44517,44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517.485879">
            <text:p>44517,485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7.527546">
            <text:p>44517,52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517.569212">
            <text:p>44517,56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517.610879">
            <text:p>44517,61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517.652546">
            <text:p>44517,65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517.694212">
            <text:p>44517,69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517.735879">
            <text:p>44517,735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7.777546">
            <text:p>44517,777546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7.819212">
            <text:p>44517,81921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7.860879">
            <text:p>44517,860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7.902546">
            <text:p>44517,902546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7.944212">
            <text:p>44517,94421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7.985879">
            <text:p>44517,985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8.027546">
            <text:p>44518,027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8.069212">
            <text:p>44518,069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8.110879">
            <text:p>44518,110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8.152546">
            <text:p>44518,152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8.194212">
            <text:p>44518,194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8.235879">
            <text:p>44518,235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8.277546">
            <text:p>44518,277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8.319212">
            <text:p>44518,31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8.360879">
            <text:p>44518,360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8.402546">
            <text:p>44518,402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8.444212">
            <text:p>44518,444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8.485879">
            <text:p>44518,485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8.527546">
            <text:p>44518,527546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8.569212">
            <text:p>44518,569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8.610879">
            <text:p>44518,610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8.652546">
            <text:p>44518,652546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8.694212">
            <text:p>44518,69421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8.735879">
            <text:p>44518,735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8.777546">
            <text:p>44518,777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8.819212">
            <text:p>44518,81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8.860879">
            <text:p>44518,860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18.902546">
            <text:p>44518,902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18.944212">
            <text:p>44518,944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18.985879">
            <text:p>44518,985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19.027546">
            <text:p>44519,027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19.069212">
            <text:p>44519,069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9.110879">
            <text:p>44519,110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9.152546">
            <text:p>44519,152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9.194212">
            <text:p>44519,194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9.235879">
            <text:p>44519,235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9.277546">
            <text:p>44519,277546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9.319212">
            <text:p>44519,31921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9.360879">
            <text:p>44519,360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9.402546">
            <text:p>44519,402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19.444212">
            <text:p>44519,444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9.485879">
            <text:p>44519,485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9.527546">
            <text:p>44519,527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9.569212">
            <text:p>44519,569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9.610879">
            <text:p>44519,610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9.652546">
            <text:p>44519,652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9.694212">
            <text:p>44519,69421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9.735879">
            <text:p>44519,735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9.777546">
            <text:p>44519,777546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9.819212">
            <text:p>44519,819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9.860879">
            <text:p>44519,860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19.902546">
            <text:p>44519,902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9.944212">
            <text:p>44519,944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19.985879">
            <text:p>44519,985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20.027546">
            <text:p>44520,02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520.069212">
            <text:p>44520,069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20.110879">
            <text:p>44520,110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20.152546">
            <text:p>44520,152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20.194212">
            <text:p>44520,19421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20.235879">
            <text:p>44520,235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20.277546">
            <text:p>44520,277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20.319212">
            <text:p>44520,319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20.360879">
            <text:p>44520,360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20.402546">
            <text:p>44520,402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20.444212">
            <text:p>44520,444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20.485879">
            <text:p>44520,485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20.527546">
            <text:p>44520,52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520.569212">
            <text:p>44520,56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520.610879">
            <text:p>44520,61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520.652546">
            <text:p>44520,65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520.694212">
            <text:p>44520,694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20.735879">
            <text:p>44520,735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20.777546">
            <text:p>44520,777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20.819212">
            <text:p>44520,81921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20.860879">
            <text:p>44520,860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20.902546">
            <text:p>44520,902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520.944212">
            <text:p>44520,94421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20.985879">
            <text:p>44520,985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21.027546">
            <text:p>44521,027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21.069212">
            <text:p>44521,06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21.110879">
            <text:p>44521,110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21.152546">
            <text:p>44521,152546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21.194212">
            <text:p>44521,194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21.235879">
            <text:p>44521,235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21.277546">
            <text:p>44521,277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21.319212">
            <text:p>44521,31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21.360879">
            <text:p>44521,360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21.402546">
            <text:p>44521,402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21.444212">
            <text:p>44521,444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21.485879">
            <text:p>44521,485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21.527546">
            <text:p>44521,527546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21.569212">
            <text:p>44521,569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21.610879">
            <text:p>44521,610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521.652546">
            <text:p>44521,652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21.694212">
            <text:p>44521,694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21.735879">
            <text:p>44521,735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21.777546">
            <text:p>44521,777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21.819212">
            <text:p>44521,819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21.860879">
            <text:p>44521,860879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21.902546">
            <text:p>44521,902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21.944212">
            <text:p>44521,944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21.985879">
            <text:p>44521,985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22.027546">
            <text:p>44522,027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22.069212">
            <text:p>44522,069212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22.110879">
            <text:p>44522,110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22.152546">
            <text:p>44522,152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22.194212">
            <text:p>44522,194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22.235879">
            <text:p>44522,235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22.277546">
            <text:p>44522,27754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22.319212">
            <text:p>44522,319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22.360879">
            <text:p>44522,360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22.402546">
            <text:p>44522,4025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22.444212">
            <text:p>44522,444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22.485879">
            <text:p>44522,485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22.527546">
            <text:p>44522,527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22.569212">
            <text:p>44522,56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22.610879">
            <text:p>44522,610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22.652546">
            <text:p>44522,652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22.694212">
            <text:p>44522,694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22.735879">
            <text:p>44522,735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22.777546">
            <text:p>44522,777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522.819212">
            <text:p>44522,819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22.860879">
            <text:p>44522,860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22.902546">
            <text:p>44522,9025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22.944212">
            <text:p>44522,944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22.985879">
            <text:p>44522,985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23.027546">
            <text:p>44523,027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23.069212">
            <text:p>44523,06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523.110879">
            <text:p>44523,110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23.152546">
            <text:p>44523,15254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23.194212">
            <text:p>44523,194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23.235879">
            <text:p>44523,235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23.277546">
            <text:p>44523,27754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23.319212">
            <text:p>44523,319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23.360879">
            <text:p>44523,360879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523.402546">
            <text:p>44523,402546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523.444212">
            <text:p>44523,444212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523.485879">
            <text:p>44523,485879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523.527546">
            <text:p>44523,527546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523.569212">
            <text:p>44523,569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23.610879">
            <text:p>44523,610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23.652546">
            <text:p>44523,652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23.694212">
            <text:p>44523,694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23.735879">
            <text:p>44523,735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23.777546">
            <text:p>44523,777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523.819212">
            <text:p>44523,819212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23.860879">
            <text:p>44523,860879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23.902546">
            <text:p>44523,902546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523.944212">
            <text:p>44523,944212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23.985879">
            <text:p>44523,985879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524.027546">
            <text:p>44524,027546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524.069212">
            <text:p>44524,069212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524.110879">
            <text:p>44524,110879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524.152546">
            <text:p>44524,15254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24.194212">
            <text:p>44524,194212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24.235879">
            <text:p>44524,235879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24.277546">
            <text:p>44524,277546</text:p>
          </table:table-cell>
          <table:table-cell office:value-type="float" office:value="-1.9">
            <text:p>-1,9</text:p>
          </table:table-cell>
        </table:table-row>
        <table:table-row table:style-name="ro1">
          <table:table-cell office:value-type="float" office:value="44524.319212">
            <text:p>44524,319212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524.360879">
            <text:p>44524,360879</text:p>
          </table:table-cell>
          <table:table-cell office:value-type="float" office:value="-1.9">
            <text:p>-1,9</text:p>
          </table:table-cell>
        </table:table-row>
        <table:table-row table:style-name="ro1">
          <table:table-cell office:value-type="float" office:value="44524.402546">
            <text:p>44524,402546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524.444212">
            <text:p>44524,444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24.485879">
            <text:p>44524,485879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524.527546">
            <text:p>44524,527546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524.569212">
            <text:p>44524,569212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24.610879">
            <text:p>44524,610879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24.652546">
            <text:p>44524,652546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24.694212">
            <text:p>44524,694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24.735879">
            <text:p>44524,735879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524.777546">
            <text:p>44524,777546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524.819212">
            <text:p>44524,819212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524.860879">
            <text:p>44524,860879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24.902546">
            <text:p>44524,902546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24.944212">
            <text:p>44524,944212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24.985879">
            <text:p>44524,985879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25.027546">
            <text:p>44525,027546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25.069212">
            <text:p>44525,069212</text:p>
          </table:table-cell>
          <table:table-cell office:value-type="float" office:value="-2.1">
            <text:p>-2,1</text:p>
          </table:table-cell>
        </table:table-row>
        <table:table-row table:style-name="ro1">
          <table:table-cell office:value-type="float" office:value="44525.110879">
            <text:p>44525,110879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25.152546">
            <text:p>44525,1525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525.194212">
            <text:p>44525,194212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525.235879">
            <text:p>44525,235879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25.277546">
            <text:p>44525,27754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525.319212">
            <text:p>44525,319212</text:p>
          </table:table-cell>
          <table:table-cell office:value-type="float" office:value="-2.1">
            <text:p>-2,1</text:p>
          </table:table-cell>
        </table:table-row>
        <table:table-row table:style-name="ro1">
          <table:table-cell office:value-type="float" office:value="44525.360879">
            <text:p>44525,360879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25.402546">
            <text:p>44525,402546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25.444212">
            <text:p>44525,444212</text:p>
          </table:table-cell>
          <table:table-cell office:value-type="float" office:value="-1.9">
            <text:p>-1,9</text:p>
          </table:table-cell>
        </table:table-row>
        <table:table-row table:style-name="ro1">
          <table:table-cell office:value-type="float" office:value="44525.485879">
            <text:p>44525,485879</text:p>
          </table:table-cell>
          <table:table-cell office:value-type="float" office:value="-1.9">
            <text:p>-1,9</text:p>
          </table:table-cell>
        </table:table-row>
        <table:table-row table:style-name="ro1">
          <table:table-cell office:value-type="float" office:value="44525.527546">
            <text:p>44525,527546</text:p>
          </table:table-cell>
          <table:table-cell office:value-type="float" office:value="-2.1">
            <text:p>-2,1</text:p>
          </table:table-cell>
        </table:table-row>
        <table:table-row table:style-name="ro1">
          <table:table-cell office:value-type="float" office:value="44525.569212">
            <text:p>44525,569212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25.610879">
            <text:p>44525,610879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25.652546">
            <text:p>44525,65254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25.694212">
            <text:p>44525,694212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525.735879">
            <text:p>44525,735879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25.777546">
            <text:p>44525,77754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25.819212">
            <text:p>44525,819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25.860879">
            <text:p>44525,860879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25.902546">
            <text:p>44525,902546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525.944212">
            <text:p>44525,944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525.985879">
            <text:p>44525,985879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526.027546">
            <text:p>44526,027546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26.069212">
            <text:p>44526,069212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26.110879">
            <text:p>44526,110879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526.152546">
            <text:p>44526,152546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526.194212">
            <text:p>44526,194212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526.235879">
            <text:p>44526,235879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526.277546">
            <text:p>44526,277546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526.319212">
            <text:p>44526,319212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26.360879">
            <text:p>44526,360879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26.402546">
            <text:p>44526,402546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26.444212">
            <text:p>44526,444212</text:p>
          </table:table-cell>
          <table:table-cell office:value-type="float" office:value="-2.1">
            <text:p>-2,1</text:p>
          </table:table-cell>
        </table:table-row>
        <table:table-row table:style-name="ro1">
          <table:table-cell office:value-type="float" office:value="44526.485879">
            <text:p>44526,485879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26.527546">
            <text:p>44526,527546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26.569212">
            <text:p>44526,569212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26.610879">
            <text:p>44526,610879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26.652546">
            <text:p>44526,652546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26.694212">
            <text:p>44526,694212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26.735879">
            <text:p>44526,735879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26.777546">
            <text:p>44526,777546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26.819212">
            <text:p>44526,819212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26.860879">
            <text:p>44526,860879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26.902546">
            <text:p>44526,90254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26.944212">
            <text:p>44526,944212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26.985879">
            <text:p>44526,985879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27.027546">
            <text:p>44527,027546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27.069212">
            <text:p>44527,069212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27.110879">
            <text:p>44527,110879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27.152546">
            <text:p>44527,152546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27.194212">
            <text:p>44527,194212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27.235879">
            <text:p>44527,235879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27.277546">
            <text:p>44527,277546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27.319212">
            <text:p>44527,319212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27.360879">
            <text:p>44527,360879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27.402546">
            <text:p>44527,402546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27.444212">
            <text:p>44527,444212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27.485879">
            <text:p>44527,485879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27.527546">
            <text:p>44527,527546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27.569212">
            <text:p>44527,569212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27.610879">
            <text:p>44527,610879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27.652546">
            <text:p>44527,652546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27.694212">
            <text:p>44527,694212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27.735879">
            <text:p>44527,735879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27.777546">
            <text:p>44527,77754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27.819212">
            <text:p>44527,819212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27.860879">
            <text:p>44527,860879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27.902546">
            <text:p>44527,902546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27.944212">
            <text:p>44527,944212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27.985879">
            <text:p>44527,985879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28.027546">
            <text:p>44528,027546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float" office:value="44528.069212">
            <text:p>44528,069212</text:p>
          </table:table-cell>
          <table:table-cell office:value-type="float" office:value="-5.8">
            <text:p>-5,8</text:p>
          </table:table-cell>
        </table:table-row>
        <table:table-row table:style-name="ro1">
          <table:table-cell office:value-type="float" office:value="44528.110879">
            <text:p>44528,110879</text:p>
          </table:table-cell>
          <table:table-cell office:value-type="float" office:value="-6.4">
            <text:p>-6,4</text:p>
          </table:table-cell>
        </table:table-row>
        <table:table-row table:style-name="ro1">
          <table:table-cell office:value-type="float" office:value="44528.152546">
            <text:p>44528,152546</text:p>
          </table:table-cell>
          <table:table-cell office:value-type="float" office:value="-5.5">
            <text:p>-5,5</text:p>
          </table:table-cell>
        </table:table-row>
        <table:table-row table:style-name="ro1">
          <table:table-cell office:value-type="float" office:value="44528.194212">
            <text:p>44528,194212</text:p>
          </table:table-cell>
          <table:table-cell office:value-type="float" office:value="-6.1">
            <text:p>-6,1</text:p>
          </table:table-cell>
        </table:table-row>
        <table:table-row table:style-name="ro1">
          <table:table-cell office:value-type="float" office:value="44528.235879">
            <text:p>44528,235879</text:p>
          </table:table-cell>
          <table:table-cell office:value-type="float" office:value="-6.3">
            <text:p>-6,3</text:p>
          </table:table-cell>
        </table:table-row>
        <table:table-row table:style-name="ro1">
          <table:table-cell office:value-type="float" office:value="44528.277546">
            <text:p>44528,277546</text:p>
          </table:table-cell>
          <table:table-cell office:value-type="float" office:value="-6.6">
            <text:p>-6,6</text:p>
          </table:table-cell>
        </table:table-row>
        <table:table-row table:style-name="ro1">
          <table:table-cell office:value-type="float" office:value="44528.319212">
            <text:p>44528,319212</text:p>
          </table:table-cell>
          <table:table-cell office:value-type="float" office:value="-6.3">
            <text:p>-6,3</text:p>
          </table:table-cell>
        </table:table-row>
        <table:table-row table:style-name="ro1">
          <table:table-cell office:value-type="float" office:value="44528.360879">
            <text:p>44528,360879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float" office:value="44528.402546">
            <text:p>44528,402546</text:p>
          </table:table-cell>
          <table:table-cell office:value-type="float" office:value="-6.3">
            <text:p>-6,3</text:p>
          </table:table-cell>
        </table:table-row>
        <table:table-row table:style-name="ro1">
          <table:table-cell office:value-type="float" office:value="44528.444212">
            <text:p>44528,444212</text:p>
          </table:table-cell>
          <table:table-cell office:value-type="float" office:value="-6.7">
            <text:p>-6,7</text:p>
          </table:table-cell>
        </table:table-row>
        <table:table-row table:style-name="ro1">
          <table:table-cell office:value-type="float" office:value="44528.485879">
            <text:p>44528,485879</text:p>
          </table:table-cell>
          <table:table-cell office:value-type="float" office:value="-6.6">
            <text:p>-6,6</text:p>
          </table:table-cell>
        </table:table-row>
        <table:table-row table:style-name="ro1">
          <table:table-cell office:value-type="float" office:value="44528.527546">
            <text:p>44528,527546</text:p>
          </table:table-cell>
          <table:table-cell office:value-type="float" office:value="-6.9">
            <text:p>-6,9</text:p>
          </table:table-cell>
        </table:table-row>
        <table:table-row table:style-name="ro1">
          <table:table-cell office:value-type="float" office:value="44528.569212">
            <text:p>44528,569212</text:p>
          </table:table-cell>
          <table:table-cell office:value-type="float" office:value="-7.1">
            <text:p>-7,1</text:p>
          </table:table-cell>
        </table:table-row>
        <table:table-row table:style-name="ro1">
          <table:table-cell office:value-type="float" office:value="44528.610879">
            <text:p>44528,610879</text:p>
          </table:table-cell>
          <table:table-cell office:value-type="float" office:value="-7.2">
            <text:p>-7,2</text:p>
          </table:table-cell>
        </table:table-row>
        <table:table-row table:style-name="ro1">
          <table:table-cell office:value-type="float" office:value="44528.652546">
            <text:p>44528,652546</text:p>
          </table:table-cell>
          <table:table-cell office:value-type="float" office:value="-7.3">
            <text:p>-7,3</text:p>
          </table:table-cell>
        </table:table-row>
        <table:table-row table:style-name="ro1">
          <table:table-cell office:value-type="float" office:value="44528.694212">
            <text:p>44528,694212</text:p>
          </table:table-cell>
          <table:table-cell office:value-type="float" office:value="-7.4">
            <text:p>-7,4</text:p>
          </table:table-cell>
        </table:table-row>
        <table:table-row table:style-name="ro1">
          <table:table-cell office:value-type="float" office:value="44528.735879">
            <text:p>44528,735879</text:p>
          </table:table-cell>
          <table:table-cell office:value-type="float" office:value="-7.4">
            <text:p>-7,4</text:p>
          </table:table-cell>
        </table:table-row>
        <table:table-row table:style-name="ro1">
          <table:table-cell office:value-type="float" office:value="44528.777546">
            <text:p>44528,777546</text:p>
          </table:table-cell>
          <table:table-cell office:value-type="float" office:value="-7.3">
            <text:p>-7,3</text:p>
          </table:table-cell>
        </table:table-row>
        <table:table-row table:style-name="ro1">
          <table:table-cell office:value-type="float" office:value="44528.819212">
            <text:p>44528,819212</text:p>
          </table:table-cell>
          <table:table-cell office:value-type="float" office:value="-7.2">
            <text:p>-7,2</text:p>
          </table:table-cell>
        </table:table-row>
        <table:table-row table:style-name="ro1">
          <table:table-cell office:value-type="float" office:value="44528.860879">
            <text:p>44528,860879</text:p>
          </table:table-cell>
          <table:table-cell office:value-type="float" office:value="-7.5">
            <text:p>-7,5</text:p>
          </table:table-cell>
        </table:table-row>
        <table:table-row table:style-name="ro1">
          <table:table-cell office:value-type="float" office:value="44528.902546">
            <text:p>44528,902546</text:p>
          </table:table-cell>
          <table:table-cell office:value-type="float" office:value="-7.6">
            <text:p>-7,6</text:p>
          </table:table-cell>
        </table:table-row>
        <table:table-row table:style-name="ro1">
          <table:table-cell office:value-type="float" office:value="44528.944212">
            <text:p>44528,944212</text:p>
          </table:table-cell>
          <table:table-cell office:value-type="float" office:value="-7.8">
            <text:p>-7,8</text:p>
          </table:table-cell>
        </table:table-row>
        <table:table-row table:style-name="ro1">
          <table:table-cell office:value-type="float" office:value="44528.985879">
            <text:p>44528,985879</text:p>
          </table:table-cell>
          <table:table-cell office:value-type="float" office:value="-7.9">
            <text:p>-7,9</text:p>
          </table:table-cell>
        </table:table-row>
        <table:table-row table:style-name="ro1">
          <table:table-cell office:value-type="float" office:value="44529.027546">
            <text:p>44529,027546</text:p>
          </table:table-cell>
          <table:table-cell office:value-type="float" office:value="-7.9">
            <text:p>-7,9</text:p>
          </table:table-cell>
        </table:table-row>
        <table:table-row table:style-name="ro1">
          <table:table-cell office:value-type="float" office:value="44529.069212">
            <text:p>44529,069212</text:p>
          </table:table-cell>
          <table:table-cell office:value-type="float" office:value="-8.3">
            <text:p>-8,3</text:p>
          </table:table-cell>
        </table:table-row>
        <table:table-row table:style-name="ro1">
          <table:table-cell office:value-type="float" office:value="44529.110879">
            <text:p>44529,110879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float" office:value="44529.152546">
            <text:p>44529,152546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float" office:value="44529.194212">
            <text:p>44529,194212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float" office:value="44529.235879">
            <text:p>44529,235879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float" office:value="44529.277546">
            <text:p>44529,277546</text:p>
          </table:table-cell>
          <table:table-cell office:value-type="float" office:value="-7.9">
            <text:p>-7,9</text:p>
          </table:table-cell>
        </table:table-row>
        <table:table-row table:style-name="ro1">
          <table:table-cell office:value-type="float" office:value="44529.319212">
            <text:p>44529,319212</text:p>
          </table:table-cell>
          <table:table-cell office:value-type="float" office:value="-7.8">
            <text:p>-7,8</text:p>
          </table:table-cell>
        </table:table-row>
        <table:table-row table:style-name="ro1">
          <table:table-cell office:value-type="float" office:value="44529.360879">
            <text:p>44529,360879</text:p>
          </table:table-cell>
          <table:table-cell office:value-type="float" office:value="-7.9">
            <text:p>-7,9</text:p>
          </table:table-cell>
        </table:table-row>
        <table:table-row table:style-name="ro1">
          <table:table-cell office:value-type="float" office:value="44529.402546">
            <text:p>44529,402546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float" office:value="44529.444212">
            <text:p>44529,444212</text:p>
          </table:table-cell>
          <table:table-cell office:value-type="float" office:value="-8.1">
            <text:p>-8,1</text:p>
          </table:table-cell>
        </table:table-row>
        <table:table-row table:style-name="ro1">
          <table:table-cell office:value-type="float" office:value="44529.485879">
            <text:p>44529,485879</text:p>
          </table:table-cell>
          <table:table-cell office:value-type="float" office:value="-7.5">
            <text:p>-7,5</text:p>
          </table:table-cell>
        </table:table-row>
        <table:table-row table:style-name="ro1">
          <table:table-cell office:value-type="float" office:value="44529.527546">
            <text:p>44529,527546</text:p>
          </table:table-cell>
          <table:table-cell office:value-type="float" office:value="-7.8">
            <text:p>-7,8</text:p>
          </table:table-cell>
        </table:table-row>
        <table:table-row table:style-name="ro1">
          <table:table-cell office:value-type="float" office:value="44529.569212">
            <text:p>44529,569212</text:p>
          </table:table-cell>
          <table:table-cell office:value-type="float" office:value="-8.1">
            <text:p>-8,1</text:p>
          </table:table-cell>
        </table:table-row>
        <table:table-row table:style-name="ro1">
          <table:table-cell office:value-type="float" office:value="44529.610879">
            <text:p>44529,610879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float" office:value="44529.652546">
            <text:p>44529,652546</text:p>
          </table:table-cell>
          <table:table-cell office:value-type="float" office:value="-7.6">
            <text:p>-7,6</text:p>
          </table:table-cell>
        </table:table-row>
        <table:table-row table:style-name="ro1">
          <table:table-cell office:value-type="float" office:value="44529.694212">
            <text:p>44529,694212</text:p>
          </table:table-cell>
          <table:table-cell office:value-type="float" office:value="-8.2">
            <text:p>-8,2</text:p>
          </table:table-cell>
        </table:table-row>
        <table:table-row table:style-name="ro1">
          <table:table-cell office:value-type="float" office:value="44529.735879">
            <text:p>44529,735879</text:p>
          </table:table-cell>
          <table:table-cell office:value-type="float" office:value="-8.6">
            <text:p>-8,6</text:p>
          </table:table-cell>
        </table:table-row>
        <table:table-row table:style-name="ro1">
          <table:table-cell office:value-type="float" office:value="44529.777546">
            <text:p>44529,777546</text:p>
          </table:table-cell>
          <table:table-cell office:value-type="float" office:value="-8.6">
            <text:p>-8,6</text:p>
          </table:table-cell>
        </table:table-row>
        <table:table-row table:style-name="ro1">
          <table:table-cell office:value-type="float" office:value="44529.819212">
            <text:p>44529,819212</text:p>
          </table:table-cell>
          <table:table-cell office:value-type="float" office:value="-8.9">
            <text:p>-8,9</text:p>
          </table:table-cell>
        </table:table-row>
        <table:table-row table:style-name="ro1">
          <table:table-cell office:value-type="float" office:value="44529.860879">
            <text:p>44529,860879</text:p>
          </table:table-cell>
          <table:table-cell office:value-type="float" office:value="-9.1">
            <text:p>-9,1</text:p>
          </table:table-cell>
        </table:table-row>
        <table:table-row table:style-name="ro1">
          <table:table-cell office:value-type="float" office:value="44529.902546">
            <text:p>44529,902546</text:p>
          </table:table-cell>
          <table:table-cell office:value-type="float" office:value="-9.3">
            <text:p>-9,3</text:p>
          </table:table-cell>
        </table:table-row>
        <table:table-row table:style-name="ro1">
          <table:table-cell office:value-type="float" office:value="44529.944212">
            <text:p>44529,944212</text:p>
          </table:table-cell>
          <table:table-cell office:value-type="float" office:value="-9.5">
            <text:p>-9,5</text:p>
          </table:table-cell>
        </table:table-row>
        <table:table-row table:style-name="ro1">
          <table:table-cell office:value-type="float" office:value="44529.985879">
            <text:p>44529,985879</text:p>
          </table:table-cell>
          <table:table-cell office:value-type="float" office:value="-9.8">
            <text:p>-9,8</text:p>
          </table:table-cell>
        </table:table-row>
        <table:table-row table:style-name="ro1">
          <table:table-cell office:value-type="float" office:value="44530.027546">
            <text:p>44530,027546</text:p>
          </table:table-cell>
          <table:table-cell office:value-type="float" office:value="-9.2">
            <text:p>-9,2</text:p>
          </table:table-cell>
        </table:table-row>
        <table:table-row table:style-name="ro1">
          <table:table-cell office:value-type="float" office:value="44530.069212">
            <text:p>44530,069212</text:p>
          </table:table-cell>
          <table:table-cell office:value-type="float" office:value="-7.6">
            <text:p>-7,6</text:p>
          </table:table-cell>
        </table:table-row>
        <table:table-row table:style-name="ro1">
          <table:table-cell office:value-type="float" office:value="44530.110879">
            <text:p>44530,110879</text:p>
          </table:table-cell>
          <table:table-cell office:value-type="float" office:value="-7.8">
            <text:p>-7,8</text:p>
          </table:table-cell>
        </table:table-row>
        <table:table-row table:style-name="ro1">
          <table:table-cell office:value-type="float" office:value="44530.152546">
            <text:p>44530,152546</text:p>
          </table:table-cell>
          <table:table-cell office:value-type="float" office:value="-8.3">
            <text:p>-8,3</text:p>
          </table:table-cell>
        </table:table-row>
        <table:table-row table:style-name="ro1">
          <table:table-cell office:value-type="float" office:value="44530.194212">
            <text:p>44530,194212</text:p>
          </table:table-cell>
          <table:table-cell office:value-type="float" office:value="-9.2">
            <text:p>-9,2</text:p>
          </table:table-cell>
        </table:table-row>
        <table:table-row table:style-name="ro1">
          <table:table-cell office:value-type="float" office:value="44530.235879">
            <text:p>44530,235879</text:p>
          </table:table-cell>
          <table:table-cell office:value-type="float" office:value="-9.2">
            <text:p>-9,2</text:p>
          </table:table-cell>
        </table:table-row>
        <table:table-row table:style-name="ro1">
          <table:table-cell office:value-type="float" office:value="44530.277546">
            <text:p>44530,277546</text:p>
          </table:table-cell>
          <table:table-cell office:value-type="float" office:value="-8.6">
            <text:p>-8,6</text:p>
          </table:table-cell>
        </table:table-row>
        <table:table-row table:style-name="ro1">
          <table:table-cell office:value-type="float" office:value="44530.319212">
            <text:p>44530,319212</text:p>
          </table:table-cell>
          <table:table-cell office:value-type="float" office:value="-8.4">
            <text:p>-8,4</text:p>
          </table:table-cell>
        </table:table-row>
        <table:table-row table:style-name="ro1">
          <table:table-cell office:value-type="float" office:value="44530.360879">
            <text:p>44530,360879</text:p>
          </table:table-cell>
          <table:table-cell office:value-type="float" office:value="-7.7">
            <text:p>-7,7</text:p>
          </table:table-cell>
        </table:table-row>
        <table:table-row table:style-name="ro1">
          <table:table-cell office:value-type="float" office:value="44530.402546">
            <text:p>44530,402546</text:p>
          </table:table-cell>
          <table:table-cell office:value-type="float" office:value="-7.8">
            <text:p>-7,8</text:p>
          </table:table-cell>
        </table:table-row>
        <table:table-row table:style-name="ro1">
          <table:table-cell office:value-type="float" office:value="44530.444212">
            <text:p>44530,444212</text:p>
          </table:table-cell>
          <table:table-cell office:value-type="float" office:value="-7.9">
            <text:p>-7,9</text:p>
          </table:table-cell>
        </table:table-row>
        <table:table-row table:style-name="ro1">
          <table:table-cell office:value-type="float" office:value="44530.485879">
            <text:p>44530,485879</text:p>
          </table:table-cell>
          <table:table-cell office:value-type="float" office:value="-7.1">
            <text:p>-7,1</text:p>
          </table:table-cell>
        </table:table-row>
        <table:table-row table:style-name="ro1">
          <table:table-cell office:value-type="float" office:value="44530.527546">
            <text:p>44530,527546</text:p>
          </table:table-cell>
          <table:table-cell office:value-type="float" office:value="-6.4">
            <text:p>-6,4</text:p>
          </table:table-cell>
        </table:table-row>
        <table:table-row table:style-name="ro1">
          <table:table-cell office:value-type="float" office:value="44530.569212">
            <text:p>44530,569212</text:p>
          </table:table-cell>
          <table:table-cell office:value-type="float" office:value="-6.2">
            <text:p>-6,2</text:p>
          </table:table-cell>
        </table:table-row>
        <table:table-row table:style-name="ro1">
          <table:table-cell office:value-type="float" office:value="44530.610879">
            <text:p>44530,610879</text:p>
          </table:table-cell>
          <table:table-cell office:value-type="float" office:value="-6.2">
            <text:p>-6,2</text:p>
          </table:table-cell>
        </table:table-row>
        <table:table-row table:style-name="ro1">
          <table:table-cell office:value-type="float" office:value="44530.652546">
            <text:p>44530,652546</text:p>
          </table:table-cell>
          <table:table-cell office:value-type="float" office:value="-5.8">
            <text:p>-5,8</text:p>
          </table:table-cell>
        </table:table-row>
        <table:table-row table:style-name="ro1">
          <table:table-cell office:value-type="float" office:value="44530.694212">
            <text:p>44530,694212</text:p>
          </table:table-cell>
          <table:table-cell office:value-type="float" office:value="-5.8">
            <text:p>-5,8</text:p>
          </table:table-cell>
        </table:table-row>
        <table:table-row table:style-name="ro1">
          <table:table-cell office:value-type="float" office:value="44530.735879">
            <text:p>44530,735879</text:p>
          </table:table-cell>
          <table:table-cell office:value-type="float" office:value="-5.8">
            <text:p>-5,8</text:p>
          </table:table-cell>
        </table:table-row>
        <table:table-row table:style-name="ro1">
          <table:table-cell office:value-type="float" office:value="44530.777546">
            <text:p>44530,777546</text:p>
          </table:table-cell>
          <table:table-cell office:value-type="float" office:value="-5.7">
            <text:p>-5,7</text:p>
          </table:table-cell>
        </table:table-row>
        <table:table-row table:style-name="ro1">
          <table:table-cell office:value-type="float" office:value="44530.819212">
            <text:p>44530,819212</text:p>
          </table:table-cell>
          <table:table-cell office:value-type="float" office:value="-5.6">
            <text:p>-5,6</text:p>
          </table:table-cell>
        </table:table-row>
        <table:table-row table:style-name="ro1">
          <table:table-cell office:value-type="float" office:value="44530.860879">
            <text:p>44530,860879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30.902546">
            <text:p>44530,902546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4530.944212">
            <text:p>44530,944212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30.985879">
            <text:p>44530,985879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31.027546">
            <text:p>44531,027546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31.069212">
            <text:p>44531,069212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31.110879">
            <text:p>44531,110879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31.152546">
            <text:p>44531,152546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31.194212">
            <text:p>44531,194212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31.235879">
            <text:p>44531,235879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31.277546">
            <text:p>44531,277546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31.319212">
            <text:p>44531,319212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31.360879">
            <text:p>44531,360879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31.402546">
            <text:p>44531,402546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31.444212">
            <text:p>44531,444212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31.485879">
            <text:p>44531,485879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31.527546">
            <text:p>44531,527546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31.569212">
            <text:p>44531,569212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31.610879">
            <text:p>44531,610879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31.652546">
            <text:p>44531,652546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31.694212">
            <text:p>44531,694212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31.735879">
            <text:p>44531,735879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31.777546">
            <text:p>44531,777546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31.819212">
            <text:p>44531,819212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31.860879">
            <text:p>44531,860879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31.902546">
            <text:p>44531,902546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31.944212">
            <text:p>44531,944212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31.985879">
            <text:p>44531,985879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32.027546">
            <text:p>44532,027546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32.069212">
            <text:p>44532,069212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32.110879">
            <text:p>44532,110879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32.152546">
            <text:p>44532,152546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32.194212">
            <text:p>44532,194212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32.235879">
            <text:p>44532,235879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32.277546">
            <text:p>44532,277546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32.319212">
            <text:p>44532,319212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32.360879">
            <text:p>44532,360879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32.402546">
            <text:p>44532,402546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32.444212">
            <text:p>44532,444212</text:p>
          </table:table-cell>
          <table:table-cell office:value-type="float" office:value="-5.5">
            <text:p>-5,5</text:p>
          </table:table-cell>
        </table:table-row>
        <table:table-row table:style-name="ro1">
          <table:table-cell office:value-type="float" office:value="44532.485879">
            <text:p>44532,485879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32.527546">
            <text:p>44532,527546</text:p>
          </table:table-cell>
          <table:table-cell office:value-type="float" office:value="-5.6">
            <text:p>-5,6</text:p>
          </table:table-cell>
        </table:table-row>
        <table:table-row table:style-name="ro1">
          <table:table-cell office:value-type="float" office:value="44532.569212">
            <text:p>44532,569212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32.610879">
            <text:p>44532,610879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32.652546">
            <text:p>44532,652546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32.694212">
            <text:p>44532,694212</text:p>
          </table:table-cell>
          <table:table-cell office:value-type="float" office:value="-5.6">
            <text:p>-5,6</text:p>
          </table:table-cell>
        </table:table-row>
        <table:table-row table:style-name="ro1">
          <table:table-cell office:value-type="float" office:value="44532.735879">
            <text:p>44532,735879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32.777546">
            <text:p>44532,777546</text:p>
          </table:table-cell>
          <table:table-cell office:value-type="float" office:value="-5.9">
            <text:p>-5,9</text:p>
          </table:table-cell>
        </table:table-row>
        <table:table-row table:style-name="ro1">
          <table:table-cell office:value-type="float" office:value="44532.819212">
            <text:p>44532,819212</text:p>
          </table:table-cell>
          <table:table-cell office:value-type="float" office:value="-7.1">
            <text:p>-7,1</text:p>
          </table:table-cell>
        </table:table-row>
        <table:table-row table:style-name="ro1">
          <table:table-cell office:value-type="float" office:value="44532.860879">
            <text:p>44532,860879</text:p>
          </table:table-cell>
          <table:table-cell office:value-type="float" office:value="-7.6">
            <text:p>-7,6</text:p>
          </table:table-cell>
        </table:table-row>
        <table:table-row table:style-name="ro1">
          <table:table-cell office:value-type="float" office:value="44532.902546">
            <text:p>44532,902546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float" office:value="44532.944212">
            <text:p>44532,944212</text:p>
          </table:table-cell>
          <table:table-cell office:value-type="float" office:value="-8.4">
            <text:p>-8,4</text:p>
          </table:table-cell>
        </table:table-row>
        <table:table-row table:style-name="ro1">
          <table:table-cell office:value-type="float" office:value="44532.985879">
            <text:p>44532,985879</text:p>
          </table:table-cell>
          <table:table-cell office:value-type="float" office:value="-8.2">
            <text:p>-8,2</text:p>
          </table:table-cell>
        </table:table-row>
        <table:table-row table:style-name="ro1">
          <table:table-cell office:value-type="float" office:value="44533.027546">
            <text:p>44533,027546</text:p>
          </table:table-cell>
          <table:table-cell office:value-type="float" office:value="-7.8">
            <text:p>-7,8</text:p>
          </table:table-cell>
        </table:table-row>
        <table:table-row table:style-name="ro1">
          <table:table-cell office:value-type="float" office:value="44533.069212">
            <text:p>44533,069212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float" office:value="44533.110879">
            <text:p>44533,110879</text:p>
          </table:table-cell>
          <table:table-cell office:value-type="float" office:value="-6.8">
            <text:p>-6,8</text:p>
          </table:table-cell>
        </table:table-row>
        <table:table-row table:style-name="ro1">
          <table:table-cell office:value-type="float" office:value="44533.152546">
            <text:p>44533,152546</text:p>
          </table:table-cell>
          <table:table-cell office:value-type="float" office:value="-6.8">
            <text:p>-6,8</text:p>
          </table:table-cell>
        </table:table-row>
        <table:table-row table:style-name="ro1">
          <table:table-cell office:value-type="float" office:value="44533.194212">
            <text:p>44533,194212</text:p>
          </table:table-cell>
          <table:table-cell office:value-type="float" office:value="-6.7">
            <text:p>-6,7</text:p>
          </table:table-cell>
        </table:table-row>
        <table:table-row table:style-name="ro1">
          <table:table-cell office:value-type="float" office:value="44533.235879">
            <text:p>44533,235879</text:p>
          </table:table-cell>
          <table:table-cell office:value-type="float" office:value="-6.5">
            <text:p>-6,5</text:p>
          </table:table-cell>
        </table:table-row>
        <table:table-row table:style-name="ro1">
          <table:table-cell office:value-type="float" office:value="44533.277546">
            <text:p>44533,277546</text:p>
          </table:table-cell>
          <table:table-cell office:value-type="float" office:value="-7.1">
            <text:p>-7,1</text:p>
          </table:table-cell>
        </table:table-row>
        <table:table-row table:style-name="ro1">
          <table:table-cell office:value-type="float" office:value="44533.319212">
            <text:p>44533,319212</text:p>
          </table:table-cell>
          <table:table-cell office:value-type="float" office:value="-6.6">
            <text:p>-6,6</text:p>
          </table:table-cell>
        </table:table-row>
        <table:table-row table:style-name="ro1">
          <table:table-cell office:value-type="float" office:value="44533.360879">
            <text:p>44533,360879</text:p>
          </table:table-cell>
          <table:table-cell office:value-type="float" office:value="-6.3">
            <text:p>-6,3</text:p>
          </table:table-cell>
        </table:table-row>
        <table:table-row table:style-name="ro1">
          <table:table-cell office:value-type="float" office:value="44533.402546">
            <text:p>44533,402546</text:p>
          </table:table-cell>
          <table:table-cell office:value-type="float" office:value="-6.2">
            <text:p>-6,2</text:p>
          </table:table-cell>
        </table:table-row>
        <table:table-row table:style-name="ro1">
          <table:table-cell office:value-type="float" office:value="44533.444212">
            <text:p>44533,444212</text:p>
          </table:table-cell>
          <table:table-cell office:value-type="float" office:value="-6.1">
            <text:p>-6,1</text:p>
          </table:table-cell>
        </table:table-row>
        <table:table-row table:style-name="ro1">
          <table:table-cell office:value-type="float" office:value="44533.485879">
            <text:p>44533,485879</text:p>
          </table:table-cell>
          <table:table-cell office:value-type="float" office:value="-5.7">
            <text:p>-5,7</text:p>
          </table:table-cell>
        </table:table-row>
        <table:table-row table:style-name="ro1">
          <table:table-cell office:value-type="float" office:value="44533.527546">
            <text:p>44533,527546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33.569212">
            <text:p>44533,569212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33.610879">
            <text:p>44533,610879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4533.652546">
            <text:p>44533,652546</text:p>
          </table:table-cell>
          <table:table-cell office:value-type="float" office:value="-5.2">
            <text:p>-5,2</text:p>
          </table:table-cell>
        </table:table-row>
        <table:table-row table:style-name="ro1">
          <table:table-cell office:value-type="float" office:value="44533.694212">
            <text:p>44533,694212</text:p>
          </table:table-cell>
          <table:table-cell office:value-type="float" office:value="-5.2">
            <text:p>-5,2</text:p>
          </table:table-cell>
        </table:table-row>
        <table:table-row table:style-name="ro1">
          <table:table-cell office:value-type="float" office:value="44533.735879">
            <text:p>44533,735879</text:p>
          </table:table-cell>
          <table:table-cell office:value-type="float" office:value="-6.4">
            <text:p>-6,4</text:p>
          </table:table-cell>
        </table:table-row>
        <table:table-row table:style-name="ro1">
          <table:table-cell office:value-type="float" office:value="44533.777546">
            <text:p>44533,777546</text:p>
          </table:table-cell>
          <table:table-cell office:value-type="float" office:value="-6.1">
            <text:p>-6,1</text:p>
          </table:table-cell>
        </table:table-row>
        <table:table-row table:style-name="ro1">
          <table:table-cell office:value-type="float" office:value="44533.819212">
            <text:p>44533,819212</text:p>
          </table:table-cell>
          <table:table-cell office:value-type="float" office:value="-5.9">
            <text:p>-5,9</text:p>
          </table:table-cell>
        </table:table-row>
        <table:table-row table:style-name="ro1">
          <table:table-cell office:value-type="float" office:value="44533.860879">
            <text:p>44533,860879</text:p>
          </table:table-cell>
          <table:table-cell office:value-type="float" office:value="-5.6">
            <text:p>-5,6</text:p>
          </table:table-cell>
        </table:table-row>
        <table:table-row table:style-name="ro1">
          <table:table-cell office:value-type="float" office:value="44533.902546">
            <text:p>44533,902546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33.944212">
            <text:p>44533,944212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33.985879">
            <text:p>44533,985879</text:p>
          </table:table-cell>
          <table:table-cell office:value-type="float" office:value="-5.2">
            <text:p>-5,2</text:p>
          </table:table-cell>
        </table:table-row>
        <table:table-row table:style-name="ro1">
          <table:table-cell office:value-type="float" office:value="44534.027546">
            <text:p>44534,027546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34.069212">
            <text:p>44534,069212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34.110879">
            <text:p>44534,110879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34.152546">
            <text:p>44534,152546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34.194212">
            <text:p>44534,194212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34.235879">
            <text:p>44534,235879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34.277546">
            <text:p>44534,277546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34.319212">
            <text:p>44534,319212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34.360879">
            <text:p>44534,360879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34.402546">
            <text:p>44534,402546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34.444212">
            <text:p>44534,444212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34.485879">
            <text:p>44534,485879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34.527546">
            <text:p>44534,527546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34.569212">
            <text:p>44534,569212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34.610879">
            <text:p>44534,610879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34.652546">
            <text:p>44534,652546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34.694212">
            <text:p>44534,694212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34.735879">
            <text:p>44534,735879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34.777546">
            <text:p>44534,777546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34.819212">
            <text:p>44534,819212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34.860879">
            <text:p>44534,860879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34.902546">
            <text:p>44534,902546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34.944212">
            <text:p>44534,944212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4534.985879">
            <text:p>44534,985879</text:p>
          </table:table-cell>
          <table:table-cell office:value-type="float" office:value="-5.7">
            <text:p>-5,7</text:p>
          </table:table-cell>
        </table:table-row>
        <table:table-row table:style-name="ro1">
          <table:table-cell office:value-type="float" office:value="44535.027546">
            <text:p>44535,027546</text:p>
          </table:table-cell>
          <table:table-cell office:value-type="float" office:value="-6.1">
            <text:p>-6,1</text:p>
          </table:table-cell>
        </table:table-row>
        <table:table-row table:style-name="ro1">
          <table:table-cell office:value-type="float" office:value="44535.069212">
            <text:p>44535,069212</text:p>
          </table:table-cell>
          <table:table-cell office:value-type="float" office:value="-6.5">
            <text:p>-6,5</text:p>
          </table:table-cell>
        </table:table-row>
        <table:table-row table:style-name="ro1">
          <table:table-cell office:value-type="float" office:value="44535.110879">
            <text:p>44535,110879</text:p>
          </table:table-cell>
          <table:table-cell office:value-type="float" office:value="-6.8">
            <text:p>-6,8</text:p>
          </table:table-cell>
        </table:table-row>
        <table:table-row table:style-name="ro1">
          <table:table-cell office:value-type="float" office:value="44535.152546">
            <text:p>44535,152546</text:p>
          </table:table-cell>
          <table:table-cell office:value-type="float" office:value="-7.1">
            <text:p>-7,1</text:p>
          </table:table-cell>
        </table:table-row>
        <table:table-row table:style-name="ro1">
          <table:table-cell office:value-type="float" office:value="44535.194212">
            <text:p>44535,194212</text:p>
          </table:table-cell>
          <table:table-cell office:value-type="float" office:value="-7.5">
            <text:p>-7,5</text:p>
          </table:table-cell>
        </table:table-row>
        <table:table-row table:style-name="ro1">
          <table:table-cell office:value-type="float" office:value="44535.235879">
            <text:p>44535,235879</text:p>
          </table:table-cell>
          <table:table-cell office:value-type="float" office:value="-7.7">
            <text:p>-7,7</text:p>
          </table:table-cell>
        </table:table-row>
        <table:table-row table:style-name="ro1">
          <table:table-cell office:value-type="float" office:value="44535.277546">
            <text:p>44535,277546</text:p>
          </table:table-cell>
          <table:table-cell office:value-type="float" office:value="-7.8">
            <text:p>-7,8</text:p>
          </table:table-cell>
        </table:table-row>
        <table:table-row table:style-name="ro1">
          <table:table-cell office:value-type="float" office:value="44535.319212">
            <text:p>44535,319212</text:p>
          </table:table-cell>
          <table:table-cell office:value-type="float" office:value="-8.1">
            <text:p>-8,1</text:p>
          </table:table-cell>
        </table:table-row>
        <table:table-row table:style-name="ro1">
          <table:table-cell office:value-type="float" office:value="44535.360879">
            <text:p>44535,360879</text:p>
          </table:table-cell>
          <table:table-cell office:value-type="float" office:value="-8.5">
            <text:p>-8,5</text:p>
          </table:table-cell>
        </table:table-row>
        <table:table-row table:style-name="ro1">
          <table:table-cell office:value-type="float" office:value="44535.402546">
            <text:p>44535,402546</text:p>
          </table:table-cell>
          <table:table-cell office:value-type="float" office:value="-8.6">
            <text:p>-8,6</text:p>
          </table:table-cell>
        </table:table-row>
        <table:table-row table:style-name="ro1">
          <table:table-cell office:value-type="float" office:value="44535.444212">
            <text:p>44535,444212</text:p>
          </table:table-cell>
          <table:table-cell office:value-type="float" office:value="-8.8">
            <text:p>-8,8</text:p>
          </table:table-cell>
        </table:table-row>
        <table:table-row table:style-name="ro1">
          <table:table-cell office:value-type="float" office:value="44535.485879">
            <text:p>44535,485879</text:p>
          </table:table-cell>
          <table:table-cell office:value-type="float" office:value="-8.5">
            <text:p>-8,5</text:p>
          </table:table-cell>
        </table:table-row>
        <table:table-row table:style-name="ro1">
          <table:table-cell office:value-type="float" office:value="44535.527546">
            <text:p>44535,527546</text:p>
          </table:table-cell>
          <table:table-cell office:value-type="float" office:value="-8.5">
            <text:p>-8,5</text:p>
          </table:table-cell>
        </table:table-row>
        <table:table-row table:style-name="ro1">
          <table:table-cell office:value-type="float" office:value="44535.569212">
            <text:p>44535,569212</text:p>
          </table:table-cell>
          <table:table-cell office:value-type="float" office:value="-8.3">
            <text:p>-8,3</text:p>
          </table:table-cell>
        </table:table-row>
        <table:table-row table:style-name="ro1">
          <table:table-cell office:value-type="float" office:value="44535.610879">
            <text:p>44535,610879</text:p>
          </table:table-cell>
          <table:table-cell office:value-type="float" office:value="-8.2">
            <text:p>-8,2</text:p>
          </table:table-cell>
        </table:table-row>
        <table:table-row table:style-name="ro1">
          <table:table-cell office:value-type="float" office:value="44535.652546">
            <text:p>44535,652546</text:p>
          </table:table-cell>
          <table:table-cell office:value-type="float" office:value="-8.2">
            <text:p>-8,2</text:p>
          </table:table-cell>
        </table:table-row>
        <table:table-row table:style-name="ro1">
          <table:table-cell office:value-type="float" office:value="44535.694212">
            <text:p>44535,694212</text:p>
          </table:table-cell>
          <table:table-cell office:value-type="float" office:value="-8.3">
            <text:p>-8,3</text:p>
          </table:table-cell>
        </table:table-row>
        <table:table-row table:style-name="ro1">
          <table:table-cell office:value-type="float" office:value="44535.735879">
            <text:p>44535,735879</text:p>
          </table:table-cell>
          <table:table-cell office:value-type="float" office:value="-8.5">
            <text:p>-8,5</text:p>
          </table:table-cell>
        </table:table-row>
        <table:table-row table:style-name="ro1">
          <table:table-cell office:value-type="float" office:value="44535.777546">
            <text:p>44535,777546</text:p>
          </table:table-cell>
          <table:table-cell office:value-type="float" office:value="-8.3">
            <text:p>-8,3</text:p>
          </table:table-cell>
        </table:table-row>
        <table:table-row table:style-name="ro1">
          <table:table-cell office:value-type="float" office:value="44535.819212">
            <text:p>44535,819212</text:p>
          </table:table-cell>
          <table:table-cell office:value-type="float" office:value="-8.5">
            <text:p>-8,5</text:p>
          </table:table-cell>
        </table:table-row>
        <table:table-row table:style-name="ro1">
          <table:table-cell office:value-type="float" office:value="44535.860879">
            <text:p>44535,860879</text:p>
          </table:table-cell>
          <table:table-cell office:value-type="float" office:value="-9.1">
            <text:p>-9,1</text:p>
          </table:table-cell>
        </table:table-row>
        <table:table-row table:style-name="ro1">
          <table:table-cell office:value-type="float" office:value="44535.902546">
            <text:p>44535,902546</text:p>
          </table:table-cell>
          <table:table-cell office:value-type="float" office:value="-9.6">
            <text:p>-9,6</text:p>
          </table:table-cell>
        </table:table-row>
        <table:table-row table:style-name="ro1">
          <table:table-cell office:value-type="float" office:value="44535.944212">
            <text:p>44535,944212</text:p>
          </table:table-cell>
          <table:table-cell office:value-type="float" office:value="-9.7">
            <text:p>-9,7</text:p>
          </table:table-cell>
        </table:table-row>
        <table:table-row table:style-name="ro1">
          <table:table-cell office:value-type="float" office:value="44535.985879">
            <text:p>44535,985879</text:p>
          </table:table-cell>
          <table:table-cell office:value-type="float" office:value="-9.6">
            <text:p>-9,6</text:p>
          </table:table-cell>
        </table:table-row>
        <table:table-row table:style-name="ro1">
          <table:table-cell office:value-type="float" office:value="44536.027546">
            <text:p>44536,027546</text:p>
          </table:table-cell>
          <table:table-cell office:value-type="float" office:value="-9.3">
            <text:p>-9,3</text:p>
          </table:table-cell>
        </table:table-row>
        <table:table-row table:style-name="ro1">
          <table:table-cell office:value-type="float" office:value="44536.069212">
            <text:p>44536,069212</text:p>
          </table:table-cell>
          <table:table-cell office:value-type="float" office:value="-9.4">
            <text:p>-9,4</text:p>
          </table:table-cell>
        </table:table-row>
        <table:table-row table:style-name="ro1">
          <table:table-cell office:value-type="float" office:value="44536.110879">
            <text:p>44536,110879</text:p>
          </table:table-cell>
          <table:table-cell office:value-type="float" office:value="-9.1">
            <text:p>-9,1</text:p>
          </table:table-cell>
        </table:table-row>
        <table:table-row table:style-name="ro1">
          <table:table-cell office:value-type="float" office:value="44536.152546">
            <text:p>44536,152546</text:p>
          </table:table-cell>
          <table:table-cell office:value-type="float" office:value="-8.8">
            <text:p>-8,8</text:p>
          </table:table-cell>
        </table:table-row>
        <table:table-row table:style-name="ro1">
          <table:table-cell office:value-type="float" office:value="44536.194212">
            <text:p>44536,194212</text:p>
          </table:table-cell>
          <table:table-cell office:value-type="float" office:value="-8.9">
            <text:p>-8,9</text:p>
          </table:table-cell>
        </table:table-row>
        <table:table-row table:style-name="ro1">
          <table:table-cell office:value-type="float" office:value="44536.235879">
            <text:p>44536,235879</text:p>
          </table:table-cell>
          <table:table-cell office:value-type="float" office:value="-8.8">
            <text:p>-8,8</text:p>
          </table:table-cell>
        </table:table-row>
        <table:table-row table:style-name="ro1">
          <table:table-cell office:value-type="float" office:value="44536.277546">
            <text:p>44536,277546</text:p>
          </table:table-cell>
          <table:table-cell office:value-type="float" office:value="-8.7">
            <text:p>-8,7</text:p>
          </table:table-cell>
        </table:table-row>
        <table:table-row table:style-name="ro1">
          <table:table-cell office:value-type="float" office:value="44536.319212">
            <text:p>44536,319212</text:p>
          </table:table-cell>
          <table:table-cell office:value-type="float" office:value="-9.1">
            <text:p>-9,1</text:p>
          </table:table-cell>
        </table:table-row>
        <table:table-row table:style-name="ro1">
          <table:table-cell office:value-type="float" office:value="44536.360879">
            <text:p>44536,360879</text:p>
          </table:table-cell>
          <table:table-cell office:value-type="float" office:value="-9.2">
            <text:p>-9,2</text:p>
          </table:table-cell>
        </table:table-row>
        <table:table-row table:style-name="ro1">
          <table:table-cell office:value-type="float" office:value="44536.402546">
            <text:p>44536,402546</text:p>
          </table:table-cell>
          <table:table-cell office:value-type="float" office:value="-10.1">
            <text:p>-10,1</text:p>
          </table:table-cell>
        </table:table-row>
        <table:table-row table:style-name="ro1">
          <table:table-cell office:value-type="float" office:value="44536.444212">
            <text:p>44536,444212</text:p>
          </table:table-cell>
          <table:table-cell office:value-type="float" office:value="-10.3">
            <text:p>-10,3</text:p>
          </table:table-cell>
        </table:table-row>
        <table:table-row table:style-name="ro1">
          <table:table-cell office:value-type="float" office:value="44536.485879">
            <text:p>44536,485879</text:p>
          </table:table-cell>
          <table:table-cell office:value-type="float" office:value="-10.4">
            <text:p>-10,4</text:p>
          </table:table-cell>
        </table:table-row>
        <table:table-row table:style-name="ro1">
          <table:table-cell office:value-type="float" office:value="44536.527546">
            <text:p>44536,527546</text:p>
          </table:table-cell>
          <table:table-cell office:value-type="float" office:value="-10.5">
            <text:p>-10,5</text:p>
          </table:table-cell>
        </table:table-row>
        <table:table-row table:style-name="ro1">
          <table:table-cell office:value-type="float" office:value="44536.569212">
            <text:p>44536,569212</text:p>
          </table:table-cell>
          <table:table-cell office:value-type="float" office:value="-10.4">
            <text:p>-10,4</text:p>
          </table:table-cell>
        </table:table-row>
        <table:table-row table:style-name="ro1">
          <table:table-cell office:value-type="float" office:value="44536.610879">
            <text:p>44536,610879</text:p>
          </table:table-cell>
          <table:table-cell office:value-type="float" office:value="-10.4">
            <text:p>-10,4</text:p>
          </table:table-cell>
        </table:table-row>
        <table:table-row table:style-name="ro1">
          <table:table-cell office:value-type="float" office:value="44536.652546">
            <text:p>44536,652546</text:p>
          </table:table-cell>
          <table:table-cell office:value-type="float" office:value="-11.2">
            <text:p>-11,2</text:p>
          </table:table-cell>
        </table:table-row>
        <table:table-row table:style-name="ro1">
          <table:table-cell office:value-type="float" office:value="44536.694212">
            <text:p>44536,694212</text:p>
          </table:table-cell>
          <table:table-cell office:value-type="float" office:value="-10.9">
            <text:p>-10,9</text:p>
          </table:table-cell>
        </table:table-row>
        <table:table-row table:style-name="ro1">
          <table:table-cell office:value-type="float" office:value="44536.735879">
            <text:p>44536,735879</text:p>
          </table:table-cell>
          <table:table-cell office:value-type="float" office:value="-10.9">
            <text:p>-10,9</text:p>
          </table:table-cell>
        </table:table-row>
        <table:table-row table:style-name="ro1">
          <table:table-cell office:value-type="float" office:value="44536.777546">
            <text:p>44536,777546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float" office:value="44536.819212">
            <text:p>44536,819212</text:p>
          </table:table-cell>
          <table:table-cell office:value-type="float" office:value="-9.7">
            <text:p>-9,7</text:p>
          </table:table-cell>
        </table:table-row>
        <table:table-row table:style-name="ro1">
          <table:table-cell office:value-type="float" office:value="44536.860879">
            <text:p>44536,860879</text:p>
          </table:table-cell>
          <table:table-cell office:value-type="float" office:value="-9.5">
            <text:p>-9,5</text:p>
          </table:table-cell>
        </table:table-row>
        <table:table-row table:style-name="ro1">
          <table:table-cell office:value-type="float" office:value="44536.902546">
            <text:p>44536,902546</text:p>
          </table:table-cell>
          <table:table-cell office:value-type="float" office:value="-9.2">
            <text:p>-9,2</text:p>
          </table:table-cell>
        </table:table-row>
        <table:table-row table:style-name="ro1">
          <table:table-cell office:value-type="float" office:value="44536.944212">
            <text:p>44536,944212</text:p>
          </table:table-cell>
          <table:table-cell office:value-type="float" office:value="-8.7">
            <text:p>-8,7</text:p>
          </table:table-cell>
        </table:table-row>
        <table:table-row table:style-name="ro1">
          <table:table-cell office:value-type="float" office:value="44536.985879">
            <text:p>44536,985879</text:p>
          </table:table-cell>
          <table:table-cell office:value-type="float" office:value="-8.2">
            <text:p>-8,2</text:p>
          </table:table-cell>
        </table:table-row>
        <table:table-row table:style-name="ro1">
          <table:table-cell office:value-type="float" office:value="44537.027546">
            <text:p>44537,027546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float" office:value="44537.069212">
            <text:p>44537,069212</text:p>
          </table:table-cell>
          <table:table-cell office:value-type="float" office:value="-7.2">
            <text:p>-7,2</text:p>
          </table:table-cell>
        </table:table-row>
        <table:table-row table:style-name="ro1">
          <table:table-cell office:value-type="float" office:value="44537.110879">
            <text:p>44537,110879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float" office:value="44537.152546">
            <text:p>44537,152546</text:p>
          </table:table-cell>
          <table:table-cell office:value-type="float" office:value="-7.1">
            <text:p>-7,1</text:p>
          </table:table-cell>
        </table:table-row>
        <table:table-row table:style-name="ro1">
          <table:table-cell office:value-type="float" office:value="44537.194212">
            <text:p>44537,194212</text:p>
          </table:table-cell>
          <table:table-cell office:value-type="float" office:value="-6.9">
            <text:p>-6,9</text:p>
          </table:table-cell>
        </table:table-row>
        <table:table-row table:style-name="ro1">
          <table:table-cell office:value-type="float" office:value="44537.235879">
            <text:p>44537,235879</text:p>
          </table:table-cell>
          <table:table-cell office:value-type="float" office:value="-7.5">
            <text:p>-7,5</text:p>
          </table:table-cell>
        </table:table-row>
        <table:table-row table:style-name="ro1">
          <table:table-cell office:value-type="float" office:value="44537.277546">
            <text:p>44537,277546</text:p>
          </table:table-cell>
          <table:table-cell office:value-type="float" office:value="-7.5">
            <text:p>-7,5</text:p>
          </table:table-cell>
        </table:table-row>
        <table:table-row table:style-name="ro1">
          <table:table-cell office:value-type="float" office:value="44537.319212">
            <text:p>44537,319212</text:p>
          </table:table-cell>
          <table:table-cell office:value-type="float" office:value="-7.7">
            <text:p>-7,7</text:p>
          </table:table-cell>
        </table:table-row>
        <table:table-row table:style-name="ro1">
          <table:table-cell office:value-type="float" office:value="44537.360879">
            <text:p>44537,360879</text:p>
          </table:table-cell>
          <table:table-cell office:value-type="float" office:value="-7.7">
            <text:p>-7,7</text:p>
          </table:table-cell>
        </table:table-row>
        <table:table-row table:style-name="ro1">
          <table:table-cell office:value-type="float" office:value="44537.402546">
            <text:p>44537,402546</text:p>
          </table:table-cell>
          <table:table-cell office:value-type="float" office:value="-8.1">
            <text:p>-8,1</text:p>
          </table:table-cell>
        </table:table-row>
        <table:table-row table:style-name="ro1">
          <table:table-cell office:value-type="float" office:value="44537.444212">
            <text:p>44537,444212</text:p>
          </table:table-cell>
          <table:table-cell office:value-type="float" office:value="-8.2">
            <text:p>-8,2</text:p>
          </table:table-cell>
        </table:table-row>
        <table:table-row table:style-name="ro1">
          <table:table-cell office:value-type="float" office:value="44537.485879">
            <text:p>44537,485879</text:p>
          </table:table-cell>
          <table:table-cell office:value-type="float" office:value="-7.5">
            <text:p>-7,5</text:p>
          </table:table-cell>
        </table:table-row>
        <table:table-row table:style-name="ro1">
          <table:table-cell office:value-type="float" office:value="44537.527546">
            <text:p>44537,527546</text:p>
          </table:table-cell>
          <table:table-cell office:value-type="float" office:value="-7.2">
            <text:p>-7,2</text:p>
          </table:table-cell>
        </table:table-row>
        <table:table-row table:style-name="ro1">
          <table:table-cell office:value-type="float" office:value="44537.569212">
            <text:p>44537,569212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float" office:value="44537.610879">
            <text:p>44537,610879</text:p>
          </table:table-cell>
          <table:table-cell office:value-type="float" office:value="-6.6">
            <text:p>-6,6</text:p>
          </table:table-cell>
        </table:table-row>
        <table:table-row table:style-name="ro1">
          <table:table-cell office:value-type="float" office:value="44537.652546">
            <text:p>44537,652546</text:p>
          </table:table-cell>
          <table:table-cell office:value-type="float" office:value="-6.5">
            <text:p>-6,5</text:p>
          </table:table-cell>
        </table:table-row>
        <table:table-row table:style-name="ro1">
          <table:table-cell office:value-type="float" office:value="44537.694212">
            <text:p>44537,694212</text:p>
          </table:table-cell>
          <table:table-cell office:value-type="float" office:value="-6.6">
            <text:p>-6,6</text:p>
          </table:table-cell>
        </table:table-row>
        <table:table-row table:style-name="ro1">
          <table:table-cell office:value-type="float" office:value="44537.735879">
            <text:p>44537,735879</text:p>
          </table:table-cell>
          <table:table-cell office:value-type="float" office:value="-6.2">
            <text:p>-6,2</text:p>
          </table:table-cell>
        </table:table-row>
        <table:table-row table:style-name="ro1">
          <table:table-cell office:value-type="float" office:value="44537.777546">
            <text:p>44537,777546</text:p>
          </table:table-cell>
          <table:table-cell office:value-type="float" office:value="-5.8">
            <text:p>-5,8</text:p>
          </table:table-cell>
        </table:table-row>
        <table:table-row table:style-name="ro1">
          <table:table-cell office:value-type="float" office:value="44537.819212">
            <text:p>44537,819212</text:p>
          </table:table-cell>
          <table:table-cell office:value-type="float" office:value="-5.8">
            <text:p>-5,8</text:p>
          </table:table-cell>
        </table:table-row>
        <table:table-row table:style-name="ro1">
          <table:table-cell office:value-type="float" office:value="44537.860879">
            <text:p>44537,860879</text:p>
          </table:table-cell>
          <table:table-cell office:value-type="float" office:value="-5.7">
            <text:p>-5,7</text:p>
          </table:table-cell>
        </table:table-row>
        <table:table-row table:style-name="ro1">
          <table:table-cell office:value-type="float" office:value="44537.902546">
            <text:p>44537,902546</text:p>
          </table:table-cell>
          <table:table-cell office:value-type="float" office:value="-5.7">
            <text:p>-5,7</text:p>
          </table:table-cell>
        </table:table-row>
        <table:table-row table:style-name="ro1">
          <table:table-cell office:value-type="float" office:value="44537.944212">
            <text:p>44537,944212</text:p>
          </table:table-cell>
          <table:table-cell office:value-type="float" office:value="-5.7">
            <text:p>-5,7</text:p>
          </table:table-cell>
        </table:table-row>
        <table:table-row table:style-name="ro1">
          <table:table-cell office:value-type="float" office:value="44537.985879">
            <text:p>44537,985879</text:p>
          </table:table-cell>
          <table:table-cell office:value-type="float" office:value="-5.6">
            <text:p>-5,6</text:p>
          </table:table-cell>
        </table:table-row>
        <table:table-row table:style-name="ro1">
          <table:table-cell office:value-type="float" office:value="44538.027546">
            <text:p>44538,027546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38.069212">
            <text:p>44538,069212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38.110879">
            <text:p>44538,110879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38.152546">
            <text:p>44538,152546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38.194212">
            <text:p>44538,194212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38.235879">
            <text:p>44538,235879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38.277546">
            <text:p>44538,277546</text:p>
          </table:table-cell>
          <table:table-cell office:value-type="float" office:value="-5.2">
            <text:p>-5,2</text:p>
          </table:table-cell>
        </table:table-row>
        <table:table-row table:style-name="ro1">
          <table:table-cell office:value-type="float" office:value="44538.319212">
            <text:p>44538,319212</text:p>
          </table:table-cell>
          <table:table-cell office:value-type="float" office:value="-5.2">
            <text:p>-5,2</text:p>
          </table:table-cell>
        </table:table-row>
        <table:table-row table:style-name="ro1">
          <table:table-cell office:value-type="float" office:value="44538.360879">
            <text:p>44538,360879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38.402546">
            <text:p>44538,402546</text:p>
          </table:table-cell>
          <table:table-cell office:value-type="float" office:value="-5.8">
            <text:p>-5,8</text:p>
          </table:table-cell>
        </table:table-row>
        <table:table-row table:style-name="ro1">
          <table:table-cell office:value-type="float" office:value="44538.444212">
            <text:p>44538,444212</text:p>
          </table:table-cell>
          <table:table-cell office:value-type="float" office:value="-6.4">
            <text:p>-6,4</text:p>
          </table:table-cell>
        </table:table-row>
        <table:table-row table:style-name="ro1">
          <table:table-cell office:value-type="float" office:value="44538.485879">
            <text:p>44538,485879</text:p>
          </table:table-cell>
          <table:table-cell office:value-type="float" office:value="-6.3">
            <text:p>-6,3</text:p>
          </table:table-cell>
        </table:table-row>
        <table:table-row table:style-name="ro1">
          <table:table-cell office:value-type="float" office:value="44538.527546">
            <text:p>44538,527546</text:p>
          </table:table-cell>
          <table:table-cell office:value-type="float" office:value="-6.3">
            <text:p>-6,3</text:p>
          </table:table-cell>
        </table:table-row>
        <table:table-row table:style-name="ro1">
          <table:table-cell office:value-type="float" office:value="44538.569212">
            <text:p>44538,569212</text:p>
          </table:table-cell>
          <table:table-cell office:value-type="float" office:value="-6.4">
            <text:p>-6,4</text:p>
          </table:table-cell>
        </table:table-row>
        <table:table-row table:style-name="ro1">
          <table:table-cell office:value-type="float" office:value="44538.610879">
            <text:p>44538,610879</text:p>
          </table:table-cell>
          <table:table-cell office:value-type="float" office:value="-6.6">
            <text:p>-6,6</text:p>
          </table:table-cell>
        </table:table-row>
        <table:table-row table:style-name="ro1">
          <table:table-cell office:value-type="float" office:value="44538.652546">
            <text:p>44538,652546</text:p>
          </table:table-cell>
          <table:table-cell office:value-type="float" office:value="-6.7">
            <text:p>-6,7</text:p>
          </table:table-cell>
        </table:table-row>
        <table:table-row table:style-name="ro1">
          <table:table-cell office:value-type="float" office:value="44538.694212">
            <text:p>44538,694212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float" office:value="44538.735879">
            <text:p>44538,735879</text:p>
          </table:table-cell>
          <table:table-cell office:value-type="float" office:value="-7.3">
            <text:p>-7,3</text:p>
          </table:table-cell>
        </table:table-row>
        <table:table-row table:style-name="ro1">
          <table:table-cell office:value-type="float" office:value="44538.777546">
            <text:p>44538,777546</text:p>
          </table:table-cell>
          <table:table-cell office:value-type="float" office:value="-7.3">
            <text:p>-7,3</text:p>
          </table:table-cell>
        </table:table-row>
        <table:table-row table:style-name="ro1">
          <table:table-cell office:value-type="float" office:value="44538.819212">
            <text:p>44538,819212</text:p>
          </table:table-cell>
          <table:table-cell office:value-type="float" office:value="-7.4">
            <text:p>-7,4</text:p>
          </table:table-cell>
        </table:table-row>
        <table:table-row table:style-name="ro1">
          <table:table-cell office:value-type="float" office:value="44538.860879">
            <text:p>44538,860879</text:p>
          </table:table-cell>
          <table:table-cell office:value-type="float" office:value="-7.5">
            <text:p>-7,5</text:p>
          </table:table-cell>
        </table:table-row>
        <table:table-row table:style-name="ro1">
          <table:table-cell office:value-type="float" office:value="44538.902546">
            <text:p>44538,902546</text:p>
          </table:table-cell>
          <table:table-cell office:value-type="float" office:value="-7.5">
            <text:p>-7,5</text:p>
          </table:table-cell>
        </table:table-row>
        <table:table-row table:style-name="ro1">
          <table:table-cell office:value-type="float" office:value="44538.944212">
            <text:p>44538,944212</text:p>
          </table:table-cell>
          <table:table-cell office:value-type="float" office:value="-7.5">
            <text:p>-7,5</text:p>
          </table:table-cell>
        </table:table-row>
        <table:table-row table:style-name="ro1">
          <table:table-cell office:value-type="float" office:value="44538.985879">
            <text:p>44538,985879</text:p>
          </table:table-cell>
          <table:table-cell office:value-type="float" office:value="-7.5">
            <text:p>-7,5</text:p>
          </table:table-cell>
        </table:table-row>
        <table:table-row table:style-name="ro1">
          <table:table-cell office:value-type="float" office:value="44539.027546">
            <text:p>44539,027546</text:p>
          </table:table-cell>
          <table:table-cell office:value-type="float" office:value="-7.7">
            <text:p>-7,7</text:p>
          </table:table-cell>
        </table:table-row>
        <table:table-row table:style-name="ro1">
          <table:table-cell office:value-type="float" office:value="44539.069212">
            <text:p>44539,069212</text:p>
          </table:table-cell>
          <table:table-cell office:value-type="float" office:value="-7.6">
            <text:p>-7,6</text:p>
          </table:table-cell>
        </table:table-row>
        <table:table-row table:style-name="ro1">
          <table:table-cell office:value-type="float" office:value="44539.110879">
            <text:p>44539,110879</text:p>
          </table:table-cell>
          <table:table-cell office:value-type="float" office:value="-7.7">
            <text:p>-7,7</text:p>
          </table:table-cell>
        </table:table-row>
        <table:table-row table:style-name="ro1">
          <table:table-cell office:value-type="float" office:value="44539.152546">
            <text:p>44539,152546</text:p>
          </table:table-cell>
          <table:table-cell office:value-type="float" office:value="-7.8">
            <text:p>-7,8</text:p>
          </table:table-cell>
        </table:table-row>
        <table:table-row table:style-name="ro1">
          <table:table-cell office:value-type="float" office:value="44539.194212">
            <text:p>44539,194212</text:p>
          </table:table-cell>
          <table:table-cell office:value-type="float" office:value="-7.9">
            <text:p>-7,9</text:p>
          </table:table-cell>
        </table:table-row>
        <table:table-row table:style-name="ro1">
          <table:table-cell office:value-type="float" office:value="44539.235879">
            <text:p>44539,235879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float" office:value="44539.277546">
            <text:p>44539,277546</text:p>
          </table:table-cell>
          <table:table-cell office:value-type="float" office:value="-8.1">
            <text:p>-8,1</text:p>
          </table:table-cell>
        </table:table-row>
        <table:table-row table:style-name="ro1">
          <table:table-cell office:value-type="float" office:value="44539.319212">
            <text:p>44539,319212</text:p>
          </table:table-cell>
          <table:table-cell office:value-type="float" office:value="-8.4">
            <text:p>-8,4</text:p>
          </table:table-cell>
        </table:table-row>
        <table:table-row table:style-name="ro1">
          <table:table-cell office:value-type="float" office:value="44539.360879">
            <text:p>44539,360879</text:p>
          </table:table-cell>
          <table:table-cell office:value-type="float" office:value="-8.4">
            <text:p>-8,4</text:p>
          </table:table-cell>
        </table:table-row>
        <table:table-row table:style-name="ro1">
          <table:table-cell office:value-type="float" office:value="44539.402546">
            <text:p>44539,402546</text:p>
          </table:table-cell>
          <table:table-cell office:value-type="float" office:value="-8.4">
            <text:p>-8,4</text:p>
          </table:table-cell>
        </table:table-row>
        <table:table-row table:style-name="ro1">
          <table:table-cell office:value-type="float" office:value="44539.444212">
            <text:p>44539,444212</text:p>
          </table:table-cell>
          <table:table-cell office:value-type="float" office:value="-8.5">
            <text:p>-8,5</text:p>
          </table:table-cell>
        </table:table-row>
        <table:table-row table:style-name="ro1">
          <table:table-cell office:value-type="float" office:value="44539.485879">
            <text:p>44539,485879</text:p>
          </table:table-cell>
          <table:table-cell office:value-type="float" office:value="-8.5">
            <text:p>-8,5</text:p>
          </table:table-cell>
        </table:table-row>
        <table:table-row table:style-name="ro1">
          <table:table-cell office:value-type="float" office:value="44539.527546">
            <text:p>44539,527546</text:p>
          </table:table-cell>
          <table:table-cell office:value-type="float" office:value="-8.6">
            <text:p>-8,6</text:p>
          </table:table-cell>
        </table:table-row>
        <table:table-row table:style-name="ro1">
          <table:table-cell office:value-type="float" office:value="44539.569212">
            <text:p>44539,569212</text:p>
          </table:table-cell>
          <table:table-cell office:value-type="float" office:value="-8.9">
            <text:p>-8,9</text:p>
          </table:table-cell>
        </table:table-row>
        <table:table-row table:style-name="ro1">
          <table:table-cell office:value-type="float" office:value="44539.610879">
            <text:p>44539,610879</text:p>
          </table:table-cell>
          <table:table-cell office:value-type="float" office:value="-8.9">
            <text:p>-8,9</text:p>
          </table:table-cell>
        </table:table-row>
        <table:table-row table:style-name="ro1">
          <table:table-cell office:value-type="float" office:value="44539.652546">
            <text:p>44539,652546</text:p>
          </table:table-cell>
          <table:table-cell office:value-type="float" office:value="-9.1">
            <text:p>-9,1</text:p>
          </table:table-cell>
        </table:table-row>
        <table:table-row table:style-name="ro1">
          <table:table-cell office:value-type="float" office:value="44539.694212">
            <text:p>44539,694212</text:p>
          </table:table-cell>
          <table:table-cell office:value-type="float" office:value="-9.3">
            <text:p>-9,3</text:p>
          </table:table-cell>
        </table:table-row>
        <table:table-row table:style-name="ro1">
          <table:table-cell office:value-type="float" office:value="44539.735879">
            <text:p>44539,735879</text:p>
          </table:table-cell>
          <table:table-cell office:value-type="float" office:value="-10.2">
            <text:p>-10,2</text:p>
          </table:table-cell>
        </table:table-row>
        <table:table-row table:style-name="ro1">
          <table:table-cell office:value-type="float" office:value="44539.777546">
            <text:p>44539,777546</text:p>
          </table:table-cell>
          <table:table-cell office:value-type="float" office:value="-10.5">
            <text:p>-10,5</text:p>
          </table:table-cell>
        </table:table-row>
        <table:table-row table:style-name="ro1">
          <table:table-cell office:value-type="float" office:value="44539.819212">
            <text:p>44539,819212</text:p>
          </table:table-cell>
          <table:table-cell office:value-type="float" office:value="-10.6">
            <text:p>-10,6</text:p>
          </table:table-cell>
        </table:table-row>
        <table:table-row table:style-name="ro1">
          <table:table-cell office:value-type="float" office:value="44539.860879">
            <text:p>44539,860879</text:p>
          </table:table-cell>
          <table:table-cell office:value-type="float" office:value="-10.8">
            <text:p>-10,8</text:p>
          </table:table-cell>
        </table:table-row>
        <table:table-row table:style-name="ro1">
          <table:table-cell office:value-type="float" office:value="44539.902546">
            <text:p>44539,902546</text:p>
          </table:table-cell>
          <table:table-cell office:value-type="float" office:value="-10.6">
            <text:p>-10,6</text:p>
          </table:table-cell>
        </table:table-row>
        <table:table-row table:style-name="ro1">
          <table:table-cell office:value-type="float" office:value="44539.944212">
            <text:p>44539,944212</text:p>
          </table:table-cell>
          <table:table-cell office:value-type="float" office:value="-10.1">
            <text:p>-10,1</text:p>
          </table:table-cell>
        </table:table-row>
        <table:table-row table:style-name="ro1">
          <table:table-cell office:value-type="float" office:value="44539.985879">
            <text:p>44539,985879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float" office:value="44540.027546">
            <text:p>44540,027546</text:p>
          </table:table-cell>
          <table:table-cell office:value-type="float" office:value="-10.1">
            <text:p>-10,1</text:p>
          </table:table-cell>
        </table:table-row>
        <table:table-row table:style-name="ro1">
          <table:table-cell office:value-type="float" office:value="44540.069212">
            <text:p>44540,069212</text:p>
          </table:table-cell>
          <table:table-cell office:value-type="float" office:value="-10.3">
            <text:p>-10,3</text:p>
          </table:table-cell>
        </table:table-row>
        <table:table-row table:style-name="ro1">
          <table:table-cell office:value-type="float" office:value="44540.110879">
            <text:p>44540,110879</text:p>
          </table:table-cell>
          <table:table-cell office:value-type="float" office:value="-9.7">
            <text:p>-9,7</text:p>
          </table:table-cell>
        </table:table-row>
        <table:table-row table:style-name="ro1">
          <table:table-cell office:value-type="float" office:value="44540.152546">
            <text:p>44540,152546</text:p>
          </table:table-cell>
          <table:table-cell office:value-type="float" office:value="-9.2">
            <text:p>-9,2</text:p>
          </table:table-cell>
        </table:table-row>
        <table:table-row table:style-name="ro1">
          <table:table-cell office:value-type="float" office:value="44540.194212">
            <text:p>44540,194212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float" office:value="44540.235879">
            <text:p>44540,235879</text:p>
          </table:table-cell>
          <table:table-cell office:value-type="float" office:value="-8.3">
            <text:p>-8,3</text:p>
          </table:table-cell>
        </table:table-row>
        <table:table-row table:style-name="ro1">
          <table:table-cell office:value-type="float" office:value="44540.277546">
            <text:p>44540,277546</text:p>
          </table:table-cell>
          <table:table-cell office:value-type="float" office:value="-8.4">
            <text:p>-8,4</text:p>
          </table:table-cell>
        </table:table-row>
        <table:table-row table:style-name="ro1">
          <table:table-cell office:value-type="float" office:value="44540.319212">
            <text:p>44540,319212</text:p>
          </table:table-cell>
          <table:table-cell office:value-type="float" office:value="-8.7">
            <text:p>-8,7</text:p>
          </table:table-cell>
        </table:table-row>
        <table:table-row table:style-name="ro1">
          <table:table-cell office:value-type="float" office:value="44540.360879">
            <text:p>44540,360879</text:p>
          </table:table-cell>
          <table:table-cell office:value-type="float" office:value="-8.5">
            <text:p>-8,5</text:p>
          </table:table-cell>
        </table:table-row>
        <table:table-row table:style-name="ro1">
          <table:table-cell office:value-type="float" office:value="44540.402546">
            <text:p>44540,402546</text:p>
          </table:table-cell>
          <table:table-cell office:value-type="float" office:value="-7.2">
            <text:p>-7,2</text:p>
          </table:table-cell>
        </table:table-row>
        <table:table-row table:style-name="ro1">
          <table:table-cell office:value-type="float" office:value="44540.444212">
            <text:p>44540,444212</text:p>
          </table:table-cell>
          <table:table-cell office:value-type="float" office:value="-6.6">
            <text:p>-6,6</text:p>
          </table:table-cell>
        </table:table-row>
        <table:table-row table:style-name="ro1">
          <table:table-cell office:value-type="float" office:value="44540.485879">
            <text:p>44540,485879</text:p>
          </table:table-cell>
          <table:table-cell office:value-type="float" office:value="-6.6">
            <text:p>-6,6</text:p>
          </table:table-cell>
        </table:table-row>
        <table:table-row table:style-name="ro1">
          <table:table-cell office:value-type="float" office:value="44540.527546">
            <text:p>44540,527546</text:p>
          </table:table-cell>
          <table:table-cell office:value-type="float" office:value="-6.6">
            <text:p>-6,6</text:p>
          </table:table-cell>
        </table:table-row>
        <table:table-row table:style-name="ro1">
          <table:table-cell office:value-type="float" office:value="44540.569212">
            <text:p>44540,569212</text:p>
          </table:table-cell>
          <table:table-cell office:value-type="float" office:value="-6.2">
            <text:p>-6,2</text:p>
          </table:table-cell>
        </table:table-row>
        <table:table-row table:style-name="ro1">
          <table:table-cell office:value-type="float" office:value="44540.610879">
            <text:p>44540,610879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float" office:value="44540.652546">
            <text:p>44540,652546</text:p>
          </table:table-cell>
          <table:table-cell office:value-type="float" office:value="-6.4">
            <text:p>-6,4</text:p>
          </table:table-cell>
        </table:table-row>
        <table:table-row table:style-name="ro1">
          <table:table-cell office:value-type="float" office:value="44540.694212">
            <text:p>44540,694212</text:p>
          </table:table-cell>
          <table:table-cell office:value-type="float" office:value="-6.4">
            <text:p>-6,4</text:p>
          </table:table-cell>
        </table:table-row>
        <table:table-row table:style-name="ro1">
          <table:table-cell office:value-type="float" office:value="44540.735879">
            <text:p>44540,735879</text:p>
          </table:table-cell>
          <table:table-cell office:value-type="float" office:value="-6.7">
            <text:p>-6,7</text:p>
          </table:table-cell>
        </table:table-row>
        <table:table-row table:style-name="ro1">
          <table:table-cell office:value-type="float" office:value="44540.777546">
            <text:p>44540,777546</text:p>
          </table:table-cell>
          <table:table-cell office:value-type="float" office:value="-7.3">
            <text:p>-7,3</text:p>
          </table:table-cell>
        </table:table-row>
        <table:table-row table:style-name="ro1">
          <table:table-cell office:value-type="float" office:value="44540.819212">
            <text:p>44540,819212</text:p>
          </table:table-cell>
          <table:table-cell office:value-type="float" office:value="-7.4">
            <text:p>-7,4</text:p>
          </table:table-cell>
        </table:table-row>
        <table:table-row table:style-name="ro1">
          <table:table-cell office:value-type="float" office:value="44540.860879">
            <text:p>44540,860879</text:p>
          </table:table-cell>
          <table:table-cell office:value-type="float" office:value="-7.3">
            <text:p>-7,3</text:p>
          </table:table-cell>
        </table:table-row>
        <table:table-row table:style-name="ro1">
          <table:table-cell office:value-type="float" office:value="44540.902546">
            <text:p>44540,902546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float" office:value="44540.944212">
            <text:p>44540,944212</text:p>
          </table:table-cell>
          <table:table-cell office:value-type="float" office:value="-8.1">
            <text:p>-8,1</text:p>
          </table:table-cell>
        </table:table-row>
        <table:table-row table:style-name="ro1">
          <table:table-cell office:value-type="float" office:value="44540.985879">
            <text:p>44540,985879</text:p>
          </table:table-cell>
          <table:table-cell office:value-type="float" office:value="-8.5">
            <text:p>-8,5</text:p>
          </table:table-cell>
        </table:table-row>
        <table:table-row table:style-name="ro1">
          <table:table-cell office:value-type="float" office:value="44541.027546">
            <text:p>44541,027546</text:p>
          </table:table-cell>
          <table:table-cell office:value-type="float" office:value="-8.4">
            <text:p>-8,4</text:p>
          </table:table-cell>
        </table:table-row>
        <table:table-row table:style-name="ro1">
          <table:table-cell office:value-type="float" office:value="44541.069212">
            <text:p>44541,069212</text:p>
          </table:table-cell>
          <table:table-cell office:value-type="float" office:value="-8.5">
            <text:p>-8,5</text:p>
          </table:table-cell>
        </table:table-row>
        <table:table-row table:style-name="ro1">
          <table:table-cell office:value-type="float" office:value="44541.110879">
            <text:p>44541,110879</text:p>
          </table:table-cell>
          <table:table-cell office:value-type="float" office:value="-8.7">
            <text:p>-8,7</text:p>
          </table:table-cell>
        </table:table-row>
        <table:table-row table:style-name="ro1">
          <table:table-cell office:value-type="float" office:value="44541.152546">
            <text:p>44541,152546</text:p>
          </table:table-cell>
          <table:table-cell office:value-type="float" office:value="-8.9">
            <text:p>-8,9</text:p>
          </table:table-cell>
        </table:table-row>
        <table:table-row table:style-name="ro1">
          <table:table-cell office:value-type="float" office:value="44541.194212">
            <text:p>44541,194212</text:p>
          </table:table-cell>
          <table:table-cell office:value-type="float" office:value="-8.8">
            <text:p>-8,8</text:p>
          </table:table-cell>
        </table:table-row>
        <table:table-row table:style-name="ro1">
          <table:table-cell office:value-type="float" office:value="44541.235879">
            <text:p>44541,235879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float" office:value="44541.277546">
            <text:p>44541,277546</text:p>
          </table:table-cell>
          <table:table-cell office:value-type="float" office:value="-9.2">
            <text:p>-9,2</text:p>
          </table:table-cell>
        </table:table-row>
        <table:table-row table:style-name="ro1">
          <table:table-cell office:value-type="float" office:value="44541.319212">
            <text:p>44541,319212</text:p>
          </table:table-cell>
          <table:table-cell office:value-type="float" office:value="-9.2">
            <text:p>-9,2</text:p>
          </table:table-cell>
        </table:table-row>
        <table:table-row table:style-name="ro1">
          <table:table-cell office:value-type="float" office:value="44541.360879">
            <text:p>44541,360879</text:p>
          </table:table-cell>
          <table:table-cell office:value-type="float" office:value="-9.2">
            <text:p>-9,2</text:p>
          </table:table-cell>
        </table:table-row>
        <table:table-row table:style-name="ro1">
          <table:table-cell office:value-type="float" office:value="44541.402546">
            <text:p>44541,402546</text:p>
          </table:table-cell>
          <table:table-cell office:value-type="float" office:value="-9.1">
            <text:p>-9,1</text:p>
          </table:table-cell>
        </table:table-row>
        <table:table-row table:style-name="ro1">
          <table:table-cell office:value-type="float" office:value="44541.444212">
            <text:p>44541,444212</text:p>
          </table:table-cell>
          <table:table-cell office:value-type="float" office:value="-9.1">
            <text:p>-9,1</text:p>
          </table:table-cell>
        </table:table-row>
        <table:table-row table:style-name="ro1">
          <table:table-cell office:value-type="float" office:value="44541.485879">
            <text:p>44541,485879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float" office:value="44541.527546">
            <text:p>44541,527546</text:p>
          </table:table-cell>
          <table:table-cell office:value-type="float" office:value="-9.1">
            <text:p>-9,1</text:p>
          </table:table-cell>
        </table:table-row>
        <table:table-row table:style-name="ro1">
          <table:table-cell office:value-type="float" office:value="44541.569212">
            <text:p>44541,569212</text:p>
          </table:table-cell>
          <table:table-cell office:value-type="float" office:value="-8.8">
            <text:p>-8,8</text:p>
          </table:table-cell>
        </table:table-row>
        <table:table-row table:style-name="ro1">
          <table:table-cell office:value-type="float" office:value="44541.610879">
            <text:p>44541,610879</text:p>
          </table:table-cell>
          <table:table-cell office:value-type="float" office:value="-8.7">
            <text:p>-8,7</text:p>
          </table:table-cell>
        </table:table-row>
        <table:table-row table:style-name="ro1">
          <table:table-cell office:value-type="float" office:value="44541.652546">
            <text:p>44541,652546</text:p>
          </table:table-cell>
          <table:table-cell office:value-type="float" office:value="-8.8">
            <text:p>-8,8</text:p>
          </table:table-cell>
        </table:table-row>
        <table:table-row table:style-name="ro1">
          <table:table-cell office:value-type="float" office:value="44541.694212">
            <text:p>44541,694212</text:p>
          </table:table-cell>
          <table:table-cell office:value-type="float" office:value="-8.9">
            <text:p>-8,9</text:p>
          </table:table-cell>
        </table:table-row>
        <table:table-row table:style-name="ro1">
          <table:table-cell office:value-type="float" office:value="44541.735879">
            <text:p>44541,735879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float" office:value="44541.777546">
            <text:p>44541,777546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float" office:value="44541.819212">
            <text:p>44541,819212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float" office:value="44541.860879">
            <text:p>44541,860879</text:p>
          </table:table-cell>
          <table:table-cell office:value-type="float" office:value="-9.1">
            <text:p>-9,1</text:p>
          </table:table-cell>
        </table:table-row>
        <table:table-row table:style-name="ro1">
          <table:table-cell office:value-type="float" office:value="44541.902546">
            <text:p>44541,902546</text:p>
          </table:table-cell>
          <table:table-cell office:value-type="float" office:value="-9.2">
            <text:p>-9,2</text:p>
          </table:table-cell>
        </table:table-row>
        <table:table-row table:style-name="ro1">
          <table:table-cell office:value-type="float" office:value="44541.944212">
            <text:p>44541,944212</text:p>
          </table:table-cell>
          <table:table-cell office:value-type="float" office:value="-9.4">
            <text:p>-9,4</text:p>
          </table:table-cell>
        </table:table-row>
        <table:table-row table:style-name="ro1">
          <table:table-cell office:value-type="float" office:value="44541.985879">
            <text:p>44541,985879</text:p>
          </table:table-cell>
          <table:table-cell office:value-type="float" office:value="-9.4">
            <text:p>-9,4</text:p>
          </table:table-cell>
        </table:table-row>
        <table:table-row table:style-name="ro1">
          <table:table-cell office:value-type="float" office:value="44542.027546">
            <text:p>44542,027546</text:p>
          </table:table-cell>
          <table:table-cell office:value-type="float" office:value="-8.9">
            <text:p>-8,9</text:p>
          </table:table-cell>
        </table:table-row>
        <table:table-row table:style-name="ro1">
          <table:table-cell office:value-type="float" office:value="44542.069212">
            <text:p>44542,069212</text:p>
          </table:table-cell>
          <table:table-cell office:value-type="float" office:value="-8.8">
            <text:p>-8,8</text:p>
          </table:table-cell>
        </table:table-row>
        <table:table-row table:style-name="ro1">
          <table:table-cell office:value-type="float" office:value="44542.110879">
            <text:p>44542,110879</text:p>
          </table:table-cell>
          <table:table-cell office:value-type="float" office:value="-8.8">
            <text:p>-8,8</text:p>
          </table:table-cell>
        </table:table-row>
        <table:table-row table:style-name="ro1">
          <table:table-cell office:value-type="float" office:value="44542.152546">
            <text:p>44542,152546</text:p>
          </table:table-cell>
          <table:table-cell office:value-type="float" office:value="-8.7">
            <text:p>-8,7</text:p>
          </table:table-cell>
        </table:table-row>
        <table:table-row table:style-name="ro1">
          <table:table-cell office:value-type="float" office:value="44542.194212">
            <text:p>44542,194212</text:p>
          </table:table-cell>
          <table:table-cell office:value-type="float" office:value="-8.9">
            <text:p>-8,9</text:p>
          </table:table-cell>
        </table:table-row>
        <table:table-row table:style-name="ro1">
          <table:table-cell office:value-type="float" office:value="44542.235879">
            <text:p>44542,235879</text:p>
          </table:table-cell>
          <table:table-cell office:value-type="float" office:value="-8.7">
            <text:p>-8,7</text:p>
          </table:table-cell>
        </table:table-row>
        <table:table-row table:style-name="ro1">
          <table:table-cell office:value-type="float" office:value="44542.277546">
            <text:p>44542,277546</text:p>
          </table:table-cell>
          <table:table-cell office:value-type="float" office:value="-7.2">
            <text:p>-7,2</text:p>
          </table:table-cell>
        </table:table-row>
        <table:table-row table:style-name="ro1">
          <table:table-cell office:value-type="float" office:value="44542.319212">
            <text:p>44542,319212</text:p>
          </table:table-cell>
          <table:table-cell office:value-type="float" office:value="-6.3">
            <text:p>-6,3</text:p>
          </table:table-cell>
        </table:table-row>
        <table:table-row table:style-name="ro1">
          <table:table-cell office:value-type="float" office:value="44542.360879">
            <text:p>44542,360879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float" office:value="44542.402546">
            <text:p>44542,402546</text:p>
          </table:table-cell>
          <table:table-cell office:value-type="float" office:value="-5.7">
            <text:p>-5,7</text:p>
          </table:table-cell>
        </table:table-row>
        <table:table-row table:style-name="ro1">
          <table:table-cell office:value-type="float" office:value="44542.444212">
            <text:p>44542,444212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42.485879">
            <text:p>44542,485879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42.527546">
            <text:p>44542,527546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42.569212">
            <text:p>44542,569212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42.610879">
            <text:p>44542,610879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42.652546">
            <text:p>44542,652546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42.694212">
            <text:p>44542,694212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42.735879">
            <text:p>44542,735879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42.777546">
            <text:p>44542,777546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42.819212">
            <text:p>44542,819212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42.860879">
            <text:p>44542,860879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42.902546">
            <text:p>44542,902546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42.944212">
            <text:p>44542,944212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42.985879">
            <text:p>44542,985879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43.027546">
            <text:p>44543,027546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43.069212">
            <text:p>44543,069212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43.110879">
            <text:p>44543,110879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43.152546">
            <text:p>44543,152546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43.194212">
            <text:p>44543,194212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43.235879">
            <text:p>44543,235879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43.277546">
            <text:p>44543,277546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43.319212">
            <text:p>44543,319212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43.360879">
            <text:p>44543,360879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43.402546">
            <text:p>44543,40254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43.444212">
            <text:p>44543,444212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43.485879">
            <text:p>44543,485879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43.527546">
            <text:p>44543,527546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43.569212">
            <text:p>44543,569212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43.610879">
            <text:p>44543,610879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43.652546">
            <text:p>44543,652546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43.694212">
            <text:p>44543,694212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43.735879">
            <text:p>44543,735879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43.777546">
            <text:p>44543,777546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43.819212">
            <text:p>44543,819212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43.860879">
            <text:p>44543,860879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43.902546">
            <text:p>44543,902546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43.944212">
            <text:p>44543,944212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43.985879">
            <text:p>44543,985879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44.027546">
            <text:p>44544,027546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44.069212">
            <text:p>44544,069212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44.110879">
            <text:p>44544,110879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44.152546">
            <text:p>44544,152546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44.194212">
            <text:p>44544,194212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44.235879">
            <text:p>44544,235879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44.277546">
            <text:p>44544,277546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44.319212">
            <text:p>44544,319212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44.360879">
            <text:p>44544,360879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44.402546">
            <text:p>44544,402546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44.444212">
            <text:p>44544,444212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44.485879">
            <text:p>44544,485879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44.527546">
            <text:p>44544,527546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44.569212">
            <text:p>44544,569212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44.610879">
            <text:p>44544,610879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44.652546">
            <text:p>44544,652546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44.694212">
            <text:p>44544,694212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44.735879">
            <text:p>44544,735879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44.777546">
            <text:p>44544,777546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44.819212">
            <text:p>44544,819212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44.860879">
            <text:p>44544,860879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44.902546">
            <text:p>44544,902546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44.944212">
            <text:p>44544,944212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44.985879">
            <text:p>44544,985879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45.027546">
            <text:p>44545,02754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45.069212">
            <text:p>44545,069212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45.110879">
            <text:p>44545,110879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45.152546">
            <text:p>44545,152546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45.194212">
            <text:p>44545,194212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45.235879">
            <text:p>44545,235879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45.277546">
            <text:p>44545,277546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45.319212">
            <text:p>44545,319212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45.360879">
            <text:p>44545,360879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45.402546">
            <text:p>44545,402546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45.444212">
            <text:p>44545,444212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45.485879">
            <text:p>44545,485879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45.527546">
            <text:p>44545,527546</text:p>
          </table:table-cell>
          <table:table-cell office:value-type="float" office:value="-2.4">
            <text:p>-2,4</text:p>
          </table:table-cell>
        </table:table-row>
        <table:table-row table:style-name="ro1">
          <table:table-cell office:value-type="float" office:value="44545.569212">
            <text:p>44545,569212</text:p>
          </table:table-cell>
          <table:table-cell office:value-type="float" office:value="-2.4">
            <text:p>-2,4</text:p>
          </table:table-cell>
        </table:table-row>
        <table:table-row table:style-name="ro1">
          <table:table-cell office:value-type="float" office:value="44545.610879">
            <text:p>44545,610879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45.652546">
            <text:p>44545,652546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45.694212">
            <text:p>44545,694212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45.735879">
            <text:p>44545,735879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45.777546">
            <text:p>44545,777546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45.819212">
            <text:p>44545,819212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45.860879">
            <text:p>44545,860879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45.902546">
            <text:p>44545,902546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45.944212">
            <text:p>44545,944212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45.985879">
            <text:p>44545,985879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46.027546">
            <text:p>44546,027546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46.069212">
            <text:p>44546,069212</text:p>
          </table:table-cell>
          <table:table-cell office:value-type="float" office:value="-2.1">
            <text:p>-2,1</text:p>
          </table:table-cell>
        </table:table-row>
        <table:table-row table:style-name="ro1">
          <table:table-cell office:value-type="float" office:value="44546.110879">
            <text:p>44546,110879</text:p>
          </table:table-cell>
          <table:table-cell office:value-type="float" office:value="-2.1">
            <text:p>-2,1</text:p>
          </table:table-cell>
        </table:table-row>
        <table:table-row table:style-name="ro1">
          <table:table-cell office:value-type="float" office:value="44546.152546">
            <text:p>44546,152546</text:p>
          </table:table-cell>
          <table:table-cell office:value-type="float" office:value="-2.1">
            <text:p>-2,1</text:p>
          </table:table-cell>
        </table:table-row>
        <table:table-row table:style-name="ro1">
          <table:table-cell office:value-type="float" office:value="44546.194212">
            <text:p>44546,194212</text:p>
          </table:table-cell>
          <table:table-cell office:value-type="float" office:value="-2.1">
            <text:p>-2,1</text:p>
          </table:table-cell>
        </table:table-row>
        <table:table-row table:style-name="ro1">
          <table:table-cell office:value-type="float" office:value="44546.235879">
            <text:p>44546,235879</text:p>
          </table:table-cell>
          <table:table-cell office:value-type="float" office:value="-2.3">
            <text:p>-2,3</text:p>
          </table:table-cell>
        </table:table-row>
        <table:table-row table:style-name="ro1">
          <table:table-cell office:value-type="float" office:value="44546.277546">
            <text:p>44546,277546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46.319212">
            <text:p>44546,319212</text:p>
          </table:table-cell>
          <table:table-cell office:value-type="float" office:value="-2.1">
            <text:p>-2,1</text:p>
          </table:table-cell>
        </table:table-row>
        <table:table-row table:style-name="ro1">
          <table:table-cell office:value-type="float" office:value="44546.360879">
            <text:p>44546,360879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546.402546">
            <text:p>44546,402546</text:p>
          </table:table-cell>
          <table:table-cell office:value-type="float" office:value="-2.1">
            <text:p>-2,1</text:p>
          </table:table-cell>
        </table:table-row>
        <table:table-row table:style-name="ro1">
          <table:table-cell office:value-type="float" office:value="44546.444212">
            <text:p>44546,444212</text:p>
          </table:table-cell>
          <table:table-cell office:value-type="float" office:value="-2.1">
            <text:p>-2,1</text:p>
          </table:table-cell>
        </table:table-row>
        <table:table-row table:style-name="ro1">
          <table:table-cell office:value-type="float" office:value="44546.485879">
            <text:p>44546,485879</text:p>
          </table:table-cell>
          <table:table-cell office:value-type="float" office:value="-1.9">
            <text:p>-1,9</text:p>
          </table:table-cell>
        </table:table-row>
        <table:table-row table:style-name="ro1">
          <table:table-cell office:value-type="float" office:value="44546.527546">
            <text:p>44546,527546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46.569212">
            <text:p>44546,569212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46.610879">
            <text:p>44546,610879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546.652546">
            <text:p>44546,652546</text:p>
          </table:table-cell>
          <table:table-cell office:value-type="float" office:value="-2.1">
            <text:p>-2,1</text:p>
          </table:table-cell>
        </table:table-row>
        <table:table-row table:style-name="ro1">
          <table:table-cell office:value-type="float" office:value="44546.694212">
            <text:p>44546,694212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46.735879">
            <text:p>44546,735879</text:p>
          </table:table-cell>
          <table:table-cell office:value-type="float" office:value="-2.1">
            <text:p>-2,1</text:p>
          </table:table-cell>
        </table:table-row>
        <table:table-row table:style-name="ro1">
          <table:table-cell office:value-type="float" office:value="44546.777546">
            <text:p>44546,777546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46.819212">
            <text:p>44546,819212</text:p>
          </table:table-cell>
          <table:table-cell office:value-type="float" office:value="-2.1">
            <text:p>-2,1</text:p>
          </table:table-cell>
        </table:table-row>
        <table:table-row table:style-name="ro1">
          <table:table-cell office:value-type="float" office:value="44546.860879">
            <text:p>44546,860879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46.902546">
            <text:p>44546,902546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46.944212">
            <text:p>44546,944212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46.985879">
            <text:p>44546,985879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47.027546">
            <text:p>44547,027546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47.069212">
            <text:p>44547,069212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47.110879">
            <text:p>44547,110879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47.152546">
            <text:p>44547,152546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47.194212">
            <text:p>44547,194212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47.235879">
            <text:p>44547,235879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47.277546">
            <text:p>44547,277546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47.319212">
            <text:p>44547,319212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47.360879">
            <text:p>44547,360879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47.402546">
            <text:p>44547,402546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47.444212">
            <text:p>44547,444212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47.485879">
            <text:p>44547,485879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47.527546">
            <text:p>44547,527546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47.569212">
            <text:p>44547,569212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47.610879">
            <text:p>44547,610879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47.652546">
            <text:p>44547,652546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47.694212">
            <text:p>44547,694212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47.735879">
            <text:p>44547,735879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47.777546">
            <text:p>44547,777546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47.819212">
            <text:p>44547,819212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47.860879">
            <text:p>44547,860879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47.902546">
            <text:p>44547,902546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47.944212">
            <text:p>44547,944212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47.985879">
            <text:p>44547,985879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48.027546">
            <text:p>44548,027546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48.069212">
            <text:p>44548,069212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48.110879">
            <text:p>44548,110879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48.152546">
            <text:p>44548,152546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48.194212">
            <text:p>44548,194212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48.235879">
            <text:p>44548,235879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48.277546">
            <text:p>44548,277546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48.319212">
            <text:p>44548,319212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48.360879">
            <text:p>44548,360879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48.402546">
            <text:p>44548,402546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48.444212">
            <text:p>44548,444212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48.485879">
            <text:p>44548,485879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48.527546">
            <text:p>44548,527546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48.569212">
            <text:p>44548,569212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48.610879">
            <text:p>44548,610879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48.652546">
            <text:p>44548,652546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48.694212">
            <text:p>44548,694212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48.735879">
            <text:p>44548,735879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48.777546">
            <text:p>44548,777546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48.819212">
            <text:p>44548,819212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48.860879">
            <text:p>44548,860879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48.902546">
            <text:p>44548,902546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48.944212">
            <text:p>44548,944212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48.985879">
            <text:p>44548,985879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49.027546">
            <text:p>44549,027546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49.069212">
            <text:p>44549,069212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49.110879">
            <text:p>44549,110879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49.152546">
            <text:p>44549,152546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49.194212">
            <text:p>44549,194212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49.235879">
            <text:p>44549,235879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49.277546">
            <text:p>44549,277546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49.319212">
            <text:p>44549,319212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49.360879">
            <text:p>44549,360879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49.402546">
            <text:p>44549,402546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49.444212">
            <text:p>44549,444212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4549.485879">
            <text:p>44549,485879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49.527546">
            <text:p>44549,527546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49.569212">
            <text:p>44549,569212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49.610879">
            <text:p>44549,610879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49.652546">
            <text:p>44549,65254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49.694212">
            <text:p>44549,694212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49.735879">
            <text:p>44549,735879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49.777546">
            <text:p>44549,777546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49.819212">
            <text:p>44549,819212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49.860879">
            <text:p>44549,860879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49.902546">
            <text:p>44549,902546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49.944212">
            <text:p>44549,944212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49.985879">
            <text:p>44549,985879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50.027546">
            <text:p>44550,027546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50.069212">
            <text:p>44550,069212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50.110879">
            <text:p>44550,110879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4550.152546">
            <text:p>44550,152546</text:p>
          </table:table-cell>
          <table:table-cell office:value-type="float" office:value="-5.5">
            <text:p>-5,5</text:p>
          </table:table-cell>
        </table:table-row>
        <table:table-row table:style-name="ro1">
          <table:table-cell office:value-type="float" office:value="44550.194212">
            <text:p>44550,194212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50.235879">
            <text:p>44550,235879</text:p>
          </table:table-cell>
          <table:table-cell office:value-type="float" office:value="-5.5">
            <text:p>-5,5</text:p>
          </table:table-cell>
        </table:table-row>
        <table:table-row table:style-name="ro1">
          <table:table-cell office:value-type="float" office:value="44550.277546">
            <text:p>44550,277546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50.319212">
            <text:p>44550,319212</text:p>
          </table:table-cell>
          <table:table-cell office:value-type="float" office:value="-5.5">
            <text:p>-5,5</text:p>
          </table:table-cell>
        </table:table-row>
        <table:table-row table:style-name="ro1">
          <table:table-cell office:value-type="float" office:value="44550.360879">
            <text:p>44550,360879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50.402546">
            <text:p>44550,402546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50.444212">
            <text:p>44550,444212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50.485879">
            <text:p>44550,485879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50.527546">
            <text:p>44550,527546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50.569212">
            <text:p>44550,569212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50.610879">
            <text:p>44550,610879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50.652546">
            <text:p>44550,652546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50.694212">
            <text:p>44550,694212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50.735879">
            <text:p>44550,735879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50.777546">
            <text:p>44550,777546</text:p>
          </table:table-cell>
          <table:table-cell office:value-type="float" office:value="-5.5">
            <text:p>-5,5</text:p>
          </table:table-cell>
        </table:table-row>
        <table:table-row table:style-name="ro1">
          <table:table-cell office:value-type="float" office:value="44550.819212">
            <text:p>44550,819212</text:p>
          </table:table-cell>
          <table:table-cell office:value-type="float" office:value="-5.6">
            <text:p>-5,6</text:p>
          </table:table-cell>
        </table:table-row>
        <table:table-row table:style-name="ro1">
          <table:table-cell office:value-type="float" office:value="44550.860879">
            <text:p>44550,860879</text:p>
          </table:table-cell>
          <table:table-cell office:value-type="float" office:value="-5.7">
            <text:p>-5,7</text:p>
          </table:table-cell>
        </table:table-row>
        <table:table-row table:style-name="ro1">
          <table:table-cell office:value-type="float" office:value="44550.902546">
            <text:p>44550,902546</text:p>
          </table:table-cell>
          <table:table-cell office:value-type="float" office:value="-5.5">
            <text:p>-5,5</text:p>
          </table:table-cell>
        </table:table-row>
        <table:table-row table:style-name="ro1">
          <table:table-cell office:value-type="float" office:value="44550.944212">
            <text:p>44550,944212</text:p>
          </table:table-cell>
          <table:table-cell office:value-type="float" office:value="-5.6">
            <text:p>-5,6</text:p>
          </table:table-cell>
        </table:table-row>
        <table:table-row table:style-name="ro1">
          <table:table-cell office:value-type="float" office:value="44550.985879">
            <text:p>44550,985879</text:p>
          </table:table-cell>
          <table:table-cell office:value-type="float" office:value="-5.5">
            <text:p>-5,5</text:p>
          </table:table-cell>
        </table:table-row>
        <table:table-row table:style-name="ro1">
          <table:table-cell office:value-type="float" office:value="44551.027546">
            <text:p>44551,027546</text:p>
          </table:table-cell>
          <table:table-cell office:value-type="float" office:value="-6.1">
            <text:p>-6,1</text:p>
          </table:table-cell>
        </table:table-row>
        <table:table-row table:style-name="ro1">
          <table:table-cell office:value-type="float" office:value="44551.069212">
            <text:p>44551,069212</text:p>
          </table:table-cell>
          <table:table-cell office:value-type="float" office:value="-6.5">
            <text:p>-6,5</text:p>
          </table:table-cell>
        </table:table-row>
        <table:table-row table:style-name="ro1">
          <table:table-cell office:value-type="float" office:value="44551.110879">
            <text:p>44551,110879</text:p>
          </table:table-cell>
          <table:table-cell office:value-type="float" office:value="-5.7">
            <text:p>-5,7</text:p>
          </table:table-cell>
        </table:table-row>
        <table:table-row table:style-name="ro1">
          <table:table-cell office:value-type="float" office:value="44551.152546">
            <text:p>44551,152546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4551.194212">
            <text:p>44551,194212</text:p>
          </table:table-cell>
          <table:table-cell office:value-type="float" office:value="-5.8">
            <text:p>-5,8</text:p>
          </table:table-cell>
        </table:table-row>
        <table:table-row table:style-name="ro1">
          <table:table-cell office:value-type="float" office:value="44551.235879">
            <text:p>44551,235879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float" office:value="44551.277546">
            <text:p>44551,277546</text:p>
          </table:table-cell>
          <table:table-cell office:value-type="float" office:value="-6.6">
            <text:p>-6,6</text:p>
          </table:table-cell>
        </table:table-row>
        <table:table-row table:style-name="ro1">
          <table:table-cell office:value-type="float" office:value="44551.319212">
            <text:p>44551,319212</text:p>
          </table:table-cell>
          <table:table-cell office:value-type="float" office:value="-6.1">
            <text:p>-6,1</text:p>
          </table:table-cell>
        </table:table-row>
        <table:table-row table:style-name="ro1">
          <table:table-cell office:value-type="float" office:value="44551.360879">
            <text:p>44551,360879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float" office:value="44551.402546">
            <text:p>44551,402546</text:p>
          </table:table-cell>
          <table:table-cell office:value-type="float" office:value="-5.7">
            <text:p>-5,7</text:p>
          </table:table-cell>
        </table:table-row>
        <table:table-row table:style-name="ro1">
          <table:table-cell office:value-type="float" office:value="44551.444212">
            <text:p>44551,444212</text:p>
          </table:table-cell>
          <table:table-cell office:value-type="float" office:value="-5.8">
            <text:p>-5,8</text:p>
          </table:table-cell>
        </table:table-row>
        <table:table-row table:style-name="ro1">
          <table:table-cell office:value-type="float" office:value="44551.485879">
            <text:p>44551,485879</text:p>
          </table:table-cell>
          <table:table-cell office:value-type="float" office:value="-5.9">
            <text:p>-5,9</text:p>
          </table:table-cell>
        </table:table-row>
        <table:table-row table:style-name="ro1">
          <table:table-cell office:value-type="float" office:value="44551.527546">
            <text:p>44551,527546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float" office:value="44551.569212">
            <text:p>44551,569212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float" office:value="44551.610879">
            <text:p>44551,610879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float" office:value="44551.652546">
            <text:p>44551,652546</text:p>
          </table:table-cell>
          <table:table-cell office:value-type="float" office:value="-6.2">
            <text:p>-6,2</text:p>
          </table:table-cell>
        </table:table-row>
        <table:table-row table:style-name="ro1">
          <table:table-cell office:value-type="float" office:value="44551.694212">
            <text:p>44551,694212</text:p>
          </table:table-cell>
          <table:table-cell office:value-type="float" office:value="-6.7">
            <text:p>-6,7</text:p>
          </table:table-cell>
        </table:table-row>
        <table:table-row table:style-name="ro1">
          <table:table-cell office:value-type="float" office:value="44551.735879">
            <text:p>44551,735879</text:p>
          </table:table-cell>
          <table:table-cell office:value-type="float" office:value="-6.8">
            <text:p>-6,8</text:p>
          </table:table-cell>
        </table:table-row>
        <table:table-row table:style-name="ro1">
          <table:table-cell office:value-type="float" office:value="44551.777546">
            <text:p>44551,777546</text:p>
          </table:table-cell>
          <table:table-cell office:value-type="float" office:value="-6.8">
            <text:p>-6,8</text:p>
          </table:table-cell>
        </table:table-row>
        <table:table-row table:style-name="ro1">
          <table:table-cell office:value-type="float" office:value="44551.819212">
            <text:p>44551,819212</text:p>
          </table:table-cell>
          <table:table-cell office:value-type="float" office:value="-6.9">
            <text:p>-6,9</text:p>
          </table:table-cell>
        </table:table-row>
        <table:table-row table:style-name="ro1">
          <table:table-cell office:value-type="float" office:value="44551.860879">
            <text:p>44551,860879</text:p>
          </table:table-cell>
          <table:table-cell office:value-type="float" office:value="-6.9">
            <text:p>-6,9</text:p>
          </table:table-cell>
        </table:table-row>
        <table:table-row table:style-name="ro1">
          <table:table-cell office:value-type="float" office:value="44551.902546">
            <text:p>44551,902546</text:p>
          </table:table-cell>
          <table:table-cell office:value-type="float" office:value="-6.8">
            <text:p>-6,8</text:p>
          </table:table-cell>
        </table:table-row>
        <table:table-row table:style-name="ro1">
          <table:table-cell office:value-type="float" office:value="44551.944212">
            <text:p>44551,944212</text:p>
          </table:table-cell>
          <table:table-cell office:value-type="float" office:value="-6.9">
            <text:p>-6,9</text:p>
          </table:table-cell>
        </table:table-row>
        <table:table-row table:style-name="ro1">
          <table:table-cell office:value-type="float" office:value="44551.985879">
            <text:p>44551,985879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float" office:value="44552.027546">
            <text:p>44552,027546</text:p>
          </table:table-cell>
          <table:table-cell office:value-type="float" office:value="-7.3">
            <text:p>-7,3</text:p>
          </table:table-cell>
        </table:table-row>
        <table:table-row table:style-name="ro1">
          <table:table-cell office:value-type="float" office:value="44552.069212">
            <text:p>44552,069212</text:p>
          </table:table-cell>
          <table:table-cell office:value-type="float" office:value="-7.1">
            <text:p>-7,1</text:p>
          </table:table-cell>
        </table:table-row>
        <table:table-row table:style-name="ro1">
          <table:table-cell office:value-type="float" office:value="44552.110879">
            <text:p>44552,110879</text:p>
          </table:table-cell>
          <table:table-cell office:value-type="float" office:value="-6.9">
            <text:p>-6,9</text:p>
          </table:table-cell>
        </table:table-row>
        <table:table-row table:style-name="ro1">
          <table:table-cell office:value-type="float" office:value="44552.152546">
            <text:p>44552,152546</text:p>
          </table:table-cell>
          <table:table-cell office:value-type="float" office:value="-6.8">
            <text:p>-6,8</text:p>
          </table:table-cell>
        </table:table-row>
        <table:table-row table:style-name="ro1">
          <table:table-cell office:value-type="float" office:value="44552.194212">
            <text:p>44552,194212</text:p>
          </table:table-cell>
          <table:table-cell office:value-type="float" office:value="-6.9">
            <text:p>-6,9</text:p>
          </table:table-cell>
        </table:table-row>
        <table:table-row table:style-name="ro1">
          <table:table-cell office:value-type="float" office:value="44552.235879">
            <text:p>44552,235879</text:p>
          </table:table-cell>
          <table:table-cell office:value-type="float" office:value="-6.6">
            <text:p>-6,6</text:p>
          </table:table-cell>
        </table:table-row>
        <table:table-row table:style-name="ro1">
          <table:table-cell office:value-type="float" office:value="44552.277546">
            <text:p>44552,277546</text:p>
          </table:table-cell>
          <table:table-cell office:value-type="float" office:value="-6.5">
            <text:p>-6,5</text:p>
          </table:table-cell>
        </table:table-row>
        <table:table-row table:style-name="ro1">
          <table:table-cell office:value-type="float" office:value="44552.319212">
            <text:p>44552,319212</text:p>
          </table:table-cell>
          <table:table-cell office:value-type="float" office:value="-6.8">
            <text:p>-6,8</text:p>
          </table:table-cell>
        </table:table-row>
        <table:table-row table:style-name="ro1">
          <table:table-cell office:value-type="float" office:value="44552.360879">
            <text:p>44552,360879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float" office:value="44552.402546">
            <text:p>44552,402546</text:p>
          </table:table-cell>
          <table:table-cell office:value-type="float" office:value="-7.2">
            <text:p>-7,2</text:p>
          </table:table-cell>
        </table:table-row>
        <table:table-row table:style-name="ro1">
          <table:table-cell office:value-type="float" office:value="44552.444212">
            <text:p>44552,444212</text:p>
          </table:table-cell>
          <table:table-cell office:value-type="float" office:value="-7.6">
            <text:p>-7,6</text:p>
          </table:table-cell>
        </table:table-row>
        <table:table-row table:style-name="ro1">
          <table:table-cell office:value-type="float" office:value="44552.485879">
            <text:p>44552,485879</text:p>
          </table:table-cell>
          <table:table-cell office:value-type="float" office:value="-6.4">
            <text:p>-6,4</text:p>
          </table:table-cell>
        </table:table-row>
        <table:table-row table:style-name="ro1">
          <table:table-cell office:value-type="float" office:value="44552.527546">
            <text:p>44552,527546</text:p>
          </table:table-cell>
          <table:table-cell office:value-type="float" office:value="-5.9">
            <text:p>-5,9</text:p>
          </table:table-cell>
        </table:table-row>
        <table:table-row table:style-name="ro1">
          <table:table-cell office:value-type="float" office:value="44552.569212">
            <text:p>44552,569212</text:p>
          </table:table-cell>
          <table:table-cell office:value-type="float" office:value="-5.5">
            <text:p>-5,5</text:p>
          </table:table-cell>
        </table:table-row>
        <table:table-row table:style-name="ro1">
          <table:table-cell office:value-type="float" office:value="44552.610879">
            <text:p>44552,610879</text:p>
          </table:table-cell>
          <table:table-cell office:value-type="float" office:value="-6.2">
            <text:p>-6,2</text:p>
          </table:table-cell>
        </table:table-row>
        <table:table-row table:style-name="ro1">
          <table:table-cell office:value-type="float" office:value="44552.652546">
            <text:p>44552,652546</text:p>
          </table:table-cell>
          <table:table-cell office:value-type="float" office:value="-6.5">
            <text:p>-6,5</text:p>
          </table:table-cell>
        </table:table-row>
        <table:table-row table:style-name="ro1">
          <table:table-cell office:value-type="float" office:value="44552.694212">
            <text:p>44552,694212</text:p>
          </table:table-cell>
          <table:table-cell office:value-type="float" office:value="-5.8">
            <text:p>-5,8</text:p>
          </table:table-cell>
        </table:table-row>
        <table:table-row table:style-name="ro1">
          <table:table-cell office:value-type="float" office:value="44552.735879">
            <text:p>44552,735879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float" office:value="44552.777546">
            <text:p>44552,777546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52.819212">
            <text:p>44552,819212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52.860879">
            <text:p>44552,860879</text:p>
          </table:table-cell>
          <table:table-cell office:value-type="float" office:value="-6.2">
            <text:p>-6,2</text:p>
          </table:table-cell>
        </table:table-row>
        <table:table-row table:style-name="ro1">
          <table:table-cell office:value-type="float" office:value="44552.902546">
            <text:p>44552,902546</text:p>
          </table:table-cell>
          <table:table-cell office:value-type="float" office:value="-6.3">
            <text:p>-6,3</text:p>
          </table:table-cell>
        </table:table-row>
        <table:table-row table:style-name="ro1">
          <table:table-cell office:value-type="float" office:value="44552.944212">
            <text:p>44552,944212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52.985879">
            <text:p>44552,985879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53.027546">
            <text:p>44553,027546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4553.069212">
            <text:p>44553,069212</text:p>
          </table:table-cell>
          <table:table-cell office:value-type="float" office:value="-5.8">
            <text:p>-5,8</text:p>
          </table:table-cell>
        </table:table-row>
        <table:table-row table:style-name="ro1">
          <table:table-cell office:value-type="float" office:value="44553.110879">
            <text:p>44553,110879</text:p>
          </table:table-cell>
          <table:table-cell office:value-type="float" office:value="-5.5">
            <text:p>-5,5</text:p>
          </table:table-cell>
        </table:table-row>
        <table:table-row table:style-name="ro1">
          <table:table-cell office:value-type="float" office:value="44553.152546">
            <text:p>44553,152546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53.194212">
            <text:p>44553,194212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53.235879">
            <text:p>44553,235879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4553.277546">
            <text:p>44553,277546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float" office:value="44553.319212">
            <text:p>44553,319212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float" office:value="44553.360879">
            <text:p>44553,360879</text:p>
          </table:table-cell>
          <table:table-cell office:value-type="float" office:value="-5.9">
            <text:p>-5,9</text:p>
          </table:table-cell>
        </table:table-row>
        <table:table-row table:style-name="ro1">
          <table:table-cell office:value-type="float" office:value="44553.402546">
            <text:p>44553,402546</text:p>
          </table:table-cell>
          <table:table-cell office:value-type="float" office:value="-6.3">
            <text:p>-6,3</text:p>
          </table:table-cell>
        </table:table-row>
        <table:table-row table:style-name="ro1">
          <table:table-cell office:value-type="float" office:value="44553.444212">
            <text:p>44553,444212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float" office:value="44553.485879">
            <text:p>44553,485879</text:p>
          </table:table-cell>
          <table:table-cell office:value-type="float" office:value="-5.8">
            <text:p>-5,8</text:p>
          </table:table-cell>
        </table:table-row>
        <table:table-row table:style-name="ro1">
          <table:table-cell office:value-type="float" office:value="44553.527546">
            <text:p>44553,527546</text:p>
          </table:table-cell>
          <table:table-cell office:value-type="float" office:value="-5.6">
            <text:p>-5,6</text:p>
          </table:table-cell>
        </table:table-row>
        <table:table-row table:style-name="ro1">
          <table:table-cell office:value-type="float" office:value="44553.569212">
            <text:p>44553,569212</text:p>
          </table:table-cell>
          <table:table-cell office:value-type="float" office:value="-5.7">
            <text:p>-5,7</text:p>
          </table:table-cell>
        </table:table-row>
        <table:table-row table:style-name="ro1">
          <table:table-cell office:value-type="float" office:value="44553.610879">
            <text:p>44553,610879</text:p>
          </table:table-cell>
          <table:table-cell office:value-type="float" office:value="-5.6">
            <text:p>-5,6</text:p>
          </table:table-cell>
        </table:table-row>
        <table:table-row table:style-name="ro1">
          <table:table-cell office:value-type="float" office:value="44553.652546">
            <text:p>44553,652546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53.694212">
            <text:p>44553,694212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53.735879">
            <text:p>44553,735879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53.777546">
            <text:p>44553,777546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53.819212">
            <text:p>44553,819212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53.860879">
            <text:p>44553,860879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53.902546">
            <text:p>44553,902546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53.944212">
            <text:p>44553,944212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53.985879">
            <text:p>44553,985879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54.027546">
            <text:p>44554,027546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54.069212">
            <text:p>44554,069212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54.110879">
            <text:p>44554,110879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54.152546">
            <text:p>44554,152546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54.194212">
            <text:p>44554,194212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54.235879">
            <text:p>44554,235879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54.277546">
            <text:p>44554,277546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54.319212">
            <text:p>44554,319212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54.360879">
            <text:p>44554,360879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54.402546">
            <text:p>44554,402546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54.444212">
            <text:p>44554,444212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54.485879">
            <text:p>44554,485879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54.527546">
            <text:p>44554,527546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54.569212">
            <text:p>44554,569212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54.610879">
            <text:p>44554,610879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54.652546">
            <text:p>44554,652546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54.694212">
            <text:p>44554,694212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54.735879">
            <text:p>44554,735879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54.777546">
            <text:p>44554,777546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54.819212">
            <text:p>44554,819212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54.860879">
            <text:p>44554,860879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54.902546">
            <text:p>44554,90254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54.944212">
            <text:p>44554,944212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54.985879">
            <text:p>44554,985879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55.027546">
            <text:p>44555,027546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55.069212">
            <text:p>44555,069212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55.110879">
            <text:p>44555,110879</text:p>
          </table:table-cell>
          <table:table-cell office:value-type="float" office:value="-5.2">
            <text:p>-5,2</text:p>
          </table:table-cell>
        </table:table-row>
        <table:table-row table:style-name="ro1">
          <table:table-cell office:value-type="float" office:value="44555.152546">
            <text:p>44555,152546</text:p>
          </table:table-cell>
          <table:table-cell office:value-type="float" office:value="-5.6">
            <text:p>-5,6</text:p>
          </table:table-cell>
        </table:table-row>
        <table:table-row table:style-name="ro1">
          <table:table-cell office:value-type="float" office:value="44555.194212">
            <text:p>44555,194212</text:p>
          </table:table-cell>
          <table:table-cell office:value-type="float" office:value="-5.5">
            <text:p>-5,5</text:p>
          </table:table-cell>
        </table:table-row>
        <table:table-row table:style-name="ro1">
          <table:table-cell office:value-type="float" office:value="44555.235879">
            <text:p>44555,235879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55.277546">
            <text:p>44555,277546</text:p>
          </table:table-cell>
          <table:table-cell office:value-type="float" office:value="-5.6">
            <text:p>-5,6</text:p>
          </table:table-cell>
        </table:table-row>
        <table:table-row table:style-name="ro1">
          <table:table-cell office:value-type="float" office:value="44555.319212">
            <text:p>44555,319212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55.360879">
            <text:p>44555,360879</text:p>
          </table:table-cell>
          <table:table-cell office:value-type="float" office:value="-5.7">
            <text:p>-5,7</text:p>
          </table:table-cell>
        </table:table-row>
        <table:table-row table:style-name="ro1">
          <table:table-cell office:value-type="float" office:value="44555.402546">
            <text:p>44555,402546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55.444212">
            <text:p>44555,444212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4555.485879">
            <text:p>44555,485879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55.527546">
            <text:p>44555,527546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55.569212">
            <text:p>44555,569212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55.610879">
            <text:p>44555,610879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55.652546">
            <text:p>44555,652546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55.694212">
            <text:p>44555,694212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55.735879">
            <text:p>44555,735879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55.777546">
            <text:p>44555,777546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55.819212">
            <text:p>44555,819212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55.860879">
            <text:p>44555,860879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55.902546">
            <text:p>44555,902546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55.944212">
            <text:p>44555,944212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55.985879">
            <text:p>44555,985879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56.027546">
            <text:p>44556,027546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56.069212">
            <text:p>44556,069212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56.110879">
            <text:p>44556,110879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4556.152546">
            <text:p>44556,152546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56.194212">
            <text:p>44556,194212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56.235879">
            <text:p>44556,235879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56.277546">
            <text:p>44556,277546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56.319212">
            <text:p>44556,319212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56.360879">
            <text:p>44556,360879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56.402546">
            <text:p>44556,402546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56.444212">
            <text:p>44556,444212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56.485879">
            <text:p>44556,485879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56.527546">
            <text:p>44556,527546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56.569212">
            <text:p>44556,569212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56.610879">
            <text:p>44556,610879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56.652546">
            <text:p>44556,652546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56.694212">
            <text:p>44556,694212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56.735879">
            <text:p>44556,735879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56.777546">
            <text:p>44556,777546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56.819212">
            <text:p>44556,819212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56.860879">
            <text:p>44556,860879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4556.902546">
            <text:p>44556,902546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56.944212">
            <text:p>44556,944212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56.985879">
            <text:p>44556,985879</text:p>
          </table:table-cell>
          <table:table-cell office:value-type="float" office:value="-5.9">
            <text:p>-5,9</text:p>
          </table:table-cell>
        </table:table-row>
        <table:table-row table:style-name="ro1">
          <table:table-cell office:value-type="float" office:value="44557.027546">
            <text:p>44557,027546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57.069212">
            <text:p>44557,069212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57.110879">
            <text:p>44557,110879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57.152546">
            <text:p>44557,152546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57.194212">
            <text:p>44557,194212</text:p>
          </table:table-cell>
          <table:table-cell office:value-type="float" office:value="-5.7">
            <text:p>-5,7</text:p>
          </table:table-cell>
        </table:table-row>
        <table:table-row table:style-name="ro1">
          <table:table-cell office:value-type="float" office:value="44557.235879">
            <text:p>44557,235879</text:p>
          </table:table-cell>
          <table:table-cell office:value-type="float" office:value="-5.8">
            <text:p>-5,8</text:p>
          </table:table-cell>
        </table:table-row>
        <table:table-row table:style-name="ro1">
          <table:table-cell office:value-type="float" office:value="44557.277546">
            <text:p>44557,277546</text:p>
          </table:table-cell>
          <table:table-cell office:value-type="float" office:value="-5.6">
            <text:p>-5,6</text:p>
          </table:table-cell>
        </table:table-row>
        <table:table-row table:style-name="ro1">
          <table:table-cell office:value-type="float" office:value="44557.319212">
            <text:p>44557,319212</text:p>
          </table:table-cell>
          <table:table-cell office:value-type="float" office:value="-5.6">
            <text:p>-5,6</text:p>
          </table:table-cell>
        </table:table-row>
        <table:table-row table:style-name="ro1">
          <table:table-cell office:value-type="float" office:value="44557.360879">
            <text:p>44557,360879</text:p>
          </table:table-cell>
          <table:table-cell office:value-type="float" office:value="-5.2">
            <text:p>-5,2</text:p>
          </table:table-cell>
        </table:table-row>
        <table:table-row table:style-name="ro1">
          <table:table-cell office:value-type="float" office:value="44557.402546">
            <text:p>44557,402546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57.444212">
            <text:p>44557,444212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57.485879">
            <text:p>44557,485879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57.527546">
            <text:p>44557,527546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57.569212">
            <text:p>44557,569212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57.610879">
            <text:p>44557,610879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57.652546">
            <text:p>44557,652546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57.694212">
            <text:p>44557,694212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57.735879">
            <text:p>44557,735879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57.777546">
            <text:p>44557,77754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57.819212">
            <text:p>44557,819212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57.860879">
            <text:p>44557,860879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57.902546">
            <text:p>44557,902546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57.944212">
            <text:p>44557,944212</text:p>
          </table:table-cell>
          <table:table-cell office:value-type="float" office:value="-5.5">
            <text:p>-5,5</text:p>
          </table:table-cell>
        </table:table-row>
        <table:table-row table:style-name="ro1">
          <table:table-cell office:value-type="float" office:value="44557.985879">
            <text:p>44557,985879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58.027546">
            <text:p>44558,027546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58.069212">
            <text:p>44558,069212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58.110879">
            <text:p>44558,110879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58.152546">
            <text:p>44558,152546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58.194212">
            <text:p>44558,194212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58.235879">
            <text:p>44558,235879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58.277546">
            <text:p>44558,277546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58.319212">
            <text:p>44558,319212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58.360879">
            <text:p>44558,360879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58.402546">
            <text:p>44558,402546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58.444212">
            <text:p>44558,444212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58.485879">
            <text:p>44558,485879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58.527546">
            <text:p>44558,52754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58.569212">
            <text:p>44558,569212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58.610879">
            <text:p>44558,610879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58.652546">
            <text:p>44558,652546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58.694212">
            <text:p>44558,694212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58.735879">
            <text:p>44558,735879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58.777546">
            <text:p>44558,77754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58.819212">
            <text:p>44558,819212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58.860879">
            <text:p>44558,860879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58.902546">
            <text:p>44558,902546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58.944212">
            <text:p>44558,944212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58.985879">
            <text:p>44558,985879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59.027546">
            <text:p>44559,027546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59.069212">
            <text:p>44559,069212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59.110879">
            <text:p>44559,110879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59.152546">
            <text:p>44559,152546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59.194212">
            <text:p>44559,194212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59.235879">
            <text:p>44559,235879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59.277546">
            <text:p>44559,27754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59.319212">
            <text:p>44559,319212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59.360879">
            <text:p>44559,360879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59.402546">
            <text:p>44559,402546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59.444212">
            <text:p>44559,444212</text:p>
          </table:table-cell>
          <table:table-cell office:value-type="float" office:value="-2.4">
            <text:p>-2,4</text:p>
          </table:table-cell>
        </table:table-row>
        <table:table-row table:style-name="ro1">
          <table:table-cell office:value-type="float" office:value="44559.485879">
            <text:p>44559,485879</text:p>
          </table:table-cell>
          <table:table-cell office:value-type="float" office:value="-2.4">
            <text:p>-2,4</text:p>
          </table:table-cell>
        </table:table-row>
        <table:table-row table:style-name="ro1">
          <table:table-cell office:value-type="float" office:value="44559.527546">
            <text:p>44559,527546</text:p>
          </table:table-cell>
          <table:table-cell office:value-type="float" office:value="-2.4">
            <text:p>-2,4</text:p>
          </table:table-cell>
        </table:table-row>
        <table:table-row table:style-name="ro1">
          <table:table-cell office:value-type="float" office:value="44559.569212">
            <text:p>44559,569212</text:p>
          </table:table-cell>
          <table:table-cell office:value-type="float" office:value="-2.4">
            <text:p>-2,4</text:p>
          </table:table-cell>
        </table:table-row>
        <table:table-row table:style-name="ro1">
          <table:table-cell office:value-type="float" office:value="44559.610879">
            <text:p>44559,610879</text:p>
          </table:table-cell>
          <table:table-cell office:value-type="float" office:value="-2.3">
            <text:p>-2,3</text:p>
          </table:table-cell>
        </table:table-row>
        <table:table-row table:style-name="ro1">
          <table:table-cell office:value-type="float" office:value="44559.652546">
            <text:p>44559,652546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59.694212">
            <text:p>44559,694212</text:p>
          </table:table-cell>
          <table:table-cell office:value-type="float" office:value="-2.1">
            <text:p>-2,1</text:p>
          </table:table-cell>
        </table:table-row>
        <table:table-row table:style-name="ro1">
          <table:table-cell office:value-type="float" office:value="44559.735879">
            <text:p>44559,735879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559.777546">
            <text:p>44559,77754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559.819212">
            <text:p>44559,819212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559.860879">
            <text:p>44559,860879</text:p>
          </table:table-cell>
          <table:table-cell office:value-type="float" office:value="-1.9">
            <text:p>-1,9</text:p>
          </table:table-cell>
        </table:table-row>
        <table:table-row table:style-name="ro1">
          <table:table-cell office:value-type="float" office:value="44559.902546">
            <text:p>44559,902546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59.944212">
            <text:p>44559,944212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59.985879">
            <text:p>44559,985879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60.027546">
            <text:p>44560,027546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60.069212">
            <text:p>44560,069212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60.110879">
            <text:p>44560,110879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60.152546">
            <text:p>44560,152546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60.194212">
            <text:p>44560,194212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60.235879">
            <text:p>44560,235879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560.277546">
            <text:p>44560,277546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560.319212">
            <text:p>44560,319212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560.360879">
            <text:p>44560,360879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60.402546">
            <text:p>44560,402546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60.444212">
            <text:p>44560,444212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60.485879">
            <text:p>44560,485879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60.527546">
            <text:p>44560,527546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60.569212">
            <text:p>44560,569212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60.610879">
            <text:p>44560,610879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60.652546">
            <text:p>44560,652546</text:p>
          </table:table-cell>
          <table:table-cell office:value-type="float" office:value="-1.9">
            <text:p>-1,9</text:p>
          </table:table-cell>
        </table:table-row>
        <table:table-row table:style-name="ro1">
          <table:table-cell office:value-type="float" office:value="44560.694212">
            <text:p>44560,694212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560.735879">
            <text:p>44560,735879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560.777546">
            <text:p>44560,77754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560.819212">
            <text:p>44560,819212</text:p>
          </table:table-cell>
          <table:table-cell office:value-type="float" office:value="-1.9">
            <text:p>-1,9</text:p>
          </table:table-cell>
        </table:table-row>
        <table:table-row table:style-name="ro1">
          <table:table-cell office:value-type="float" office:value="44560.860879">
            <text:p>44560,860879</text:p>
          </table:table-cell>
          <table:table-cell office:value-type="float" office:value="-1.9">
            <text:p>-1,9</text:p>
          </table:table-cell>
        </table:table-row>
        <table:table-row table:style-name="ro1">
          <table:table-cell office:value-type="float" office:value="44560.902546">
            <text:p>44560,90254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560.944212">
            <text:p>44560,944212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60.985879">
            <text:p>44560,985879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561.027546">
            <text:p>44561,027546</text:p>
          </table:table-cell>
          <table:table-cell office:value-type="float" office:value="-2.4">
            <text:p>-2,4</text:p>
          </table:table-cell>
        </table:table-row>
        <table:table-row table:style-name="ro1">
          <table:table-cell office:value-type="float" office:value="44561.069212">
            <text:p>44561,069212</text:p>
          </table:table-cell>
          <table:table-cell office:value-type="float" office:value="-2.4">
            <text:p>-2,4</text:p>
          </table:table-cell>
        </table:table-row>
        <table:table-row table:style-name="ro1">
          <table:table-cell office:value-type="float" office:value="44561.110879">
            <text:p>44561,110879</text:p>
          </table:table-cell>
          <table:table-cell office:value-type="float" office:value="-2.4">
            <text:p>-2,4</text:p>
          </table:table-cell>
        </table:table-row>
        <table:table-row table:style-name="ro1">
          <table:table-cell office:value-type="float" office:value="44561.152546">
            <text:p>44561,152546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61.194212">
            <text:p>44561,194212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61.235879">
            <text:p>44561,235879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61.277546">
            <text:p>44561,277546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61.319212">
            <text:p>44561,319212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61.360879">
            <text:p>44561,360879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61.402546">
            <text:p>44561,402546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61.444212">
            <text:p>44561,444212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61.485879">
            <text:p>44561,485879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61.527546">
            <text:p>44561,527546</text:p>
          </table:table-cell>
          <table:table-cell office:value-type="float" office:value="-2.3">
            <text:p>-2,3</text:p>
          </table:table-cell>
        </table:table-row>
        <table:table-row table:style-name="ro1">
          <table:table-cell office:value-type="float" office:value="44561.569212">
            <text:p>44561,569212</text:p>
          </table:table-cell>
          <table:table-cell office:value-type="float" office:value="-2.3">
            <text:p>-2,3</text:p>
          </table:table-cell>
        </table:table-row>
        <table:table-row table:style-name="ro1">
          <table:table-cell office:value-type="float" office:value="44561.610879">
            <text:p>44561,610879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61.652546">
            <text:p>44561,652546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61.694212">
            <text:p>44561,694212</text:p>
          </table:table-cell>
          <table:table-cell office:value-type="float" office:value="-2.1">
            <text:p>-2,1</text:p>
          </table:table-cell>
        </table:table-row>
        <table:table-row table:style-name="ro1">
          <table:table-cell office:value-type="float" office:value="44561.735879">
            <text:p>44561,735879</text:p>
          </table:table-cell>
          <table:table-cell office:value-type="float" office:value="-2.3">
            <text:p>-2,3</text:p>
          </table:table-cell>
        </table:table-row>
        <table:table-row table:style-name="ro1">
          <table:table-cell office:value-type="float" office:value="44561.777546">
            <text:p>44561,777546</text:p>
          </table:table-cell>
          <table:table-cell office:value-type="float" office:value="-2.4">
            <text:p>-2,4</text:p>
          </table:table-cell>
        </table:table-row>
        <table:table-row table:style-name="ro1">
          <table:table-cell office:value-type="float" office:value="44561.819212">
            <text:p>44561,819212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61.860879">
            <text:p>44561,860879</text:p>
          </table:table-cell>
          <table:table-cell office:value-type="float" office:value="-2.4">
            <text:p>-2,4</text:p>
          </table:table-cell>
        </table:table-row>
        <table:table-row table:style-name="ro1">
          <table:table-cell office:value-type="float" office:value="44561.902546">
            <text:p>44561,902546</text:p>
          </table:table-cell>
          <table:table-cell office:value-type="float" office:value="-2.3">
            <text:p>-2,3</text:p>
          </table:table-cell>
        </table:table-row>
        <table:table-row table:style-name="ro1">
          <table:table-cell office:value-type="float" office:value="44561.944212">
            <text:p>44561,944212</text:p>
          </table:table-cell>
          <table:table-cell office:value-type="float" office:value="-2.3">
            <text:p>-2,3</text:p>
          </table:table-cell>
        </table:table-row>
        <table:table-row table:style-name="ro1">
          <table:table-cell office:value-type="float" office:value="44561.985879">
            <text:p>44561,985879</text:p>
          </table:table-cell>
          <table:table-cell office:value-type="float" office:value="-2.3">
            <text:p>-2,3</text:p>
          </table:table-cell>
        </table:table-row>
        <table:table-row table:style-name="ro1">
          <table:table-cell office:value-type="float" office:value="44562.027546">
            <text:p>44562,027546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62.069212">
            <text:p>44562,069212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62.110879">
            <text:p>44562,110879</text:p>
          </table:table-cell>
          <table:table-cell office:value-type="float" office:value="-2.3">
            <text:p>-2,3</text:p>
          </table:table-cell>
        </table:table-row>
        <table:table-row table:style-name="ro1">
          <table:table-cell office:value-type="float" office:value="44562.152546">
            <text:p>44562,152546</text:p>
          </table:table-cell>
          <table:table-cell office:value-type="float" office:value="-2.3">
            <text:p>-2,3</text:p>
          </table:table-cell>
        </table:table-row>
        <table:table-row table:style-name="ro1">
          <table:table-cell office:value-type="float" office:value="44562.194212">
            <text:p>44562,194212</text:p>
          </table:table-cell>
          <table:table-cell office:value-type="float" office:value="-2.3">
            <text:p>-2,3</text:p>
          </table:table-cell>
        </table:table-row>
        <table:table-row table:style-name="ro1">
          <table:table-cell office:value-type="float" office:value="44562.235879">
            <text:p>44562,235879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62.277546">
            <text:p>44562,277546</text:p>
          </table:table-cell>
          <table:table-cell office:value-type="float" office:value="-2.1">
            <text:p>-2,1</text:p>
          </table:table-cell>
        </table:table-row>
        <table:table-row table:style-name="ro1">
          <table:table-cell office:value-type="float" office:value="44562.319212">
            <text:p>44562,319212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62.360879">
            <text:p>44562,360879</text:p>
          </table:table-cell>
          <table:table-cell office:value-type="float" office:value="-2.1">
            <text:p>-2,1</text:p>
          </table:table-cell>
        </table:table-row>
        <table:table-row table:style-name="ro1">
          <table:table-cell office:value-type="float" office:value="44562.402546">
            <text:p>44562,402546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62.444212">
            <text:p>44562,444212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62.485879">
            <text:p>44562,485879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562.527546">
            <text:p>44562,52754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562.569212">
            <text:p>44562,569212</text:p>
          </table:table-cell>
          <table:table-cell office:value-type="float" office:value="-1.9">
            <text:p>-1,9</text:p>
          </table:table-cell>
        </table:table-row>
        <table:table-row table:style-name="ro1">
          <table:table-cell office:value-type="float" office:value="44562.610879">
            <text:p>44562,610879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62.652546">
            <text:p>44562,652546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62.694212">
            <text:p>44562,694212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62.735879">
            <text:p>44562,735879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62.777546">
            <text:p>44562,777546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62.819212">
            <text:p>44562,819212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62.860879">
            <text:p>44562,860879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62.902546">
            <text:p>44562,902546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62.944212">
            <text:p>44562,944212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62.985879">
            <text:p>44562,985879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63.027546">
            <text:p>44563,027546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63.069212">
            <text:p>44563,069212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63.110879">
            <text:p>44563,110879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63.152546">
            <text:p>44563,152546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63.194212">
            <text:p>44563,194212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63.235879">
            <text:p>44563,235879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63.277546">
            <text:p>44563,277546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63.319212">
            <text:p>44563,319212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563.360879">
            <text:p>44563,360879</text:p>
          </table:table-cell>
          <table:table-cell office:value-type="float" office:value="-2.3">
            <text:p>-2,3</text:p>
          </table:table-cell>
        </table:table-row>
        <table:table-row table:style-name="ro1">
          <table:table-cell office:value-type="float" office:value="44563.402546">
            <text:p>44563,402546</text:p>
          </table:table-cell>
          <table:table-cell office:value-type="float" office:value="-2.4">
            <text:p>-2,4</text:p>
          </table:table-cell>
        </table:table-row>
        <table:table-row table:style-name="ro1">
          <table:table-cell office:value-type="float" office:value="44563.444212">
            <text:p>44563,444212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563.485879">
            <text:p>44563,485879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63.527546">
            <text:p>44563,52754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563.569212">
            <text:p>44563,569212</text:p>
          </table:table-cell>
          <table:table-cell office:value-type="float" office:value="-2.1">
            <text:p>-2,1</text:p>
          </table:table-cell>
        </table:table-row>
        <table:table-row table:style-name="ro1">
          <table:table-cell office:value-type="float" office:value="44563.610879">
            <text:p>44563,610879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63.652546">
            <text:p>44563,652546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63.694212">
            <text:p>44563,694212</text:p>
          </table:table-cell>
          <table:table-cell office:value-type="float" office:value="-2.1">
            <text:p>-2,1</text:p>
          </table:table-cell>
        </table:table-row>
        <table:table-row table:style-name="ro1">
          <table:table-cell office:value-type="float" office:value="44563.735879">
            <text:p>44563,735879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63.777546">
            <text:p>44563,777546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63.819212">
            <text:p>44563,819212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63.860879">
            <text:p>44563,860879</text:p>
          </table:table-cell>
          <table:table-cell office:value-type="float" office:value="-2.3">
            <text:p>-2,3</text:p>
          </table:table-cell>
        </table:table-row>
        <table:table-row table:style-name="ro1">
          <table:table-cell office:value-type="float" office:value="44563.902546">
            <text:p>44563,902546</text:p>
          </table:table-cell>
          <table:table-cell office:value-type="float" office:value="-2.4">
            <text:p>-2,4</text:p>
          </table:table-cell>
        </table:table-row>
        <table:table-row table:style-name="ro1">
          <table:table-cell office:value-type="float" office:value="44563.944212">
            <text:p>44563,944212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63.985879">
            <text:p>44563,985879</text:p>
          </table:table-cell>
          <table:table-cell office:value-type="float" office:value="-2.3">
            <text:p>-2,3</text:p>
          </table:table-cell>
        </table:table-row>
        <table:table-row table:style-name="ro1">
          <table:table-cell office:value-type="float" office:value="44564.027546">
            <text:p>44564,027546</text:p>
          </table:table-cell>
          <table:table-cell office:value-type="float" office:value="-2.3">
            <text:p>-2,3</text:p>
          </table:table-cell>
        </table:table-row>
        <table:table-row table:style-name="ro1">
          <table:table-cell office:value-type="float" office:value="44564.069212">
            <text:p>44564,069212</text:p>
          </table:table-cell>
          <table:table-cell office:value-type="float" office:value="-2.3">
            <text:p>-2,3</text:p>
          </table:table-cell>
        </table:table-row>
        <table:table-row table:style-name="ro1">
          <table:table-cell office:value-type="float" office:value="44564.110879">
            <text:p>44564,110879</text:p>
          </table:table-cell>
          <table:table-cell office:value-type="float" office:value="-2.3">
            <text:p>-2,3</text:p>
          </table:table-cell>
        </table:table-row>
        <table:table-row table:style-name="ro1">
          <table:table-cell office:value-type="float" office:value="44564.152546">
            <text:p>44564,152546</text:p>
          </table:table-cell>
          <table:table-cell office:value-type="float" office:value="-2.3">
            <text:p>-2,3</text:p>
          </table:table-cell>
        </table:table-row>
        <table:table-row table:style-name="ro1">
          <table:table-cell office:value-type="float" office:value="44564.194212">
            <text:p>44564,194212</text:p>
          </table:table-cell>
          <table:table-cell office:value-type="float" office:value="-2.4">
            <text:p>-2,4</text:p>
          </table:table-cell>
        </table:table-row>
        <table:table-row table:style-name="ro1">
          <table:table-cell office:value-type="float" office:value="44564.235879">
            <text:p>44564,235879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64.277546">
            <text:p>44564,277546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64.319212">
            <text:p>44564,319212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64.360879">
            <text:p>44564,360879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64.402546">
            <text:p>44564,402546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64.444212">
            <text:p>44564,444212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64.485879">
            <text:p>44564,485879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64.527546">
            <text:p>44564,527546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64.569212">
            <text:p>44564,569212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64.610879">
            <text:p>44564,610879</text:p>
          </table:table-cell>
          <table:table-cell office:value-type="float" office:value="-2.4">
            <text:p>-2,4</text:p>
          </table:table-cell>
        </table:table-row>
        <table:table-row table:style-name="ro1">
          <table:table-cell office:value-type="float" office:value="44564.652546">
            <text:p>44564,652546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64.694212">
            <text:p>44564,694212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64.735879">
            <text:p>44564,735879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64.777546">
            <text:p>44564,777546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64.819212">
            <text:p>44564,819212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64.860879">
            <text:p>44564,860879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64.902546">
            <text:p>44564,902546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64.944212">
            <text:p>44564,944212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64.985879">
            <text:p>44564,985879</text:p>
          </table:table-cell>
          <table:table-cell office:value-type="float" office:value="-2.1">
            <text:p>-2,1</text:p>
          </table:table-cell>
        </table:table-row>
        <table:table-row table:style-name="ro1">
          <table:table-cell office:value-type="float" office:value="44565.027546">
            <text:p>44565,027546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65.069212">
            <text:p>44565,069212</text:p>
          </table:table-cell>
          <table:table-cell office:value-type="float" office:value="-2.1">
            <text:p>-2,1</text:p>
          </table:table-cell>
        </table:table-row>
        <table:table-row table:style-name="ro1">
          <table:table-cell office:value-type="float" office:value="44565.110879">
            <text:p>44565,110879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565.152546">
            <text:p>44565,152546</text:p>
          </table:table-cell>
          <table:table-cell office:value-type="float" office:value="-1.9">
            <text:p>-1,9</text:p>
          </table:table-cell>
        </table:table-row>
        <table:table-row table:style-name="ro1">
          <table:table-cell office:value-type="float" office:value="44565.194212">
            <text:p>44565,194212</text:p>
          </table:table-cell>
          <table:table-cell office:value-type="float" office:value="-1.9">
            <text:p>-1,9</text:p>
          </table:table-cell>
        </table:table-row>
        <table:table-row table:style-name="ro1">
          <table:table-cell office:value-type="float" office:value="44565.235879">
            <text:p>44565,235879</text:p>
          </table:table-cell>
          <table:table-cell office:value-type="float" office:value="-1.9">
            <text:p>-1,9</text:p>
          </table:table-cell>
        </table:table-row>
        <table:table-row table:style-name="ro1">
          <table:table-cell office:value-type="float" office:value="44565.277546">
            <text:p>44565,277546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65.319212">
            <text:p>44565,319212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65.360879">
            <text:p>44565,360879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65.402546">
            <text:p>44565,402546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65.444212">
            <text:p>44565,444212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65.485879">
            <text:p>44565,485879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65.527546">
            <text:p>44565,527546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65.569212">
            <text:p>44565,569212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65.610879">
            <text:p>44565,610879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65.652546">
            <text:p>44565,652546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65.694212">
            <text:p>44565,694212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65.735879">
            <text:p>44565,735879</text:p>
          </table:table-cell>
          <table:table-cell office:value-type="float" office:value="-1.9">
            <text:p>-1,9</text:p>
          </table:table-cell>
        </table:table-row>
        <table:table-row table:style-name="ro1">
          <table:table-cell office:value-type="float" office:value="44565.777546">
            <text:p>44565,77754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565.819212">
            <text:p>44565,819212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565.860879">
            <text:p>44565,860879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565.902546">
            <text:p>44565,902546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65.944212">
            <text:p>44565,944212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565.985879">
            <text:p>44565,985879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66.027546">
            <text:p>44566,027546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66.069212">
            <text:p>44566,069212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66.110879">
            <text:p>44566,110879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566.152546">
            <text:p>44566,152546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566.194212">
            <text:p>44566,194212</text:p>
          </table:table-cell>
          <table:table-cell office:value-type="float" office:value="-2.4">
            <text:p>-2,4</text:p>
          </table:table-cell>
        </table:table-row>
        <table:table-row table:style-name="ro1">
          <table:table-cell office:value-type="float" office:value="44566.235879">
            <text:p>44566,235879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66.277546">
            <text:p>44566,277546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66.319212">
            <text:p>44566,319212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66.360879">
            <text:p>44566,360879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66.402546">
            <text:p>44566,402546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66.444212">
            <text:p>44566,444212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66.485879">
            <text:p>44566,485879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66.527546">
            <text:p>44566,527546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66.569212">
            <text:p>44566,569212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66.610879">
            <text:p>44566,610879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66.652546">
            <text:p>44566,652546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66.694212">
            <text:p>44566,694212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66.735879">
            <text:p>44566,735879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66.777546">
            <text:p>44566,777546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66.819212">
            <text:p>44566,819212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66.860879">
            <text:p>44566,860879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66.902546">
            <text:p>44566,902546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66.944212">
            <text:p>44566,944212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66.985879">
            <text:p>44566,985879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67.027546">
            <text:p>44567,027546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67.069212">
            <text:p>44567,069212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67.110879">
            <text:p>44567,110879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67.152546">
            <text:p>44567,152546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67.194212">
            <text:p>44567,194212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67.235879">
            <text:p>44567,235879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67.277546">
            <text:p>44567,277546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67.319212">
            <text:p>44567,319212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67.360879">
            <text:p>44567,360879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67.402546">
            <text:p>44567,402546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67.444212">
            <text:p>44567,444212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67.485879">
            <text:p>44567,485879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67.527546">
            <text:p>44567,527546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67.569212">
            <text:p>44567,569212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67.610879">
            <text:p>44567,610879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67.652546">
            <text:p>44567,652546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67.694212">
            <text:p>44567,694212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67.735879">
            <text:p>44567,735879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67.777546">
            <text:p>44567,777546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67.819212">
            <text:p>44567,819212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67.860879">
            <text:p>44567,860879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67.902546">
            <text:p>44567,90254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67.944212">
            <text:p>44567,944212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67.985879">
            <text:p>44567,985879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68.027546">
            <text:p>44568,027546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68.069212">
            <text:p>44568,069212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68.110879">
            <text:p>44568,110879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68.152546">
            <text:p>44568,152546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68.194212">
            <text:p>44568,194212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68.235879">
            <text:p>44568,235879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68.277546">
            <text:p>44568,277546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68.319212">
            <text:p>44568,319212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68.360879">
            <text:p>44568,360879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68.402546">
            <text:p>44568,402546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68.444212">
            <text:p>44568,444212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68.485879">
            <text:p>44568,485879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68.527546">
            <text:p>44568,527546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68.569212">
            <text:p>44568,569212</text:p>
          </table:table-cell>
          <table:table-cell office:value-type="float" office:value="-5.2">
            <text:p>-5,2</text:p>
          </table:table-cell>
        </table:table-row>
        <table:table-row table:style-name="ro1">
          <table:table-cell office:value-type="float" office:value="44568.610879">
            <text:p>44568,610879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68.652546">
            <text:p>44568,652546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4568.694212">
            <text:p>44568,694212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68.735879">
            <text:p>44568,735879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68.777546">
            <text:p>44568,777546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4568.819212">
            <text:p>44568,819212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4568.860879">
            <text:p>44568,860879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68.902546">
            <text:p>44568,902546</text:p>
          </table:table-cell>
          <table:table-cell office:value-type="float" office:value="-5.2">
            <text:p>-5,2</text:p>
          </table:table-cell>
        </table:table-row>
        <table:table-row table:style-name="ro1">
          <table:table-cell office:value-type="float" office:value="44568.944212">
            <text:p>44568,944212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68.985879">
            <text:p>44568,985879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69.027546">
            <text:p>44569,027546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69.069212">
            <text:p>44569,069212</text:p>
          </table:table-cell>
          <table:table-cell office:value-type="float" office:value="-5.6">
            <text:p>-5,6</text:p>
          </table:table-cell>
        </table:table-row>
        <table:table-row table:style-name="ro1">
          <table:table-cell office:value-type="float" office:value="44569.110879">
            <text:p>44569,110879</text:p>
          </table:table-cell>
          <table:table-cell office:value-type="float" office:value="-5.5">
            <text:p>-5,5</text:p>
          </table:table-cell>
        </table:table-row>
        <table:table-row table:style-name="ro1">
          <table:table-cell office:value-type="float" office:value="44569.152546">
            <text:p>44569,152546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69.194212">
            <text:p>44569,194212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4569.235879">
            <text:p>44569,235879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69.277546">
            <text:p>44569,277546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69.319212">
            <text:p>44569,319212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69.360879">
            <text:p>44569,360879</text:p>
          </table:table-cell>
          <table:table-cell office:value-type="float" office:value="-5.7">
            <text:p>-5,7</text:p>
          </table:table-cell>
        </table:table-row>
        <table:table-row table:style-name="ro1">
          <table:table-cell office:value-type="float" office:value="44569.402546">
            <text:p>44569,402546</text:p>
          </table:table-cell>
          <table:table-cell office:value-type="float" office:value="-5.6">
            <text:p>-5,6</text:p>
          </table:table-cell>
        </table:table-row>
        <table:table-row table:style-name="ro1">
          <table:table-cell office:value-type="float" office:value="44569.444212">
            <text:p>44569,444212</text:p>
          </table:table-cell>
          <table:table-cell office:value-type="float" office:value="-5.7">
            <text:p>-5,7</text:p>
          </table:table-cell>
        </table:table-row>
        <table:table-row table:style-name="ro1">
          <table:table-cell office:value-type="float" office:value="44569.485879">
            <text:p>44569,485879</text:p>
          </table:table-cell>
          <table:table-cell office:value-type="float" office:value="-5.8">
            <text:p>-5,8</text:p>
          </table:table-cell>
        </table:table-row>
        <table:table-row table:style-name="ro1">
          <table:table-cell office:value-type="float" office:value="44569.527546">
            <text:p>44569,527546</text:p>
          </table:table-cell>
          <table:table-cell office:value-type="float" office:value="-5.6">
            <text:p>-5,6</text:p>
          </table:table-cell>
        </table:table-row>
        <table:table-row table:style-name="ro1">
          <table:table-cell office:value-type="float" office:value="44569.569212">
            <text:p>44569,569212</text:p>
          </table:table-cell>
          <table:table-cell office:value-type="float" office:value="-5.2">
            <text:p>-5,2</text:p>
          </table:table-cell>
        </table:table-row>
        <table:table-row table:style-name="ro1">
          <table:table-cell office:value-type="float" office:value="44569.610879">
            <text:p>44569,610879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69.652546">
            <text:p>44569,652546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69.694212">
            <text:p>44569,694212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4569.735879">
            <text:p>44569,735879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69.777546">
            <text:p>44569,777546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69.819212">
            <text:p>44569,819212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69.860879">
            <text:p>44569,860879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69.902546">
            <text:p>44569,902546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69.944212">
            <text:p>44569,944212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69.985879">
            <text:p>44569,985879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70.027546">
            <text:p>44570,027546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70.069212">
            <text:p>44570,069212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70.110879">
            <text:p>44570,110879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70.152546">
            <text:p>44570,15254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70.194212">
            <text:p>44570,194212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70.235879">
            <text:p>44570,235879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70.277546">
            <text:p>44570,277546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70.319212">
            <text:p>44570,319212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70.360879">
            <text:p>44570,360879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70.402546">
            <text:p>44570,402546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70.444212">
            <text:p>44570,444212</text:p>
          </table:table-cell>
          <table:table-cell office:value-type="float" office:value="-5.2">
            <text:p>-5,2</text:p>
          </table:table-cell>
        </table:table-row>
        <table:table-row table:style-name="ro1">
          <table:table-cell office:value-type="float" office:value="44570.485879">
            <text:p>44570,485879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4570.527546">
            <text:p>44570,527546</text:p>
          </table:table-cell>
          <table:table-cell office:value-type="float" office:value="-5.2">
            <text:p>-5,2</text:p>
          </table:table-cell>
        </table:table-row>
        <table:table-row table:style-name="ro1">
          <table:table-cell office:value-type="float" office:value="44570.569212">
            <text:p>44570,569212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70.610879">
            <text:p>44570,610879</text:p>
          </table:table-cell>
          <table:table-cell office:value-type="float" office:value="-5.2">
            <text:p>-5,2</text:p>
          </table:table-cell>
        </table:table-row>
        <table:table-row table:style-name="ro1">
          <table:table-cell office:value-type="float" office:value="44570.652546">
            <text:p>44570,652546</text:p>
          </table:table-cell>
          <table:table-cell office:value-type="float" office:value="-5.5">
            <text:p>-5,5</text:p>
          </table:table-cell>
        </table:table-row>
        <table:table-row table:style-name="ro1">
          <table:table-cell office:value-type="float" office:value="44570.694212">
            <text:p>44570,694212</text:p>
          </table:table-cell>
          <table:table-cell office:value-type="float" office:value="-5.5">
            <text:p>-5,5</text:p>
          </table:table-cell>
        </table:table-row>
        <table:table-row table:style-name="ro1">
          <table:table-cell office:value-type="float" office:value="44570.735879">
            <text:p>44570,735879</text:p>
          </table:table-cell>
          <table:table-cell office:value-type="float" office:value="-5.5">
            <text:p>-5,5</text:p>
          </table:table-cell>
        </table:table-row>
        <table:table-row table:style-name="ro1">
          <table:table-cell office:value-type="float" office:value="44570.777546">
            <text:p>44570,777546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70.819212">
            <text:p>44570,819212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70.860879">
            <text:p>44570,860879</text:p>
          </table:table-cell>
          <table:table-cell office:value-type="float" office:value="-5.2">
            <text:p>-5,2</text:p>
          </table:table-cell>
        </table:table-row>
        <table:table-row table:style-name="ro1">
          <table:table-cell office:value-type="float" office:value="44570.902546">
            <text:p>44570,902546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70.944212">
            <text:p>44570,944212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70.985879">
            <text:p>44570,985879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71.027546">
            <text:p>44571,027546</text:p>
          </table:table-cell>
          <table:table-cell office:value-type="float" office:value="-5.2">
            <text:p>-5,2</text:p>
          </table:table-cell>
        </table:table-row>
        <table:table-row table:style-name="ro1">
          <table:table-cell office:value-type="float" office:value="44571.069212">
            <text:p>44571,069212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71.110879">
            <text:p>44571,110879</text:p>
          </table:table-cell>
          <table:table-cell office:value-type="float" office:value="-5.2">
            <text:p>-5,2</text:p>
          </table:table-cell>
        </table:table-row>
        <table:table-row table:style-name="ro1">
          <table:table-cell office:value-type="float" office:value="44571.152546">
            <text:p>44571,152546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71.194212">
            <text:p>44571,194212</text:p>
          </table:table-cell>
          <table:table-cell office:value-type="float" office:value="-5.2">
            <text:p>-5,2</text:p>
          </table:table-cell>
        </table:table-row>
        <table:table-row table:style-name="ro1">
          <table:table-cell office:value-type="float" office:value="44571.235879">
            <text:p>44571,235879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71.277546">
            <text:p>44571,277546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71.319212">
            <text:p>44571,319212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71.360879">
            <text:p>44571,360879</text:p>
          </table:table-cell>
          <table:table-cell office:value-type="float" office:value="-5.7">
            <text:p>-5,7</text:p>
          </table:table-cell>
        </table:table-row>
        <table:table-row table:style-name="ro1">
          <table:table-cell office:value-type="float" office:value="44571.402546">
            <text:p>44571,402546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float" office:value="44571.444212">
            <text:p>44571,444212</text:p>
          </table:table-cell>
          <table:table-cell office:value-type="float" office:value="-5.9">
            <text:p>-5,9</text:p>
          </table:table-cell>
        </table:table-row>
        <table:table-row table:style-name="ro1">
          <table:table-cell office:value-type="float" office:value="44571.485879">
            <text:p>44571,485879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71.527546">
            <text:p>44571,527546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71.569212">
            <text:p>44571,569212</text:p>
          </table:table-cell>
          <table:table-cell office:value-type="float" office:value="-5.5">
            <text:p>-5,5</text:p>
          </table:table-cell>
        </table:table-row>
        <table:table-row table:style-name="ro1">
          <table:table-cell office:value-type="float" office:value="44571.610879">
            <text:p>44571,610879</text:p>
          </table:table-cell>
          <table:table-cell office:value-type="float" office:value="-5.2">
            <text:p>-5,2</text:p>
          </table:table-cell>
        </table:table-row>
        <table:table-row table:style-name="ro1">
          <table:table-cell office:value-type="float" office:value="44571.652546">
            <text:p>44571,652546</text:p>
          </table:table-cell>
          <table:table-cell office:value-type="float" office:value="-5.9">
            <text:p>-5,9</text:p>
          </table:table-cell>
        </table:table-row>
        <table:table-row table:style-name="ro1">
          <table:table-cell office:value-type="float" office:value="44571.694212">
            <text:p>44571,694212</text:p>
          </table:table-cell>
          <table:table-cell office:value-type="float" office:value="-6.2">
            <text:p>-6,2</text:p>
          </table:table-cell>
        </table:table-row>
        <table:table-row table:style-name="ro1">
          <table:table-cell office:value-type="float" office:value="44571.735879">
            <text:p>44571,735879</text:p>
          </table:table-cell>
          <table:table-cell office:value-type="float" office:value="-6.4">
            <text:p>-6,4</text:p>
          </table:table-cell>
        </table:table-row>
        <table:table-row table:style-name="ro1">
          <table:table-cell office:value-type="float" office:value="44571.777546">
            <text:p>44571,777546</text:p>
          </table:table-cell>
          <table:table-cell office:value-type="float" office:value="-6.4">
            <text:p>-6,4</text:p>
          </table:table-cell>
        </table:table-row>
        <table:table-row table:style-name="ro1">
          <table:table-cell office:value-type="float" office:value="44571.819212">
            <text:p>44571,819212</text:p>
          </table:table-cell>
          <table:table-cell office:value-type="float" office:value="-6.1">
            <text:p>-6,1</text:p>
          </table:table-cell>
        </table:table-row>
        <table:table-row table:style-name="ro1">
          <table:table-cell office:value-type="float" office:value="44571.860879">
            <text:p>44571,860879</text:p>
          </table:table-cell>
          <table:table-cell office:value-type="float" office:value="-5.9">
            <text:p>-5,9</text:p>
          </table:table-cell>
        </table:table-row>
        <table:table-row table:style-name="ro1">
          <table:table-cell office:value-type="float" office:value="44571.902546">
            <text:p>44571,902546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71.944212">
            <text:p>44571,944212</text:p>
          </table:table-cell>
          <table:table-cell office:value-type="float" office:value="-5.5">
            <text:p>-5,5</text:p>
          </table:table-cell>
        </table:table-row>
        <table:table-row table:style-name="ro1">
          <table:table-cell office:value-type="float" office:value="44571.985879">
            <text:p>44571,985879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72.027546">
            <text:p>44572,027546</text:p>
          </table:table-cell>
          <table:table-cell office:value-type="float" office:value="-5.2">
            <text:p>-5,2</text:p>
          </table:table-cell>
        </table:table-row>
        <table:table-row table:style-name="ro1">
          <table:table-cell office:value-type="float" office:value="44572.069212">
            <text:p>44572,069212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72.110879">
            <text:p>44572,110879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72.152546">
            <text:p>44572,152546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72.194212">
            <text:p>44572,194212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72.235879">
            <text:p>44572,235879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72.277546">
            <text:p>44572,277546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72.319212">
            <text:p>44572,319212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72.360879">
            <text:p>44572,360879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72.402546">
            <text:p>44572,402546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72.444212">
            <text:p>44572,444212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72.485879">
            <text:p>44572,485879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72.527546">
            <text:p>44572,52754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72.569212">
            <text:p>44572,569212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72.610879">
            <text:p>44572,610879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72.652546">
            <text:p>44572,652546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72.694212">
            <text:p>44572,694212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72.735879">
            <text:p>44572,735879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72.777546">
            <text:p>44572,777546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72.819212">
            <text:p>44572,819212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72.860879">
            <text:p>44572,860879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72.902546">
            <text:p>44572,902546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72.944212">
            <text:p>44572,944212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72.985879">
            <text:p>44572,985879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73.027546">
            <text:p>44573,027546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73.069212">
            <text:p>44573,069212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73.110879">
            <text:p>44573,110879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73.152546">
            <text:p>44573,152546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73.194212">
            <text:p>44573,194212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73.235879">
            <text:p>44573,235879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73.277546">
            <text:p>44573,277546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73.319212">
            <text:p>44573,319212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73.360879">
            <text:p>44573,360879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73.402546">
            <text:p>44573,40254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73.444212">
            <text:p>44573,444212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73.485879">
            <text:p>44573,485879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73.527546">
            <text:p>44573,527546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73.569212">
            <text:p>44573,569212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73.610879">
            <text:p>44573,610879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73.652546">
            <text:p>44573,652546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73.694212">
            <text:p>44573,694212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73.735879">
            <text:p>44573,735879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73.777546">
            <text:p>44573,777546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73.819212">
            <text:p>44573,819212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73.860879">
            <text:p>44573,860879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73.902546">
            <text:p>44573,902546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73.944212">
            <text:p>44573,944212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73.985879">
            <text:p>44573,985879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74.027546">
            <text:p>44574,027546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74.069212">
            <text:p>44574,069212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74.110879">
            <text:p>44574,110879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74.152546">
            <text:p>44574,152546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74.194212">
            <text:p>44574,194212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74.235879">
            <text:p>44574,235879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74.277546">
            <text:p>44574,277546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74.319212">
            <text:p>44574,319212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74.360879">
            <text:p>44574,360879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74.402546">
            <text:p>44574,402546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74.444212">
            <text:p>44574,444212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74.485879">
            <text:p>44574,485879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74.527546">
            <text:p>44574,527546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74.569212">
            <text:p>44574,569212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74.610879">
            <text:p>44574,610879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74.652546">
            <text:p>44574,65254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74.694212">
            <text:p>44574,694212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74.735879">
            <text:p>44574,735879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74.777546">
            <text:p>44574,777546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74.819212">
            <text:p>44574,819212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74.860879">
            <text:p>44574,860879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74.902546">
            <text:p>44574,902546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74.944212">
            <text:p>44574,944212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74.985879">
            <text:p>44574,985879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75.027546">
            <text:p>44575,027546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75.069212">
            <text:p>44575,069212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75.110879">
            <text:p>44575,110879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75.152546">
            <text:p>44575,152546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75.194212">
            <text:p>44575,194212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75.235879">
            <text:p>44575,235879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75.277546">
            <text:p>44575,277546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75.319212">
            <text:p>44575,319212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75.360879">
            <text:p>44575,360879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75.402546">
            <text:p>44575,402546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75.444212">
            <text:p>44575,444212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75.485879">
            <text:p>44575,485879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75.527546">
            <text:p>44575,527546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75.569212">
            <text:p>44575,569212</text:p>
          </table:table-cell>
          <table:table-cell office:value-type="float" office:value="-2.3">
            <text:p>-2,3</text:p>
          </table:table-cell>
        </table:table-row>
        <table:table-row table:style-name="ro1">
          <table:table-cell office:value-type="float" office:value="44575.610879">
            <text:p>44575,610879</text:p>
          </table:table-cell>
          <table:table-cell office:value-type="float" office:value="-2.3">
            <text:p>-2,3</text:p>
          </table:table-cell>
        </table:table-row>
        <table:table-row table:style-name="ro1">
          <table:table-cell office:value-type="float" office:value="44575.652546">
            <text:p>44575,652546</text:p>
          </table:table-cell>
          <table:table-cell office:value-type="float" office:value="-2.4">
            <text:p>-2,4</text:p>
          </table:table-cell>
        </table:table-row>
        <table:table-row table:style-name="ro1">
          <table:table-cell office:value-type="float" office:value="44575.694212">
            <text:p>44575,694212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75.735879">
            <text:p>44575,735879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75.777546">
            <text:p>44575,777546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75.819212">
            <text:p>44575,819212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75.860879">
            <text:p>44575,860879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75.902546">
            <text:p>44575,90254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75.944212">
            <text:p>44575,944212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75.985879">
            <text:p>44575,985879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76.027546">
            <text:p>44576,027546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76.069212">
            <text:p>44576,069212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76.110879">
            <text:p>44576,110879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76.152546">
            <text:p>44576,152546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76.194212">
            <text:p>44576,194212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76.235879">
            <text:p>44576,235879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76.277546">
            <text:p>44576,277546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76.319212">
            <text:p>44576,319212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76.360879">
            <text:p>44576,360879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76.402546">
            <text:p>44576,40254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76.444212">
            <text:p>44576,444212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76.485879">
            <text:p>44576,485879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76.527546">
            <text:p>44576,527546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76.569212">
            <text:p>44576,569212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76.610879">
            <text:p>44576,610879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76.652546">
            <text:p>44576,652546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76.694212">
            <text:p>44576,694212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76.735879">
            <text:p>44576,735879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76.777546">
            <text:p>44576,777546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76.819212">
            <text:p>44576,819212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76.860879">
            <text:p>44576,860879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76.902546">
            <text:p>44576,902546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76.944212">
            <text:p>44576,944212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76.985879">
            <text:p>44576,985879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77.027546">
            <text:p>44577,027546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77.069212">
            <text:p>44577,069212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77.110879">
            <text:p>44577,110879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77.152546">
            <text:p>44577,15254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77.194212">
            <text:p>44577,194212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77.235879">
            <text:p>44577,235879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77.277546">
            <text:p>44577,277546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77.319212">
            <text:p>44577,319212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77.360879">
            <text:p>44577,360879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77.402546">
            <text:p>44577,402546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77.444212">
            <text:p>44577,444212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77.485879">
            <text:p>44577,485879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77.527546">
            <text:p>44577,527546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77.569212">
            <text:p>44577,569212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77.610879">
            <text:p>44577,610879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77.652546">
            <text:p>44577,652546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77.694212">
            <text:p>44577,694212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77.735879">
            <text:p>44577,735879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77.777546">
            <text:p>44577,777546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77.819212">
            <text:p>44577,819212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77.860879">
            <text:p>44577,860879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77.902546">
            <text:p>44577,902546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77.944212">
            <text:p>44577,944212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77.985879">
            <text:p>44577,985879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78.027546">
            <text:p>44578,027546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78.069212">
            <text:p>44578,069212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78.110879">
            <text:p>44578,110879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78.152546">
            <text:p>44578,152546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4578.194212">
            <text:p>44578,194212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78.235879">
            <text:p>44578,235879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78.277546">
            <text:p>44578,277546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78.319212">
            <text:p>44578,319212</text:p>
          </table:table-cell>
          <table:table-cell office:value-type="float" office:value="-5.2">
            <text:p>-5,2</text:p>
          </table:table-cell>
        </table:table-row>
        <table:table-row table:style-name="ro1">
          <table:table-cell office:value-type="float" office:value="44578.360879">
            <text:p>44578,360879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78.402546">
            <text:p>44578,402546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4578.444212">
            <text:p>44578,444212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78.485879">
            <text:p>44578,485879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78.527546">
            <text:p>44578,527546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78.569212">
            <text:p>44578,569212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78.610879">
            <text:p>44578,610879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78.652546">
            <text:p>44578,652546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78.694212">
            <text:p>44578,694212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78.735879">
            <text:p>44578,735879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78.777546">
            <text:p>44578,777546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78.819212">
            <text:p>44578,819212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78.860879">
            <text:p>44578,860879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78.902546">
            <text:p>44578,902546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78.944212">
            <text:p>44578,944212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78.985879">
            <text:p>44578,985879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79.027546">
            <text:p>44579,027546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79.069212">
            <text:p>44579,069212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79.110879">
            <text:p>44579,110879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79.152546">
            <text:p>44579,152546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79.194212">
            <text:p>44579,194212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79.235879">
            <text:p>44579,235879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79.277546">
            <text:p>44579,277546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79.319212">
            <text:p>44579,319212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79.360879">
            <text:p>44579,360879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79.402546">
            <text:p>44579,402546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79.444212">
            <text:p>44579,444212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79.485879">
            <text:p>44579,485879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79.527546">
            <text:p>44579,527546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79.569212">
            <text:p>44579,569212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79.610879">
            <text:p>44579,610879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79.652546">
            <text:p>44579,652546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79.694212">
            <text:p>44579,694212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79.735879">
            <text:p>44579,735879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79.777546">
            <text:p>44579,777546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79.819212">
            <text:p>44579,819212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79.860879">
            <text:p>44579,860879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79.902546">
            <text:p>44579,902546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79.944212">
            <text:p>44579,944212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79.985879">
            <text:p>44579,985879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80.027546">
            <text:p>44580,027546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80.069212">
            <text:p>44580,069212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80.110879">
            <text:p>44580,110879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80.152546">
            <text:p>44580,152546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80.194212">
            <text:p>44580,194212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80.235879">
            <text:p>44580,235879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80.277546">
            <text:p>44580,277546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80.319212">
            <text:p>44580,319212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80.360879">
            <text:p>44580,360879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80.402546">
            <text:p>44580,402546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80.444212">
            <text:p>44580,444212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80.485879">
            <text:p>44580,485879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80.527546">
            <text:p>44580,527546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80.569212">
            <text:p>44580,569212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80.610879">
            <text:p>44580,610879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80.652546">
            <text:p>44580,652546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80.694212">
            <text:p>44580,694212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80.735879">
            <text:p>44580,735879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80.777546">
            <text:p>44580,77754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80.819212">
            <text:p>44580,819212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80.860879">
            <text:p>44580,860879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80.902546">
            <text:p>44580,902546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80.944212">
            <text:p>44580,944212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80.985879">
            <text:p>44580,985879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81.027546">
            <text:p>44581,027546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4581.069212">
            <text:p>44581,069212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81.110879">
            <text:p>44581,110879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81.152546">
            <text:p>44581,152546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81.194212">
            <text:p>44581,194212</text:p>
          </table:table-cell>
          <table:table-cell office:value-type="float" office:value="-5.6">
            <text:p>-5,6</text:p>
          </table:table-cell>
        </table:table-row>
        <table:table-row table:style-name="ro1">
          <table:table-cell office:value-type="float" office:value="44581.235879">
            <text:p>44581,235879</text:p>
          </table:table-cell>
          <table:table-cell office:value-type="float" office:value="-5.7">
            <text:p>-5,7</text:p>
          </table:table-cell>
        </table:table-row>
        <table:table-row table:style-name="ro1">
          <table:table-cell office:value-type="float" office:value="44581.277546">
            <text:p>44581,277546</text:p>
          </table:table-cell>
          <table:table-cell office:value-type="float" office:value="-5.5">
            <text:p>-5,5</text:p>
          </table:table-cell>
        </table:table-row>
        <table:table-row table:style-name="ro1">
          <table:table-cell office:value-type="float" office:value="44581.319212">
            <text:p>44581,319212</text:p>
          </table:table-cell>
          <table:table-cell office:value-type="float" office:value="-5.7">
            <text:p>-5,7</text:p>
          </table:table-cell>
        </table:table-row>
        <table:table-row table:style-name="ro1">
          <table:table-cell office:value-type="float" office:value="44581.360879">
            <text:p>44581,360879</text:p>
          </table:table-cell>
          <table:table-cell office:value-type="float" office:value="-5.5">
            <text:p>-5,5</text:p>
          </table:table-cell>
        </table:table-row>
        <table:table-row table:style-name="ro1">
          <table:table-cell office:value-type="float" office:value="44581.402546">
            <text:p>44581,402546</text:p>
          </table:table-cell>
          <table:table-cell office:value-type="float" office:value="-5.8">
            <text:p>-5,8</text:p>
          </table:table-cell>
        </table:table-row>
        <table:table-row table:style-name="ro1">
          <table:table-cell office:value-type="float" office:value="44581.444212">
            <text:p>44581,444212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float" office:value="44581.485879">
            <text:p>44581,485879</text:p>
          </table:table-cell>
          <table:table-cell office:value-type="float" office:value="-5.5">
            <text:p>-5,5</text:p>
          </table:table-cell>
        </table:table-row>
        <table:table-row table:style-name="ro1">
          <table:table-cell office:value-type="float" office:value="44581.527546">
            <text:p>44581,527546</text:p>
          </table:table-cell>
          <table:table-cell office:value-type="float" office:value="-5.7">
            <text:p>-5,7</text:p>
          </table:table-cell>
        </table:table-row>
        <table:table-row table:style-name="ro1">
          <table:table-cell office:value-type="float" office:value="44581.569212">
            <text:p>44581,569212</text:p>
          </table:table-cell>
          <table:table-cell office:value-type="float" office:value="-5.9">
            <text:p>-5,9</text:p>
          </table:table-cell>
        </table:table-row>
        <table:table-row table:style-name="ro1">
          <table:table-cell office:value-type="float" office:value="44581.610879">
            <text:p>44581,610879</text:p>
          </table:table-cell>
          <table:table-cell office:value-type="float" office:value="-5.6">
            <text:p>-5,6</text:p>
          </table:table-cell>
        </table:table-row>
        <table:table-row table:style-name="ro1">
          <table:table-cell office:value-type="float" office:value="44581.652546">
            <text:p>44581,652546</text:p>
          </table:table-cell>
          <table:table-cell office:value-type="float" office:value="-5.7">
            <text:p>-5,7</text:p>
          </table:table-cell>
        </table:table-row>
        <table:table-row table:style-name="ro1">
          <table:table-cell office:value-type="float" office:value="44581.694212">
            <text:p>44581,694212</text:p>
          </table:table-cell>
          <table:table-cell office:value-type="float" office:value="-5.8">
            <text:p>-5,8</text:p>
          </table:table-cell>
        </table:table-row>
        <table:table-row table:style-name="ro1">
          <table:table-cell office:value-type="float" office:value="44581.735879">
            <text:p>44581,735879</text:p>
          </table:table-cell>
          <table:table-cell office:value-type="float" office:value="-5.5">
            <text:p>-5,5</text:p>
          </table:table-cell>
        </table:table-row>
        <table:table-row table:style-name="ro1">
          <table:table-cell office:value-type="float" office:value="44581.777546">
            <text:p>44581,777546</text:p>
          </table:table-cell>
          <table:table-cell office:value-type="float" office:value="-5.6">
            <text:p>-5,6</text:p>
          </table:table-cell>
        </table:table-row>
        <table:table-row table:style-name="ro1">
          <table:table-cell office:value-type="float" office:value="44581.819212">
            <text:p>44581,819212</text:p>
          </table:table-cell>
          <table:table-cell office:value-type="float" office:value="-5.7">
            <text:p>-5,7</text:p>
          </table:table-cell>
        </table:table-row>
        <table:table-row table:style-name="ro1">
          <table:table-cell office:value-type="float" office:value="44581.860879">
            <text:p>44581,860879</text:p>
          </table:table-cell>
          <table:table-cell office:value-type="float" office:value="-5.8">
            <text:p>-5,8</text:p>
          </table:table-cell>
        </table:table-row>
        <table:table-row table:style-name="ro1">
          <table:table-cell office:value-type="float" office:value="44581.902546">
            <text:p>44581,902546</text:p>
          </table:table-cell>
          <table:table-cell office:value-type="float" office:value="-6.2">
            <text:p>-6,2</text:p>
          </table:table-cell>
        </table:table-row>
        <table:table-row table:style-name="ro1">
          <table:table-cell office:value-type="float" office:value="44581.944212">
            <text:p>44581,944212</text:p>
          </table:table-cell>
          <table:table-cell office:value-type="float" office:value="-5.8">
            <text:p>-5,8</text:p>
          </table:table-cell>
        </table:table-row>
        <table:table-row table:style-name="ro1">
          <table:table-cell office:value-type="float" office:value="44581.985879">
            <text:p>44581,985879</text:p>
          </table:table-cell>
          <table:table-cell office:value-type="float" office:value="-5.6">
            <text:p>-5,6</text:p>
          </table:table-cell>
        </table:table-row>
        <table:table-row table:style-name="ro1">
          <table:table-cell office:value-type="float" office:value="44582.027546">
            <text:p>44582,027546</text:p>
          </table:table-cell>
          <table:table-cell office:value-type="float" office:value="-6.1">
            <text:p>-6,1</text:p>
          </table:table-cell>
        </table:table-row>
        <table:table-row table:style-name="ro1">
          <table:table-cell office:value-type="float" office:value="44582.069212">
            <text:p>44582,069212</text:p>
          </table:table-cell>
          <table:table-cell office:value-type="float" office:value="-6.3">
            <text:p>-6,3</text:p>
          </table:table-cell>
        </table:table-row>
        <table:table-row table:style-name="ro1">
          <table:table-cell office:value-type="float" office:value="44582.110879">
            <text:p>44582,110879</text:p>
          </table:table-cell>
          <table:table-cell office:value-type="float" office:value="-5.9">
            <text:p>-5,9</text:p>
          </table:table-cell>
        </table:table-row>
        <table:table-row table:style-name="ro1">
          <table:table-cell office:value-type="float" office:value="44582.152546">
            <text:p>44582,152546</text:p>
          </table:table-cell>
          <table:table-cell office:value-type="float" office:value="-5.7">
            <text:p>-5,7</text:p>
          </table:table-cell>
        </table:table-row>
        <table:table-row table:style-name="ro1">
          <table:table-cell office:value-type="float" office:value="44582.194212">
            <text:p>44582,194212</text:p>
          </table:table-cell>
          <table:table-cell office:value-type="float" office:value="-6.2">
            <text:p>-6,2</text:p>
          </table:table-cell>
        </table:table-row>
        <table:table-row table:style-name="ro1">
          <table:table-cell office:value-type="float" office:value="44582.235879">
            <text:p>44582,235879</text:p>
          </table:table-cell>
          <table:table-cell office:value-type="float" office:value="-5.7">
            <text:p>-5,7</text:p>
          </table:table-cell>
        </table:table-row>
        <table:table-row table:style-name="ro1">
          <table:table-cell office:value-type="float" office:value="44582.277546">
            <text:p>44582,277546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4582.319212">
            <text:p>44582,319212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4582.360879">
            <text:p>44582,360879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4582.402546">
            <text:p>44582,402546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82.444212">
            <text:p>44582,444212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82.485879">
            <text:p>44582,485879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82.527546">
            <text:p>44582,527546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82.569212">
            <text:p>44582,569212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82.610879">
            <text:p>44582,610879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82.652546">
            <text:p>44582,652546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82.694212">
            <text:p>44582,694212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82.735879">
            <text:p>44582,735879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82.777546">
            <text:p>44582,777546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82.819212">
            <text:p>44582,819212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82.860879">
            <text:p>44582,860879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82.902546">
            <text:p>44582,902546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82.944212">
            <text:p>44582,944212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82.985879">
            <text:p>44582,985879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83.027546">
            <text:p>44583,027546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83.069212">
            <text:p>44583,069212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83.110879">
            <text:p>44583,110879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83.152546">
            <text:p>44583,152546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83.194212">
            <text:p>44583,194212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83.235879">
            <text:p>44583,235879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83.277546">
            <text:p>44583,27754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83.319212">
            <text:p>44583,319212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83.360879">
            <text:p>44583,360879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83.402546">
            <text:p>44583,402546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83.444212">
            <text:p>44583,444212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83.485879">
            <text:p>44583,485879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83.527546">
            <text:p>44583,527546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83.569212">
            <text:p>44583,569212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83.610879">
            <text:p>44583,610879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83.652546">
            <text:p>44583,65254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83.694212">
            <text:p>44583,694212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83.735879">
            <text:p>44583,735879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83.777546">
            <text:p>44583,77754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83.819212">
            <text:p>44583,819212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83.860879">
            <text:p>44583,860879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83.902546">
            <text:p>44583,902546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83.944212">
            <text:p>44583,944212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83.985879">
            <text:p>44583,985879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84.027546">
            <text:p>44584,027546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84.069212">
            <text:p>44584,069212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84.110879">
            <text:p>44584,110879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84.152546">
            <text:p>44584,152546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84.194212">
            <text:p>44584,194212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84.235879">
            <text:p>44584,235879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84.277546">
            <text:p>44584,277546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84.319212">
            <text:p>44584,319212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84.360879">
            <text:p>44584,360879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84.402546">
            <text:p>44584,402546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84.444212">
            <text:p>44584,444212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84.485879">
            <text:p>44584,485879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84.527546">
            <text:p>44584,527546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84.569212">
            <text:p>44584,569212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84.610879">
            <text:p>44584,610879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84.652546">
            <text:p>44584,652546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84.694212">
            <text:p>44584,694212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84.735879">
            <text:p>44584,735879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84.777546">
            <text:p>44584,777546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84.819212">
            <text:p>44584,819212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84.860879">
            <text:p>44584,860879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84.902546">
            <text:p>44584,902546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84.944212">
            <text:p>44584,944212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84.985879">
            <text:p>44584,985879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85.027546">
            <text:p>44585,027546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85.069212">
            <text:p>44585,069212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85.110879">
            <text:p>44585,110879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85.152546">
            <text:p>44585,152546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85.194212">
            <text:p>44585,194212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85.235879">
            <text:p>44585,235879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85.277546">
            <text:p>44585,277546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85.319212">
            <text:p>44585,319212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85.360879">
            <text:p>44585,360879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85.402546">
            <text:p>44585,402546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85.444212">
            <text:p>44585,444212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85.485879">
            <text:p>44585,485879</text:p>
          </table:table-cell>
          <table:table-cell office:value-type="float" office:value="-2.4">
            <text:p>-2,4</text:p>
          </table:table-cell>
        </table:table-row>
        <table:table-row table:style-name="ro1">
          <table:table-cell office:value-type="float" office:value="44585.527546">
            <text:p>44585,527546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85.569212">
            <text:p>44585,569212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85.610879">
            <text:p>44585,610879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85.652546">
            <text:p>44585,652546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85.694212">
            <text:p>44585,694212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85.735879">
            <text:p>44585,735879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85.777546">
            <text:p>44585,777546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85.819212">
            <text:p>44585,819212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85.860879">
            <text:p>44585,860879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85.902546">
            <text:p>44585,902546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85.944212">
            <text:p>44585,944212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85.985879">
            <text:p>44585,985879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86.027546">
            <text:p>44586,027546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86.069212">
            <text:p>44586,069212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86.110879">
            <text:p>44586,110879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86.152546">
            <text:p>44586,152546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86.194212">
            <text:p>44586,194212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86.235879">
            <text:p>44586,235879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86.277546">
            <text:p>44586,277546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86.319212">
            <text:p>44586,319212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86.360879">
            <text:p>44586,360879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86.402546">
            <text:p>44586,40254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86.444212">
            <text:p>44586,444212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86.485879">
            <text:p>44586,485879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86.527546">
            <text:p>44586,527546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86.569212">
            <text:p>44586,569212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86.610879">
            <text:p>44586,610879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86.652546">
            <text:p>44586,652546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86.694212">
            <text:p>44586,694212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86.735879">
            <text:p>44586,735879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86.777546">
            <text:p>44586,777546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86.819212">
            <text:p>44586,819212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86.860879">
            <text:p>44586,860879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86.902546">
            <text:p>44586,902546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86.944212">
            <text:p>44586,944212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86.985879">
            <text:p>44586,985879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87.027546">
            <text:p>44587,027546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87.069212">
            <text:p>44587,069212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87.110879">
            <text:p>44587,110879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87.152546">
            <text:p>44587,152546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87.194212">
            <text:p>44587,194212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87.235879">
            <text:p>44587,235879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87.277546">
            <text:p>44587,277546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87.319212">
            <text:p>44587,319212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87.360879">
            <text:p>44587,360879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87.402546">
            <text:p>44587,402546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87.444212">
            <text:p>44587,444212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87.485879">
            <text:p>44587,485879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87.527546">
            <text:p>44587,527546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87.569212">
            <text:p>44587,569212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87.610879">
            <text:p>44587,610879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87.652546">
            <text:p>44587,652546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87.694212">
            <text:p>44587,694212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87.735879">
            <text:p>44587,735879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87.777546">
            <text:p>44587,777546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87.819212">
            <text:p>44587,819212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87.860879">
            <text:p>44587,860879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87.902546">
            <text:p>44587,902546</text:p>
          </table:table-cell>
          <table:table-cell office:value-type="float" office:value="-3.5">
            <text:p>-3,5</text:p>
          </table:table-cell>
        </table:table-row>
        <table:table-row table:style-name="ro1">
          <table:table-cell office:value-type="float" office:value="44587.944212">
            <text:p>44587,944212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87.985879">
            <text:p>44587,985879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88.027546">
            <text:p>44588,027546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88.069212">
            <text:p>44588,069212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88.110879">
            <text:p>44588,110879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88.152546">
            <text:p>44588,15254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88.194212">
            <text:p>44588,194212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88.235879">
            <text:p>44588,235879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88.277546">
            <text:p>44588,277546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88.319212">
            <text:p>44588,319212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88.360879">
            <text:p>44588,360879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44588.402546">
            <text:p>44588,402546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88.444212">
            <text:p>44588,444212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88.485879">
            <text:p>44588,485879</text:p>
          </table:table-cell>
          <table:table-cell office:value-type="float" office:value="-2.4">
            <text:p>-2,4</text:p>
          </table:table-cell>
        </table:table-row>
        <table:table-row table:style-name="ro1">
          <table:table-cell office:value-type="float" office:value="44588.527546">
            <text:p>44588,527546</text:p>
          </table:table-cell>
          <table:table-cell office:value-type="float" office:value="-2.3">
            <text:p>-2,3</text:p>
          </table:table-cell>
        </table:table-row>
        <table:table-row table:style-name="ro1">
          <table:table-cell office:value-type="float" office:value="44588.569212">
            <text:p>44588,569212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588.610879">
            <text:p>44588,610879</text:p>
          </table:table-cell>
          <table:table-cell office:value-type="float" office:value="-2.3">
            <text:p>-2,3</text:p>
          </table:table-cell>
        </table:table-row>
        <table:table-row table:style-name="ro1">
          <table:table-cell office:value-type="float" office:value="44588.652546">
            <text:p>44588,652546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88.694212">
            <text:p>44588,694212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88.735879">
            <text:p>44588,735879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88.777546">
            <text:p>44588,777546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88.819212">
            <text:p>44588,819212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88.860879">
            <text:p>44588,860879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88.902546">
            <text:p>44588,902546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88.944212">
            <text:p>44588,944212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88.985879">
            <text:p>44588,985879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89.027546">
            <text:p>44589,027546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89.069212">
            <text:p>44589,069212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89.110879">
            <text:p>44589,110879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89.152546">
            <text:p>44589,152546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89.194212">
            <text:p>44589,194212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89.235879">
            <text:p>44589,235879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89.277546">
            <text:p>44589,277546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89.319212">
            <text:p>44589,319212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89.360879">
            <text:p>44589,360879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4589.402546">
            <text:p>44589,402546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89.444212">
            <text:p>44589,444212</text:p>
          </table:table-cell>
          <table:table-cell office:value-type="float" office:value="-5.2">
            <text:p>-5,2</text:p>
          </table:table-cell>
        </table:table-row>
        <table:table-row table:style-name="ro1">
          <table:table-cell office:value-type="float" office:value="44589.485879">
            <text:p>44589,485879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89.527546">
            <text:p>44589,527546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4589.569212">
            <text:p>44589,569212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89.610879">
            <text:p>44589,610879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89.652546">
            <text:p>44589,652546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89.694212">
            <text:p>44589,694212</text:p>
          </table:table-cell>
          <table:table-cell office:value-type="float" office:value="-5.2">
            <text:p>-5,2</text:p>
          </table:table-cell>
        </table:table-row>
        <table:table-row table:style-name="ro1">
          <table:table-cell office:value-type="float" office:value="44589.735879">
            <text:p>44589,735879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89.777546">
            <text:p>44589,777546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89.819212">
            <text:p>44589,819212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89.860879">
            <text:p>44589,860879</text:p>
          </table:table-cell>
          <table:table-cell office:value-type="float" office:value="-5.5">
            <text:p>-5,5</text:p>
          </table:table-cell>
        </table:table-row>
        <table:table-row table:style-name="ro1">
          <table:table-cell office:value-type="float" office:value="44589.902546">
            <text:p>44589,902546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89.944212">
            <text:p>44589,944212</text:p>
          </table:table-cell>
          <table:table-cell office:value-type="float" office:value="-5.5">
            <text:p>-5,5</text:p>
          </table:table-cell>
        </table:table-row>
        <table:table-row table:style-name="ro1">
          <table:table-cell office:value-type="float" office:value="44589.985879">
            <text:p>44589,985879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90.027546">
            <text:p>44590,027546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90.069212">
            <text:p>44590,069212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90.110879">
            <text:p>44590,110879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90.152546">
            <text:p>44590,152546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90.194212">
            <text:p>44590,194212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90.235879">
            <text:p>44590,235879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90.277546">
            <text:p>44590,277546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90.319212">
            <text:p>44590,319212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90.360879">
            <text:p>44590,360879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90.402546">
            <text:p>44590,402546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90.444212">
            <text:p>44590,444212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90.485879">
            <text:p>44590,485879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90.527546">
            <text:p>44590,527546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90.569212">
            <text:p>44590,569212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90.610879">
            <text:p>44590,610879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90.652546">
            <text:p>44590,652546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90.694212">
            <text:p>44590,694212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90.735879">
            <text:p>44590,735879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90.777546">
            <text:p>44590,777546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90.819212">
            <text:p>44590,819212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90.860879">
            <text:p>44590,860879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90.902546">
            <text:p>44590,902546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90.944212">
            <text:p>44590,944212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90.985879">
            <text:p>44590,985879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91.027546">
            <text:p>44591,027546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91.069212">
            <text:p>44591,069212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91.110879">
            <text:p>44591,110879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91.152546">
            <text:p>44591,152546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91.194212">
            <text:p>44591,194212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91.235879">
            <text:p>44591,235879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91.277546">
            <text:p>44591,277546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91.319212">
            <text:p>44591,319212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91.360879">
            <text:p>44591,360879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91.402546">
            <text:p>44591,402546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91.444212">
            <text:p>44591,444212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91.485879">
            <text:p>44591,485879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91.527546">
            <text:p>44591,527546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91.569212">
            <text:p>44591,569212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91.610879">
            <text:p>44591,610879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91.652546">
            <text:p>44591,652546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91.694212">
            <text:p>44591,694212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91.735879">
            <text:p>44591,735879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91.777546">
            <text:p>44591,777546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91.819212">
            <text:p>44591,819212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91.860879">
            <text:p>44591,860879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91.902546">
            <text:p>44591,902546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91.944212">
            <text:p>44591,944212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91.985879">
            <text:p>44591,985879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92.027546">
            <text:p>44592,027546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92.069212">
            <text:p>44592,069212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92.110879">
            <text:p>44592,110879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92.152546">
            <text:p>44592,152546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92.194212">
            <text:p>44592,194212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92.235879">
            <text:p>44592,235879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92.277546">
            <text:p>44592,277546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92.319212">
            <text:p>44592,319212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92.360879">
            <text:p>44592,360879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92.402546">
            <text:p>44592,402546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92.444212">
            <text:p>44592,444212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92.485879">
            <text:p>44592,485879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92.527546">
            <text:p>44592,527546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92.569212">
            <text:p>44592,569212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4592.610879">
            <text:p>44592,610879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92.652546">
            <text:p>44592,652546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92.694212">
            <text:p>44592,694212</text:p>
          </table:table-cell>
          <table:table-cell office:value-type="float" office:value="-5.2">
            <text:p>-5,2</text:p>
          </table:table-cell>
        </table:table-row>
        <table:table-row table:style-name="ro1">
          <table:table-cell office:value-type="float" office:value="44592.735879">
            <text:p>44592,735879</text:p>
          </table:table-cell>
          <table:table-cell office:value-type="float" office:value="-5.9">
            <text:p>-5,9</text:p>
          </table:table-cell>
        </table:table-row>
        <table:table-row table:style-name="ro1">
          <table:table-cell office:value-type="float" office:value="44592.777546">
            <text:p>44592,777546</text:p>
          </table:table-cell>
          <table:table-cell office:value-type="float" office:value="-6.1">
            <text:p>-6,1</text:p>
          </table:table-cell>
        </table:table-row>
        <table:table-row table:style-name="ro1">
          <table:table-cell office:value-type="float" office:value="44592.819212">
            <text:p>44592,819212</text:p>
          </table:table-cell>
          <table:table-cell office:value-type="float" office:value="-7.2">
            <text:p>-7,2</text:p>
          </table:table-cell>
        </table:table-row>
        <table:table-row table:style-name="ro1">
          <table:table-cell office:value-type="float" office:value="44592.860879">
            <text:p>44592,860879</text:p>
          </table:table-cell>
          <table:table-cell office:value-type="float" office:value="-7.6">
            <text:p>-7,6</text:p>
          </table:table-cell>
        </table:table-row>
        <table:table-row table:style-name="ro1">
          <table:table-cell office:value-type="float" office:value="44592.902546">
            <text:p>44592,902546</text:p>
          </table:table-cell>
          <table:table-cell office:value-type="float" office:value="-7.4">
            <text:p>-7,4</text:p>
          </table:table-cell>
        </table:table-row>
        <table:table-row table:style-name="ro1">
          <table:table-cell office:value-type="float" office:value="44592.944212">
            <text:p>44592,944212</text:p>
          </table:table-cell>
          <table:table-cell office:value-type="float" office:value="-7.8">
            <text:p>-7,8</text:p>
          </table:table-cell>
        </table:table-row>
        <table:table-row table:style-name="ro1">
          <table:table-cell office:value-type="float" office:value="44592.985879">
            <text:p>44592,985879</text:p>
          </table:table-cell>
          <table:table-cell office:value-type="float" office:value="-7.6">
            <text:p>-7,6</text:p>
          </table:table-cell>
        </table:table-row>
        <table:table-row table:style-name="ro1">
          <table:table-cell office:value-type="float" office:value="44593.027546">
            <text:p>44593,027546</text:p>
          </table:table-cell>
          <table:table-cell office:value-type="float" office:value="-7.7">
            <text:p>-7,7</text:p>
          </table:table-cell>
        </table:table-row>
        <table:table-row table:style-name="ro1">
          <table:table-cell office:value-type="float" office:value="44593.069212">
            <text:p>44593,069212</text:p>
          </table:table-cell>
          <table:table-cell office:value-type="float" office:value="-7.8">
            <text:p>-7,8</text:p>
          </table:table-cell>
        </table:table-row>
        <table:table-row table:style-name="ro1">
          <table:table-cell office:value-type="float" office:value="44593.110879">
            <text:p>44593,110879</text:p>
          </table:table-cell>
          <table:table-cell office:value-type="float" office:value="-8.1">
            <text:p>-8,1</text:p>
          </table:table-cell>
        </table:table-row>
        <table:table-row table:style-name="ro1">
          <table:table-cell office:value-type="float" office:value="44593.152546">
            <text:p>44593,152546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float" office:value="44593.194212">
            <text:p>44593,194212</text:p>
          </table:table-cell>
          <table:table-cell office:value-type="float" office:value="-8.2">
            <text:p>-8,2</text:p>
          </table:table-cell>
        </table:table-row>
        <table:table-row table:style-name="ro1">
          <table:table-cell office:value-type="float" office:value="44593.235879">
            <text:p>44593,235879</text:p>
          </table:table-cell>
          <table:table-cell office:value-type="float" office:value="-8.2">
            <text:p>-8,2</text:p>
          </table:table-cell>
        </table:table-row>
        <table:table-row table:style-name="ro1">
          <table:table-cell office:value-type="float" office:value="44593.277546">
            <text:p>44593,277546</text:p>
          </table:table-cell>
          <table:table-cell office:value-type="float" office:value="-8.1">
            <text:p>-8,1</text:p>
          </table:table-cell>
        </table:table-row>
        <table:table-row table:style-name="ro1">
          <table:table-cell office:value-type="float" office:value="44593.319212">
            <text:p>44593,319212</text:p>
          </table:table-cell>
          <table:table-cell office:value-type="float" office:value="-7.9">
            <text:p>-7,9</text:p>
          </table:table-cell>
        </table:table-row>
        <table:table-row table:style-name="ro1">
          <table:table-cell office:value-type="float" office:value="44593.360879">
            <text:p>44593,360879</text:p>
          </table:table-cell>
          <table:table-cell office:value-type="float" office:value="-8.1">
            <text:p>-8,1</text:p>
          </table:table-cell>
        </table:table-row>
        <table:table-row table:style-name="ro1">
          <table:table-cell office:value-type="float" office:value="44593.402546">
            <text:p>44593,402546</text:p>
          </table:table-cell>
          <table:table-cell office:value-type="float" office:value="-7.9">
            <text:p>-7,9</text:p>
          </table:table-cell>
        </table:table-row>
        <table:table-row table:style-name="ro1">
          <table:table-cell office:value-type="float" office:value="44593.444212">
            <text:p>44593,444212</text:p>
          </table:table-cell>
          <table:table-cell office:value-type="float" office:value="-7.8">
            <text:p>-7,8</text:p>
          </table:table-cell>
        </table:table-row>
        <table:table-row table:style-name="ro1">
          <table:table-cell office:value-type="float" office:value="44593.485879">
            <text:p>44593,485879</text:p>
          </table:table-cell>
          <table:table-cell office:value-type="float" office:value="-7.5">
            <text:p>-7,5</text:p>
          </table:table-cell>
        </table:table-row>
        <table:table-row table:style-name="ro1">
          <table:table-cell office:value-type="float" office:value="44593.527546">
            <text:p>44593,527546</text:p>
          </table:table-cell>
          <table:table-cell office:value-type="float" office:value="-7.2">
            <text:p>-7,2</text:p>
          </table:table-cell>
        </table:table-row>
        <table:table-row table:style-name="ro1">
          <table:table-cell office:value-type="float" office:value="44593.569212">
            <text:p>44593,569212</text:p>
          </table:table-cell>
          <table:table-cell office:value-type="float" office:value="-6.7">
            <text:p>-6,7</text:p>
          </table:table-cell>
        </table:table-row>
        <table:table-row table:style-name="ro1">
          <table:table-cell office:value-type="float" office:value="44593.610879">
            <text:p>44593,610879</text:p>
          </table:table-cell>
          <table:table-cell office:value-type="float" office:value="-6.7">
            <text:p>-6,7</text:p>
          </table:table-cell>
        </table:table-row>
        <table:table-row table:style-name="ro1">
          <table:table-cell office:value-type="float" office:value="44593.652546">
            <text:p>44593,652546</text:p>
          </table:table-cell>
          <table:table-cell office:value-type="float" office:value="-6.4">
            <text:p>-6,4</text:p>
          </table:table-cell>
        </table:table-row>
        <table:table-row table:style-name="ro1">
          <table:table-cell office:value-type="float" office:value="44593.694212">
            <text:p>44593,694212</text:p>
          </table:table-cell>
          <table:table-cell office:value-type="float" office:value="-6.2">
            <text:p>-6,2</text:p>
          </table:table-cell>
        </table:table-row>
        <table:table-row table:style-name="ro1">
          <table:table-cell office:value-type="float" office:value="44593.735879">
            <text:p>44593,735879</text:p>
          </table:table-cell>
          <table:table-cell office:value-type="float" office:value="-6.1">
            <text:p>-6,1</text:p>
          </table:table-cell>
        </table:table-row>
        <table:table-row table:style-name="ro1">
          <table:table-cell office:value-type="float" office:value="44593.777546">
            <text:p>44593,777546</text:p>
          </table:table-cell>
          <table:table-cell office:value-type="float" office:value="-5.8">
            <text:p>-5,8</text:p>
          </table:table-cell>
        </table:table-row>
        <table:table-row table:style-name="ro1">
          <table:table-cell office:value-type="float" office:value="44593.819212">
            <text:p>44593,819212</text:p>
          </table:table-cell>
          <table:table-cell office:value-type="float" office:value="-5.7">
            <text:p>-5,7</text:p>
          </table:table-cell>
        </table:table-row>
        <table:table-row table:style-name="ro1">
          <table:table-cell office:value-type="float" office:value="44593.860879">
            <text:p>44593,860879</text:p>
          </table:table-cell>
          <table:table-cell office:value-type="float" office:value="-5.8">
            <text:p>-5,8</text:p>
          </table:table-cell>
        </table:table-row>
        <table:table-row table:style-name="ro1">
          <table:table-cell office:value-type="float" office:value="44593.902546">
            <text:p>44593,902546</text:p>
          </table:table-cell>
          <table:table-cell office:value-type="float" office:value="-5.6">
            <text:p>-5,6</text:p>
          </table:table-cell>
        </table:table-row>
        <table:table-row table:style-name="ro1">
          <table:table-cell office:value-type="float" office:value="44593.944212">
            <text:p>44593,944212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93.985879">
            <text:p>44593,985879</text:p>
          </table:table-cell>
          <table:table-cell office:value-type="float" office:value="-5.1">
            <text:p>-5,1</text:p>
          </table:table-cell>
        </table:table-row>
        <table:table-row table:style-name="ro1">
          <table:table-cell office:value-type="float" office:value="44594.027546">
            <text:p>44594,027546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94.069212">
            <text:p>44594,069212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94.110879">
            <text:p>44594,110879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94.152546">
            <text:p>44594,152546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94.194212">
            <text:p>44594,194212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94.235879">
            <text:p>44594,235879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94.277546">
            <text:p>44594,277546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94.319212">
            <text:p>44594,319212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94.360879">
            <text:p>44594,360879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94.402546">
            <text:p>44594,402546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94.444212">
            <text:p>44594,444212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94.485879">
            <text:p>44594,485879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94.527546">
            <text:p>44594,527546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94.569212">
            <text:p>44594,569212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94.610879">
            <text:p>44594,610879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94.652546">
            <text:p>44594,652546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94.694212">
            <text:p>44594,694212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94.735879">
            <text:p>44594,735879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94.777546">
            <text:p>44594,777546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94.819212">
            <text:p>44594,819212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94.860879">
            <text:p>44594,860879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94.902546">
            <text:p>44594,902546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94.944212">
            <text:p>44594,944212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94.985879">
            <text:p>44594,985879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95.027546">
            <text:p>44595,027546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95.069212">
            <text:p>44595,069212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95.110879">
            <text:p>44595,110879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95.152546">
            <text:p>44595,152546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95.194212">
            <text:p>44595,194212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95.235879">
            <text:p>44595,235879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95.277546">
            <text:p>44595,277546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95.319212">
            <text:p>44595,319212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95.360879">
            <text:p>44595,360879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95.402546">
            <text:p>44595,402546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95.444212">
            <text:p>44595,444212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95.485879">
            <text:p>44595,485879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95.527546">
            <text:p>44595,52754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95.569212">
            <text:p>44595,569212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95.610879">
            <text:p>44595,610879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95.652546">
            <text:p>44595,652546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95.694212">
            <text:p>44595,694212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95.735879">
            <text:p>44595,735879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95.777546">
            <text:p>44595,777546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95.819212">
            <text:p>44595,819212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95.860879">
            <text:p>44595,860879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95.902546">
            <text:p>44595,902546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95.944212">
            <text:p>44595,944212</text:p>
          </table:table-cell>
          <table:table-cell office:value-type="float" office:value="-3.2">
            <text:p>-3,2</text:p>
          </table:table-cell>
        </table:table-row>
        <table:table-row table:style-name="ro1">
          <table:table-cell office:value-type="float" office:value="44595.985879">
            <text:p>44595,985879</text:p>
          </table:table-cell>
          <table:table-cell office:value-type="float" office:value="-3.3">
            <text:p>-3,3</text:p>
          </table:table-cell>
        </table:table-row>
        <table:table-row table:style-name="ro1">
          <table:table-cell office:value-type="float" office:value="44596.027546">
            <text:p>44596,02754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96.069212">
            <text:p>44596,069212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96.110879">
            <text:p>44596,110879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96.152546">
            <text:p>44596,152546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96.194212">
            <text:p>44596,194212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96.235879">
            <text:p>44596,235879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96.277546">
            <text:p>44596,277546</text:p>
          </table:table-cell>
          <table:table-cell office:value-type="float" office:value="-3.7">
            <text:p>-3,7</text:p>
          </table:table-cell>
        </table:table-row>
        <table:table-row table:style-name="ro1">
          <table:table-cell office:value-type="float" office:value="44596.319212">
            <text:p>44596,319212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96.360879">
            <text:p>44596,360879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96.402546">
            <text:p>44596,402546</text:p>
          </table:table-cell>
          <table:table-cell office:value-type="float" office:value="-5.2">
            <text:p>-5,2</text:p>
          </table:table-cell>
        </table:table-row>
        <table:table-row table:style-name="ro1">
          <table:table-cell office:value-type="float" office:value="44596.444212">
            <text:p>44596,444212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96.485879">
            <text:p>44596,485879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96.527546">
            <text:p>44596,527546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96.569212">
            <text:p>44596,569212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96.610879">
            <text:p>44596,610879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96.652546">
            <text:p>44596,652546</text:p>
          </table:table-cell>
          <table:table-cell office:value-type="float" office:value="-4.1">
            <text:p>-4,1</text:p>
          </table:table-cell>
        </table:table-row>
        <table:table-row table:style-name="ro1">
          <table:table-cell office:value-type="float" office:value="44596.694212">
            <text:p>44596,694212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96.735879">
            <text:p>44596,735879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96.777546">
            <text:p>44596,777546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96.819212">
            <text:p>44596,819212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96.860879">
            <text:p>44596,860879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96.902546">
            <text:p>44596,902546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96.944212">
            <text:p>44596,944212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96.985879">
            <text:p>44596,985879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97.027546">
            <text:p>44597,027546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97.069212">
            <text:p>44597,069212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97.110879">
            <text:p>44597,110879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97.152546">
            <text:p>44597,152546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97.194212">
            <text:p>44597,194212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97.235879">
            <text:p>44597,235879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97.277546">
            <text:p>44597,277546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97.319212">
            <text:p>44597,319212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97.360879">
            <text:p>44597,360879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97.402546">
            <text:p>44597,402546</text:p>
          </table:table-cell>
          <table:table-cell office:value-type="float" office:value="-4.9">
            <text:p>-4,9</text:p>
          </table:table-cell>
        </table:table-row>
        <table:table-row table:style-name="ro1">
          <table:table-cell office:value-type="float" office:value="44597.444212">
            <text:p>44597,444212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97.485879">
            <text:p>44597,485879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97.527546">
            <text:p>44597,527546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97.569212">
            <text:p>44597,569212</text:p>
          </table:table-cell>
          <table:table-cell office:value-type="float" office:value="-4.6">
            <text:p>-4,6</text:p>
          </table:table-cell>
        </table:table-row>
        <table:table-row table:style-name="ro1">
          <table:table-cell office:value-type="float" office:value="44597.610879">
            <text:p>44597,610879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97.652546">
            <text:p>44597,652546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97.694212">
            <text:p>44597,694212</text:p>
          </table:table-cell>
          <table:table-cell office:value-type="float" office:value="-4.4">
            <text:p>-4,4</text:p>
          </table:table-cell>
        </table:table-row>
        <table:table-row table:style-name="ro1">
          <table:table-cell office:value-type="float" office:value="44597.735879">
            <text:p>44597,735879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97.777546">
            <text:p>44597,777546</text:p>
          </table:table-cell>
          <table:table-cell office:value-type="float" office:value="-4.7">
            <text:p>-4,7</text:p>
          </table:table-cell>
        </table:table-row>
        <table:table-row table:style-name="ro1">
          <table:table-cell office:value-type="float" office:value="44597.819212">
            <text:p>44597,819212</text:p>
          </table:table-cell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44597.860879">
            <text:p>44597,860879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97.902546">
            <text:p>44597,902546</text:p>
          </table:table-cell>
          <table:table-cell office:value-type="float" office:value="-3.9">
            <text:p>-3,9</text:p>
          </table:table-cell>
        </table:table-row>
        <table:table-row table:style-name="ro1">
          <table:table-cell office:value-type="float" office:value="44597.944212">
            <text:p>44597,944212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97.985879">
            <text:p>44597,985879</text:p>
          </table:table-cell>
          <table:table-cell office:value-type="float" office:value="-4.2">
            <text:p>-4,2</text:p>
          </table:table-cell>
        </table:table-row>
        <table:table-row table:style-name="ro1">
          <table:table-cell office:value-type="float" office:value="44598.027546">
            <text:p>44598,027546</text:p>
          </table:table-cell>
          <table:table-cell office:value-type="float" office:value="-3.6">
            <text:p>-3,6</text:p>
          </table:table-cell>
        </table:table-row>
        <table:table-row table:style-name="ro1">
          <table:table-cell office:value-type="float" office:value="44598.069212">
            <text:p>44598,069212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98.110879">
            <text:p>44598,110879</text:p>
          </table:table-cell>
          <table:table-cell office:value-type="float" office:value="-3.4">
            <text:p>-3,4</text:p>
          </table:table-cell>
        </table:table-row>
        <table:table-row table:style-name="ro1">
          <table:table-cell office:value-type="float" office:value="44598.152546">
            <text:p>44598,15254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44598.194212">
            <text:p>44598,194212</text:p>
          </table:table-cell>
          <table:table-cell office:value-type="float" office:value="-4.8">
            <text:p>-4,8</text:p>
          </table:table-cell>
        </table:table-row>
        <table:table-row table:style-name="ro1">
          <table:table-cell office:value-type="float" office:value="44598.235879">
            <text:p>44598,235879</text:p>
          </table:table-cell>
          <table:table-cell office:value-type="float" office:value="-5.5">
            <text:p>-5,5</text:p>
          </table:table-cell>
        </table:table-row>
        <table:table-row table:style-name="ro1">
          <table:table-cell office:value-type="float" office:value="44598.277546">
            <text:p>44598,277546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float" office:value="44598.319212">
            <text:p>44598,319212</text:p>
          </table:table-cell>
          <table:table-cell office:value-type="float" office:value="-6.1">
            <text:p>-6,1</text:p>
          </table:table-cell>
        </table:table-row>
        <table:table-row table:style-name="ro1">
          <table:table-cell office:value-type="float" office:value="44598.360879">
            <text:p>44598,360879</text:p>
          </table:table-cell>
          <table:table-cell office:value-type="float" office:value="-6.3">
            <text:p>-6,3</text:p>
          </table:table-cell>
        </table:table-row>
        <table:table-row table:style-name="ro1">
          <table:table-cell office:value-type="float" office:value="44598.402546">
            <text:p>44598,402546</text:p>
          </table:table-cell>
          <table:table-cell office:value-type="float" office:value="-6.3">
            <text:p>-6,3</text:p>
          </table:table-cell>
        </table:table-row>
        <table:table-row table:style-name="ro1">
          <table:table-cell office:value-type="float" office:value="44598.444212">
            <text:p>44598,444212</text:p>
          </table:table-cell>
          <table:table-cell office:value-type="float" office:value="-6.2">
            <text:p>-6,2</text:p>
          </table:table-cell>
        </table:table-row>
        <table:table-row table:style-name="ro1">
          <table:table-cell office:value-type="float" office:value="44598.485879">
            <text:p>44598,485879</text:p>
          </table:table-cell>
          <table:table-cell office:value-type="float" office:value="-5.9">
            <text:p>-5,9</text:p>
          </table:table-cell>
        </table:table-row>
        <table:table-row table:style-name="ro1">
          <table:table-cell office:value-type="float" office:value="44598.527546">
            <text:p>44598,527546</text:p>
          </table:table-cell>
          <table:table-cell office:value-type="float" office:value="-5.8">
            <text:p>-5,8</text:p>
          </table:table-cell>
        </table:table-row>
        <table:table-row table:style-name="ro1">
          <table:table-cell office:value-type="float" office:value="44598.569212">
            <text:p>44598,569212</text:p>
          </table:table-cell>
          <table:table-cell office:value-type="float" office:value="-5.7">
            <text:p>-5,7</text:p>
          </table:table-cell>
        </table:table-row>
        <table:table-row table:style-name="ro1">
          <table:table-cell office:value-type="float" office:value="44598.610879">
            <text:p>44598,610879</text:p>
          </table:table-cell>
          <table:table-cell office:value-type="float" office:value="-5.7">
            <text:p>-5,7</text:p>
          </table:table-cell>
        </table:table-row>
        <table:table-row table:style-name="ro1">
          <table:table-cell office:value-type="float" office:value="44598.652546">
            <text:p>44598,652546</text:p>
          </table:table-cell>
          <table:table-cell office:value-type="float" office:value="-5.6">
            <text:p>-5,6</text:p>
          </table:table-cell>
        </table:table-row>
        <table:table-row table:style-name="ro1">
          <table:table-cell office:value-type="float" office:value="44598.694212">
            <text:p>44598,694212</text:p>
          </table:table-cell>
          <table:table-cell office:value-type="float" office:value="-5.5">
            <text:p>-5,5</text:p>
          </table:table-cell>
        </table:table-row>
        <table:table-row table:style-name="ro1">
          <table:table-cell office:value-type="float" office:value="44598.735879">
            <text:p>44598,735879</text:p>
          </table:table-cell>
          <table:table-cell office:value-type="float" office:value="-5.6">
            <text:p>-5,6</text:p>
          </table:table-cell>
        </table:table-row>
        <table:table-row table:style-name="ro1">
          <table:table-cell office:value-type="float" office:value="44598.777546">
            <text:p>44598,777546</text:p>
          </table:table-cell>
          <table:table-cell office:value-type="float" office:value="-5.8">
            <text:p>-5,8</text:p>
          </table:table-cell>
        </table:table-row>
        <table:table-row table:style-name="ro1">
          <table:table-cell office:value-type="float" office:value="44598.819212">
            <text:p>44598,819212</text:p>
          </table:table-cell>
          <table:table-cell office:value-type="float" office:value="-5.5">
            <text:p>-5,5</text:p>
          </table:table-cell>
        </table:table-row>
        <table:table-row table:style-name="ro1">
          <table:table-cell office:value-type="float" office:value="44598.860879">
            <text:p>44598,860879</text:p>
          </table:table-cell>
          <table:table-cell office:value-type="float" office:value="-5.9">
            <text:p>-5,9</text:p>
          </table:table-cell>
        </table:table-row>
        <table:table-row table:style-name="ro1">
          <table:table-cell office:value-type="float" office:value="44598.902546">
            <text:p>44598,902546</text:p>
          </table:table-cell>
          <table:table-cell office:value-type="float" office:value="-5.4">
            <text:p>-5,4</text:p>
          </table:table-cell>
        </table:table-row>
        <table:table-row table:style-name="ro1">
          <table:table-cell office:value-type="float" office:value="44598.944212">
            <text:p>44598,944212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98.985879">
            <text:p>44598,985879</text:p>
          </table:table-cell>
          <table:table-cell office:value-type="float" office:value="-5.3">
            <text:p>-5,3</text:p>
          </table:table-cell>
        </table:table-row>
        <table:table-row table:style-name="ro1">
          <table:table-cell office:value-type="float" office:value="44599.027546">
            <text:p>44599,027546</text:p>
          </table:table-cell>
          <table:table-cell office:value-type="float" office:value="-5.2">
            <text:p>-5,2</text:p>
          </table:table-cell>
        </table:table-row>
        <table:table-row table:style-name="ro1">
          <table:table-cell office:value-type="float" office:value="44599.069212">
            <text:p>44599,069212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44599.110879">
            <text:p>44599,110879</text:p>
          </table:table-cell>
          <table:table-cell office:value-type="float" office:value="-4.3">
            <text:p>-4,3</text:p>
          </table:table-cell>
        </table:table-row>
        <table:table-row table:style-name="ro1">
          <table:table-cell office:value-type="float" office:value="44599.152546">
            <text:p>44599,152546</text:p>
          </table:table-cell>
          <table:table-cell office:value-type="float" office:value="-3.8">
            <text:p>-3,8</text:p>
          </table:table-cell>
        </table:table-row>
        <table:table-row table:style-name="ro1">
          <table:table-cell office:value-type="float" office:value="44599.194212">
            <text:p>44599,194212</text:p>
          </table:table-cell>
          <table:table-cell office:value-type="float" office:value="-3.1">
            <text:p>-3,1</text:p>
          </table:table-cell>
        </table:table-row>
        <table:table-row table:style-name="ro1">
          <table:table-cell office:value-type="float" office:value="44599.235879">
            <text:p>44599,235879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99.277546">
            <text:p>44599,277546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99.319212">
            <text:p>44599,319212</text:p>
          </table:table-cell>
          <table:table-cell office:value-type="float" office:value="-2.4">
            <text:p>-2,4</text:p>
          </table:table-cell>
        </table:table-row>
        <table:table-row table:style-name="ro1">
          <table:table-cell office:value-type="float" office:value="44599.360879">
            <text:p>44599,360879</text:p>
          </table:table-cell>
          <table:table-cell office:value-type="float" office:value="-2.4">
            <text:p>-2,4</text:p>
          </table:table-cell>
        </table:table-row>
        <table:table-row table:style-name="ro1">
          <table:table-cell office:value-type="float" office:value="44599.402546">
            <text:p>44599,402546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99.444212">
            <text:p>44599,444212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99.485879">
            <text:p>44599,485879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99.527546">
            <text:p>44599,527546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99.569212">
            <text:p>44599,569212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99.610879">
            <text:p>44599,610879</text:p>
          </table:table-cell>
          <table:table-cell office:value-type="float" office:value="-2.9">
            <text:p>-2,9</text:p>
          </table:table-cell>
        </table:table-row>
        <table:table-row table:style-name="ro1">
          <table:table-cell office:value-type="float" office:value="44599.652546">
            <text:p>44599,652546</text:p>
          </table:table-cell>
          <table:table-cell office:value-type="float" office:value="-2.8">
            <text:p>-2,8</text:p>
          </table:table-cell>
        </table:table-row>
        <table:table-row table:style-name="ro1">
          <table:table-cell office:value-type="float" office:value="44599.694212">
            <text:p>44599,694212</text:p>
          </table:table-cell>
          <table:table-cell office:value-type="float" office:value="-2.7">
            <text:p>-2,7</text:p>
          </table:table-cell>
        </table:table-row>
        <table:table-row table:style-name="ro1">
          <table:table-cell office:value-type="float" office:value="44599.735879">
            <text:p>44599,735879</text:p>
          </table:table-cell>
          <table:table-cell office:value-type="float" office:value="-2.6">
            <text:p>-2,6</text:p>
          </table:table-cell>
        </table:table-row>
        <table:table-row table:style-name="ro1">
          <table:table-cell office:value-type="float" office:value="44599.777546">
            <text:p>44599,777546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99.819212">
            <text:p>44599,819212</text:p>
          </table:table-cell>
          <table:table-cell office:value-type="float" office:value="-2.5">
            <text:p>-2,5</text:p>
          </table:table-cell>
        </table:table-row>
        <table:table-row table:style-name="ro1">
          <table:table-cell office:value-type="float" office:value="44599.860879">
            <text:p>44599,860879</text:p>
          </table:table-cell>
          <table:table-cell office:value-type="float" office:value="-2.4">
            <text:p>-2,4</text:p>
          </table:table-cell>
        </table:table-row>
        <table:table-row table:style-name="ro1">
          <table:table-cell office:value-type="float" office:value="44599.902546">
            <text:p>44599,902546</text:p>
          </table:table-cell>
          <table:table-cell office:value-type="float" office:value="-2.4">
            <text:p>-2,4</text:p>
          </table:table-cell>
        </table:table-row>
        <table:table-row table:style-name="ro1">
          <table:table-cell office:value-type="float" office:value="44599.944212">
            <text:p>44599,944212</text:p>
          </table:table-cell>
          <table:table-cell office:value-type="float" office:value="-2.3">
            <text:p>-2,3</text:p>
          </table:table-cell>
        </table:table-row>
        <table:table-row table:style-name="ro1">
          <table:table-cell office:value-type="float" office:value="44599.985879">
            <text:p>44599,985879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600.027546">
            <text:p>44600,027546</text:p>
          </table:table-cell>
          <table:table-cell office:value-type="float" office:value="-2.2">
            <text:p>-2,2</text:p>
          </table:table-cell>
        </table:table-row>
        <table:table-row table:style-name="ro1">
          <table:table-cell office:value-type="float" office:value="44600.069212">
            <text:p>44600,069212</text:p>
          </table:table-cell>
          <table:table-cell office:value-type="float" office:value="-2.1">
            <text:p>-2,1</text:p>
          </table:table-cell>
        </table:table-row>
        <table:table-row table:style-name="ro1">
          <table:table-cell office:value-type="float" office:value="44600.110879">
            <text:p>44600,110879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600.152546">
            <text:p>44600,15254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600.194212">
            <text:p>44600,194212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600.235879">
            <text:p>44600,235879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600.277546">
            <text:p>44600,27754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600.319212">
            <text:p>44600,319212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600.360879">
            <text:p>44600,360879</text:p>
          </table:table-cell>
          <table:table-cell office:value-type="float" office:value="-1.9">
            <text:p>-1,9</text:p>
          </table:table-cell>
        </table:table-row>
        <table:table-row table:style-name="ro1">
          <table:table-cell office:value-type="float" office:value="44600.402546">
            <text:p>44600,402546</text:p>
          </table:table-cell>
          <table:table-cell office:value-type="float" office:value="-1.9">
            <text:p>-1,9</text:p>
          </table:table-cell>
        </table:table-row>
        <table:table-row table:style-name="ro1">
          <table:table-cell office:value-type="float" office:value="44600.444212">
            <text:p>44600,444212</text:p>
          </table:table-cell>
          <table:table-cell office:value-type="float" office:value="-1.9">
            <text:p>-1,9</text:p>
          </table:table-cell>
        </table:table-row>
        <table:table-row table:style-name="ro1">
          <table:table-cell office:value-type="float" office:value="44600.485879">
            <text:p>44600,485879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600.527546">
            <text:p>44600,527546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600.569212">
            <text:p>44600,569212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600.610879">
            <text:p>44600,610879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600.652546">
            <text:p>44600,652546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600.694212">
            <text:p>44600,694212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600.735879">
            <text:p>44600,735879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600.777546">
            <text:p>44600,777546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600.819212">
            <text:p>44600,819212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600.860879">
            <text:p>44600,860879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600.902546">
            <text:p>44600,902546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600.944212">
            <text:p>44600,944212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600.985879">
            <text:p>44600,985879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601.027546">
            <text:p>44601,027546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601.069212">
            <text:p>44601,069212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601.110879">
            <text:p>44601,110879</text:p>
          </table:table-cell>
          <table:table-cell office:value-type="float" office:value="-1.8">
            <text:p>-1,8</text:p>
          </table:table-cell>
        </table:table-row>
        <table:table-row table:style-name="ro1">
          <table:table-cell office:value-type="float" office:value="44601.152546">
            <text:p>44601,152546</text:p>
          </table:table-cell>
          <table:table-cell office:value-type="float" office:value="-1.9">
            <text:p>-1,9</text:p>
          </table:table-cell>
        </table:table-row>
        <table:table-row table:style-name="ro1">
          <table:table-cell office:value-type="float" office:value="44601.194212">
            <text:p>44601,194212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601.235879">
            <text:p>44601,235879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601.277546">
            <text:p>44601,27754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601.319212">
            <text:p>44601,319212</text:p>
          </table:table-cell>
          <table:table-cell office:value-type="float" office:value="-2.1">
            <text:p>-2,1</text:p>
          </table:table-cell>
        </table:table-row>
        <table:table-row table:style-name="ro1">
          <table:table-cell office:value-type="float" office:value="44601.360879">
            <text:p>44601,360879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601.402546">
            <text:p>44601,402546</text:p>
          </table:table-cell>
          <table:table-cell office:value-type="float" office:value="-1.9">
            <text:p>-1,9</text:p>
          </table:table-cell>
        </table:table-row>
        <table:table-row table:style-name="ro1">
          <table:table-cell office:value-type="float" office:value="44601.444212">
            <text:p>44601,444212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44601.485879">
            <text:p>44601,485879</text:p>
          </table:table-cell>
          <table:table-cell office:value-type="float" office:value="-1.9">
            <text:p>-1,9</text:p>
          </table:table-cell>
        </table:table-row>
        <table:table-row table:style-name="ro1">
          <table:table-cell office:value-type="float" office:value="44601.527546">
            <text:p>44601,527546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601.569212">
            <text:p>44601,569212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601.610879">
            <text:p>44601,610879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601.652546">
            <text:p>44601,652546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601.694212">
            <text:p>44601,694212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601.735879">
            <text:p>44601,735879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601.777546">
            <text:p>44601,777546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601.819212">
            <text:p>44601,819212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601.860879">
            <text:p>44601,860879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601.902546">
            <text:p>44601,902546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601.944212">
            <text:p>44601,944212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601.985879">
            <text:p>44601,985879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602.027546">
            <text:p>44602,027546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602.069212">
            <text:p>44602,069212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602.110879">
            <text:p>44602,110879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602.152546">
            <text:p>44602,152546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602.194212">
            <text:p>44602,194212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602.235879">
            <text:p>44602,235879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602.277546">
            <text:p>44602,277546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602.319212">
            <text:p>44602,319212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602.360879">
            <text:p>44602,360879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602.402546">
            <text:p>44602,402546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602.444212">
            <text:p>44602,444212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602.485879">
            <text:p>44602,485879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2.527546">
            <text:p>44602,527546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602.569212">
            <text:p>44602,569212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602.610879">
            <text:p>44602,610879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602.652546">
            <text:p>44602,652546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602.694212">
            <text:p>44602,694212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602.735879">
            <text:p>44602,735879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602.777546">
            <text:p>44602,777546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602.819212">
            <text:p>44602,819212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602.860879">
            <text:p>44602,860879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602.902546">
            <text:p>44602,902546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602.944212">
            <text:p>44602,944212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602.985879">
            <text:p>44602,985879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603.027546">
            <text:p>44603,027546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603.069212">
            <text:p>44603,069212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603.110879">
            <text:p>44603,110879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603.152546">
            <text:p>44603,152546</text:p>
          </table:table-cell>
          <table:table-cell office:value-type="float" office:value="-1.7">
            <text:p>-1,7</text:p>
          </table:table-cell>
        </table:table-row>
        <table:table-row table:style-name="ro1">
          <table:table-cell office:value-type="float" office:value="44603.194212">
            <text:p>44603,194212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603.235879">
            <text:p>44603,235879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603.277546">
            <text:p>44603,277546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603.319212">
            <text:p>44603,319212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603.360879">
            <text:p>44603,360879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603.402546">
            <text:p>44603,402546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603.444212">
            <text:p>44603,444212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603.485879">
            <text:p>44603,485879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603.527546">
            <text:p>44603,527546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603.569212">
            <text:p>44603,569212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603.610879">
            <text:p>44603,610879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603.652546">
            <text:p>44603,652546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603.694212">
            <text:p>44603,694212</text:p>
          </table:table-cell>
          <table:table-cell office:value-type="float" office:value="-1.6">
            <text:p>-1,6</text:p>
          </table:table-cell>
        </table:table-row>
        <table:table-row table:style-name="ro1">
          <table:table-cell office:value-type="float" office:value="44603.735879">
            <text:p>44603,735879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603.777546">
            <text:p>44603,777546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603.819212">
            <text:p>44603,819212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603.860879">
            <text:p>44603,860879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3.902546">
            <text:p>44603,90254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3.944212">
            <text:p>44603,944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3.985879">
            <text:p>44603,985879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604.027546">
            <text:p>44604,027546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604.069212">
            <text:p>44604,069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4.110879">
            <text:p>44604,110879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604.152546">
            <text:p>44604,15254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4.194212">
            <text:p>44604,194212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604.235879">
            <text:p>44604,235879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604.277546">
            <text:p>44604,277546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604.319212">
            <text:p>44604,319212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604.360879">
            <text:p>44604,360879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604.402546">
            <text:p>44604,402546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604.444212">
            <text:p>44604,444212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604.485879">
            <text:p>44604,485879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604.527546">
            <text:p>44604,527546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604.569212">
            <text:p>44604,569212</text:p>
          </table:table-cell>
          <table:table-cell office:value-type="float" office:value="-1.5">
            <text:p>-1,5</text:p>
          </table:table-cell>
        </table:table-row>
        <table:table-row table:style-name="ro1">
          <table:table-cell office:value-type="float" office:value="44604.610879">
            <text:p>44604,610879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604.652546">
            <text:p>44604,652546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604.694212">
            <text:p>44604,694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4.735879">
            <text:p>44604,735879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4.777546">
            <text:p>44604,77754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4.819212">
            <text:p>44604,819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4.860879">
            <text:p>44604,860879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604.902546">
            <text:p>44604,902546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604.944212">
            <text:p>44604,944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4.985879">
            <text:p>44604,985879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605.027546">
            <text:p>44605,02754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5.069212">
            <text:p>44605,069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5.110879">
            <text:p>44605,110879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605.152546">
            <text:p>44605,15254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5.194212">
            <text:p>44605,194212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605.235879">
            <text:p>44605,235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5.277546">
            <text:p>44605,277546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605.319212">
            <text:p>44605,319212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605.360879">
            <text:p>44605,360879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605.402546">
            <text:p>44605,402546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605.444212">
            <text:p>44605,444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5.485879">
            <text:p>44605,485879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5.527546">
            <text:p>44605,527546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605.569212">
            <text:p>44605,569212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605.610879">
            <text:p>44605,610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5.652546">
            <text:p>44605,65254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5.694212">
            <text:p>44605,694212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605.735879">
            <text:p>44605,735879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605.777546">
            <text:p>44605,777546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605.819212">
            <text:p>44605,819212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605.860879">
            <text:p>44605,860879</text:p>
          </table:table-cell>
          <table:table-cell office:value-type="float" office:value="-1.4">
            <text:p>-1,4</text:p>
          </table:table-cell>
        </table:table-row>
        <table:table-row table:style-name="ro1">
          <table:table-cell office:value-type="float" office:value="44605.902546">
            <text:p>44605,902546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605.944212">
            <text:p>44605,944212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605.985879">
            <text:p>44605,985879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606.027546">
            <text:p>44606,027546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606.069212">
            <text:p>44606,069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6.110879">
            <text:p>44606,110879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606.152546">
            <text:p>44606,15254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6.194212">
            <text:p>44606,194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6.235879">
            <text:p>44606,235879</text:p>
          </table:table-cell>
          <table:table-cell office:value-type="float" office:value="-1.3">
            <text:p>-1,3</text:p>
          </table:table-cell>
        </table:table-row>
        <table:table-row table:style-name="ro1">
          <table:table-cell office:value-type="float" office:value="44606.277546">
            <text:p>44606,277546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606.319212">
            <text:p>44606,319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6.360879">
            <text:p>44606,360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6.402546">
            <text:p>44606,4025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6.444212">
            <text:p>44606,444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6.485879">
            <text:p>44606,485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06.527546">
            <text:p>44606,5275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6.569212">
            <text:p>44606,569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06.610879">
            <text:p>44606,610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06.652546">
            <text:p>44606,652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06.694212">
            <text:p>44606,694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6.735879">
            <text:p>44606,735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06.777546">
            <text:p>44606,777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06.819212">
            <text:p>44606,819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06.860879">
            <text:p>44606,860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6.902546">
            <text:p>44606,9025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6.944212">
            <text:p>44606,944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06.985879">
            <text:p>44606,985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07.027546">
            <text:p>44607,027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07.069212">
            <text:p>44607,069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7.110879">
            <text:p>44607,110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7.152546">
            <text:p>44607,15254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7.194212">
            <text:p>44607,194212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607.235879">
            <text:p>44607,235879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7.277546">
            <text:p>44607,27754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7.319212">
            <text:p>44607,319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7.360879">
            <text:p>44607,360879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7.402546">
            <text:p>44607,40254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7.444212">
            <text:p>44607,444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7.485879">
            <text:p>44607,485879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7.527546">
            <text:p>44607,52754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7.569212">
            <text:p>44607,569212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607.610879">
            <text:p>44607,610879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607.652546">
            <text:p>44607,65254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7.694212">
            <text:p>44607,694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7.735879">
            <text:p>44607,735879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7.777546">
            <text:p>44607,77754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7.819212">
            <text:p>44607,819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7.860879">
            <text:p>44607,860879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7.902546">
            <text:p>44607,90254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7.944212">
            <text:p>44607,944212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607.985879">
            <text:p>44607,985879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8.027546">
            <text:p>44608,027546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608.069212">
            <text:p>44608,069212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608.110879">
            <text:p>44608,110879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8.152546">
            <text:p>44608,15254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8.194212">
            <text:p>44608,194212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8.235879">
            <text:p>44608,235879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8.277546">
            <text:p>44608,277546</text:p>
          </table:table-cell>
          <table:table-cell office:value-type="float" office:value="-1.2">
            <text:p>-1,2</text:p>
          </table:table-cell>
        </table:table-row>
        <table:table-row table:style-name="ro1">
          <table:table-cell office:value-type="float" office:value="44608.319212">
            <text:p>44608,319212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608.360879">
            <text:p>44608,360879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608.402546">
            <text:p>44608,402546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608.444212">
            <text:p>44608,444212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608.485879">
            <text:p>44608,485879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608.527546">
            <text:p>44608,527546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608.569212">
            <text:p>44608,569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8.610879">
            <text:p>44608,610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8.652546">
            <text:p>44608,6525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8.694212">
            <text:p>44608,694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8.735879">
            <text:p>44608,735879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608.777546">
            <text:p>44608,7775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8.819212">
            <text:p>44608,819212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608.860879">
            <text:p>44608,860879</text:p>
          </table:table-cell>
          <table:table-cell office:value-type="float" office:value="-1.1">
            <text:p>-1,1</text:p>
          </table:table-cell>
        </table:table-row>
        <table:table-row table:style-name="ro1">
          <table:table-cell office:value-type="float" office:value="44608.902546">
            <text:p>44608,9025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8.944212">
            <text:p>44608,944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8.985879">
            <text:p>44608,985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9.027546">
            <text:p>44609,0275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9.069212">
            <text:p>44609,069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9.110879">
            <text:p>44609,110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9.152546">
            <text:p>44609,1525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9.194212">
            <text:p>44609,194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9.235879">
            <text:p>44609,235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9.277546">
            <text:p>44609,2775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9.319212">
            <text:p>44609,319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09.360879">
            <text:p>44609,360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09.402546">
            <text:p>44609,402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09.444212">
            <text:p>44609,444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09.485879">
            <text:p>44609,485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09.527546">
            <text:p>44609,527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09.569212">
            <text:p>44609,569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09.610879">
            <text:p>44609,610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09.652546">
            <text:p>44609,652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09.694212">
            <text:p>44609,694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09.735879">
            <text:p>44609,735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9.777546">
            <text:p>44609,777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09.819212">
            <text:p>44609,819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09.860879">
            <text:p>44609,860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09.902546">
            <text:p>44609,9025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9.944212">
            <text:p>44609,944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09.985879">
            <text:p>44609,985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10.027546">
            <text:p>44610,0275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10.069212">
            <text:p>44610,069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10.110879">
            <text:p>44610,110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10.152546">
            <text:p>44610,1525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10.194212">
            <text:p>44610,194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10.235879">
            <text:p>44610,235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10.277546">
            <text:p>44610,277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0.319212">
            <text:p>44610,319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10.360879">
            <text:p>44610,360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0.402546">
            <text:p>44610,4025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10.444212">
            <text:p>44610,444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10.485879">
            <text:p>44610,485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10.527546">
            <text:p>44610,5275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10.569212">
            <text:p>44610,569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10.610879">
            <text:p>44610,610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10.652546">
            <text:p>44610,652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0.694212">
            <text:p>44610,694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10.735879">
            <text:p>44610,735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10.777546">
            <text:p>44610,7775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10.819212">
            <text:p>44610,819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10.860879">
            <text:p>44610,860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0.902546">
            <text:p>44610,902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0.944212">
            <text:p>44610,944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0.985879">
            <text:p>44610,985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1.027546">
            <text:p>44611,0275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11.069212">
            <text:p>44611,069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11.110879">
            <text:p>44611,110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1.152546">
            <text:p>44611,152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1.194212">
            <text:p>44611,194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1.235879">
            <text:p>44611,235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1.277546">
            <text:p>44611,277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1.319212">
            <text:p>44611,319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11.360879">
            <text:p>44611,360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11.402546">
            <text:p>44611,4025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11.444212">
            <text:p>44611,4442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611.485879">
            <text:p>44611,485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1.527546">
            <text:p>44611,527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1.569212">
            <text:p>44611,56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1.610879">
            <text:p>44611,610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1.652546">
            <text:p>44611,652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1.694212">
            <text:p>44611,694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1.735879">
            <text:p>44611,735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1.777546">
            <text:p>44611,777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1.819212">
            <text:p>44611,81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1.860879">
            <text:p>44611,860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1.902546">
            <text:p>44611,902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1.944212">
            <text:p>44611,944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1.985879">
            <text:p>44611,985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2.027546">
            <text:p>44612,027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2.069212">
            <text:p>44612,069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2.110879">
            <text:p>44612,110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2.152546">
            <text:p>44612,152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2.194212">
            <text:p>44612,194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2.235879">
            <text:p>44612,235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2.277546">
            <text:p>44612,277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2.319212">
            <text:p>44612,31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2.360879">
            <text:p>44612,360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2.402546">
            <text:p>44612,402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2.444212">
            <text:p>44612,444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2.485879">
            <text:p>44612,485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2.527546">
            <text:p>44612,527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2.569212">
            <text:p>44612,569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2.610879">
            <text:p>44612,610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2.652546">
            <text:p>44612,652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2.694212">
            <text:p>44612,694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2.735879">
            <text:p>44612,735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2.777546">
            <text:p>44612,777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2.819212">
            <text:p>44612,819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2.860879">
            <text:p>44612,860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2.902546">
            <text:p>44612,902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2.944212">
            <text:p>44612,944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2.985879">
            <text:p>44612,985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3.027546">
            <text:p>44613,027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3.069212">
            <text:p>44613,069212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3.110879">
            <text:p>44613,110879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3.152546">
            <text:p>44613,152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3.194212">
            <text:p>44613,194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3.235879">
            <text:p>44613,235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3.277546">
            <text:p>44613,277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3.319212">
            <text:p>44613,319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3.360879">
            <text:p>44613,360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3.402546">
            <text:p>44613,402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3.444212">
            <text:p>44613,444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3.485879">
            <text:p>44613,485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3.527546">
            <text:p>44613,527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3.569212">
            <text:p>44613,569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3.610879">
            <text:p>44613,610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3.652546">
            <text:p>44613,652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3.694212">
            <text:p>44613,694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3.735879">
            <text:p>44613,735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3.777546">
            <text:p>44613,777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3.819212">
            <text:p>44613,81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3.860879">
            <text:p>44613,860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3.902546">
            <text:p>44613,902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3.944212">
            <text:p>44613,944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3.985879">
            <text:p>44613,985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4.027546">
            <text:p>44614,027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4.069212">
            <text:p>44614,06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4.110879">
            <text:p>44614,110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4.152546">
            <text:p>44614,152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4.194212">
            <text:p>44614,194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4.235879">
            <text:p>44614,235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4.277546">
            <text:p>44614,277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4.319212">
            <text:p>44614,31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4.360879">
            <text:p>44614,360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4.402546">
            <text:p>44614,402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4.444212">
            <text:p>44614,444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4.485879">
            <text:p>44614,485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4.527546">
            <text:p>44614,527546</text:p>
          </table:table-cell>
          <table:table-cell office:value-type="float" office:value="-0.9">
            <text:p>-0,9</text:p>
          </table:table-cell>
        </table:table-row>
        <table:table-row table:style-name="ro1">
          <table:table-cell office:value-type="float" office:value="44614.569212">
            <text:p>44614,56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4.610879">
            <text:p>44614,610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4.652546">
            <text:p>44614,652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4.694212">
            <text:p>44614,694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4.735879">
            <text:p>44614,735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4.777546">
            <text:p>44614,777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4.819212">
            <text:p>44614,81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4.860879">
            <text:p>44614,860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4.902546">
            <text:p>44614,902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4.944212">
            <text:p>44614,944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4.985879">
            <text:p>44614,985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5.027546">
            <text:p>44615,027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5.069212">
            <text:p>44615,069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5.110879">
            <text:p>44615,110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5.152546">
            <text:p>44615,152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5.194212">
            <text:p>44615,194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5.235879">
            <text:p>44615,235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5.277546">
            <text:p>44615,277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5.319212">
            <text:p>44615,319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5.360879">
            <text:p>44615,360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5.402546">
            <text:p>44615,402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5.444212">
            <text:p>44615,444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5.485879">
            <text:p>44615,485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5.527546">
            <text:p>44615,527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5.569212">
            <text:p>44615,56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5.610879">
            <text:p>44615,610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5.652546">
            <text:p>44615,652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5.694212">
            <text:p>44615,694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5.735879">
            <text:p>44615,735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5.777546">
            <text:p>44615,777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5.819212">
            <text:p>44615,81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5.860879">
            <text:p>44615,860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5.902546">
            <text:p>44615,902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5.944212">
            <text:p>44615,944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5.985879">
            <text:p>44615,985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6.027546">
            <text:p>44616,027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6.069212">
            <text:p>44616,06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6.110879">
            <text:p>44616,110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6.152546">
            <text:p>44616,152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6.194212">
            <text:p>44616,194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6.235879">
            <text:p>44616,235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6.277546">
            <text:p>44616,277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6.319212">
            <text:p>44616,31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6.360879">
            <text:p>44616,360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6.402546">
            <text:p>44616,402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6.444212">
            <text:p>44616,444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6.485879">
            <text:p>44616,485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6.527546">
            <text:p>44616,527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6.569212">
            <text:p>44616,56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6.610879">
            <text:p>44616,610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6.652546">
            <text:p>44616,652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6.694212">
            <text:p>44616,694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6.735879">
            <text:p>44616,735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6.777546">
            <text:p>44616,777546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6.819212">
            <text:p>44616,819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6.860879">
            <text:p>44616,860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6.902546">
            <text:p>44616,902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6.944212">
            <text:p>44616,944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6.985879">
            <text:p>44616,985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7.027546">
            <text:p>44617,027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7.069212">
            <text:p>44617,069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7.110879">
            <text:p>44617,110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7.152546">
            <text:p>44617,152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7.194212">
            <text:p>44617,194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7.235879">
            <text:p>44617,235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7.277546">
            <text:p>44617,277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7.319212">
            <text:p>44617,319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7.360879">
            <text:p>44617,360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7.402546">
            <text:p>44617,402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7.444212">
            <text:p>44617,444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7.485879">
            <text:p>44617,485879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7.527546">
            <text:p>44617,527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7.569212">
            <text:p>44617,569212</text:p>
          </table:table-cell>
          <table:table-cell office:value-type="float" office:value="-0.8">
            <text:p>-0,8</text:p>
          </table:table-cell>
        </table:table-row>
        <table:table-row table:style-name="ro1">
          <table:table-cell office:value-type="float" office:value="44617.610879">
            <text:p>44617,610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7.652546">
            <text:p>44617,652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7.694212">
            <text:p>44617,694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7.735879">
            <text:p>44617,735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7.777546">
            <text:p>44617,777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7.819212">
            <text:p>44617,819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7.860879">
            <text:p>44617,860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7.902546">
            <text:p>44617,902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7.944212">
            <text:p>44617,944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7.985879">
            <text:p>44617,985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8.027546">
            <text:p>44618,027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8.069212">
            <text:p>44618,069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8.110879">
            <text:p>44618,110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8.152546">
            <text:p>44618,152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8.194212">
            <text:p>44618,194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8.235879">
            <text:p>44618,235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8.277546">
            <text:p>44618,277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8.319212">
            <text:p>44618,319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8.360879">
            <text:p>44618,360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8.402546">
            <text:p>44618,402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8.444212">
            <text:p>44618,444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8.485879">
            <text:p>44618,485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8.527546">
            <text:p>44618,527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8.569212">
            <text:p>44618,569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8.610879">
            <text:p>44618,610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8.652546">
            <text:p>44618,652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8.694212">
            <text:p>44618,694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8.735879">
            <text:p>44618,735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8.777546">
            <text:p>44618,777546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618.819212">
            <text:p>44618,81921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618.860879">
            <text:p>44618,860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618.902546">
            <text:p>44618,902546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618.944212">
            <text:p>44618,94421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618.985879">
            <text:p>44618,985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9.027546">
            <text:p>44619,027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9.069212">
            <text:p>44619,069212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9.110879">
            <text:p>44619,110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9.152546">
            <text:p>44619,152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9.194212">
            <text:p>44619,19421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619.235879">
            <text:p>44619,235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619.277546">
            <text:p>44619,277546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619.319212">
            <text:p>44619,31921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619.360879">
            <text:p>44619,360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619.402546">
            <text:p>44619,402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19.444212">
            <text:p>44619,44421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619.485879">
            <text:p>44619,485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619.527546">
            <text:p>44619,527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19.569212">
            <text:p>44619,569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19.610879">
            <text:p>44619,610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619.652546">
            <text:p>44619,652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19.694212">
            <text:p>44619,694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19.735879">
            <text:p>44619,735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19.777546">
            <text:p>44619,777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19.819212">
            <text:p>44619,81921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619.860879">
            <text:p>44619,860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619.902546">
            <text:p>44619,902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19.944212">
            <text:p>44619,94421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619.985879">
            <text:p>44619,985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20.027546">
            <text:p>44620,027546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20.069212">
            <text:p>44620,069212</text:p>
          </table:table-cell>
          <table:table-cell/>
        </table:table-row>
        <table:table-row table:style-name="ro1">
          <table:table-cell office:value-type="float" office:value="44620.110879">
            <text:p>44620,110879</text:p>
          </table:table-cell>
          <table:table-cell office:value-type="float" office:value="-0.7">
            <text:p>-0,7</text:p>
          </table:table-cell>
        </table:table-row>
        <table:table-row table:style-name="ro1">
          <table:table-cell office:value-type="float" office:value="44620.152546">
            <text:p>44620,152546</text:p>
          </table:table-cell>
          <table:table-cell/>
        </table:table-row>
        <table:table-row table:style-name="ro1">
          <table:table-cell office:value-type="float" office:value="44620.194212">
            <text:p>44620,19421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620.235879">
            <text:p>44620,235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620.277546">
            <text:p>44620,277546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620.319212">
            <text:p>44620,319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0.360879">
            <text:p>44620,360879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620.402546">
            <text:p>44620,402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0.444212">
            <text:p>44620,444212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620.485879">
            <text:p>44620,485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0.527546">
            <text:p>44620,527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0.569212">
            <text:p>44620,569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0.610879">
            <text:p>44620,610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0.652546">
            <text:p>44620,652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0.694212">
            <text:p>44620,694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0.735879">
            <text:p>44620,735879</text:p>
          </table:table-cell>
          <table:table-cell/>
        </table:table-row>
        <table:table-row table:style-name="ro1">
          <table:table-cell office:value-type="float" office:value="44620.777546">
            <text:p>44620,777546</text:p>
          </table:table-cell>
          <table:table-cell/>
        </table:table-row>
        <table:table-row table:style-name="ro1">
          <table:table-cell office:value-type="float" office:value="44620.819212">
            <text:p>44620,819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0.860879">
            <text:p>44620,860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0.902546">
            <text:p>44620,902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0.944212">
            <text:p>44620,94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0.985879">
            <text:p>44620,985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1.027546">
            <text:p>44621,02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1.069212">
            <text:p>44621,06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1.110879">
            <text:p>44621,11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1.152546">
            <text:p>44621,15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1.194212">
            <text:p>44621,19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1.235879">
            <text:p>44621,23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1.277546">
            <text:p>44621,27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1.319212">
            <text:p>44621,319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1.360879">
            <text:p>44621,36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1.402546">
            <text:p>44621,40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1.444212">
            <text:p>44621,44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1.485879">
            <text:p>44621,48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1.527546">
            <text:p>44621,52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1.569212">
            <text:p>44621,56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1.610879">
            <text:p>44621,61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1.652546">
            <text:p>44621,65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1.694212">
            <text:p>44621,69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1.735879">
            <text:p>44621,73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1.777546">
            <text:p>44621,77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1.819212">
            <text:p>44621,81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1.860879">
            <text:p>44621,86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1.902546">
            <text:p>44621,90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1.944212">
            <text:p>44621,94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1.985879">
            <text:p>44621,98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2.027546">
            <text:p>44622,02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2.069212">
            <text:p>44622,06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2.110879">
            <text:p>44622,11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2.152546">
            <text:p>44622,15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2.194212">
            <text:p>44622,19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2.235879">
            <text:p>44622,23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2.277546">
            <text:p>44622,27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2.319212">
            <text:p>44622,31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2.360879">
            <text:p>44622,36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2.402546">
            <text:p>44622,40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2.444212">
            <text:p>44622,44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2.485879">
            <text:p>44622,48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2.527546">
            <text:p>44622,52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2.569212">
            <text:p>44622,56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2.610879">
            <text:p>44622,61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2.652546">
            <text:p>44622,65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2.694212">
            <text:p>44622,69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2.735879">
            <text:p>44622,73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2.777546">
            <text:p>44622,77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2.819212">
            <text:p>44622,81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2.860879">
            <text:p>44622,86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2.902546">
            <text:p>44622,90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2.944212">
            <text:p>44622,944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2.985879">
            <text:p>44622,98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3.027546">
            <text:p>44623,027546</text:p>
          </table:table-cell>
          <table:table-cell office:value-type="float" office:value="-0.6">
            <text:p>-0,6</text:p>
          </table:table-cell>
        </table:table-row>
        <table:table-row table:style-name="ro1">
          <table:table-cell office:value-type="float" office:value="44623.069212">
            <text:p>44623,069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3.110879">
            <text:p>44623,110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3.152546">
            <text:p>44623,15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3.194212">
            <text:p>44623,19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3.235879">
            <text:p>44623,23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3.277546">
            <text:p>44623,27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3.319212">
            <text:p>44623,31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3.360879">
            <text:p>44623,36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3.402546">
            <text:p>44623,40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3.444212">
            <text:p>44623,44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3.485879">
            <text:p>44623,48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3.527546">
            <text:p>44623,52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3.569212">
            <text:p>44623,56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3.610879">
            <text:p>44623,61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3.652546">
            <text:p>44623,65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3.694212">
            <text:p>44623,69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3.735879">
            <text:p>44623,73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3.777546">
            <text:p>44623,777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3.819212">
            <text:p>44623,819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3.860879">
            <text:p>44623,860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3.902546">
            <text:p>44623,90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3.944212">
            <text:p>44623,94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3.985879">
            <text:p>44623,98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4.027546">
            <text:p>44624,02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4.069212">
            <text:p>44624,06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4.110879">
            <text:p>44624,11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4.152546">
            <text:p>44624,15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4.194212">
            <text:p>44624,19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4.235879">
            <text:p>44624,23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4.277546">
            <text:p>44624,277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4.319212">
            <text:p>44624,31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4.360879">
            <text:p>44624,36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4.402546">
            <text:p>44624,40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4.444212">
            <text:p>44624,44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4.485879">
            <text:p>44624,48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4.527546">
            <text:p>44624,52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4.569212">
            <text:p>44624,56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4.610879">
            <text:p>44624,61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4.652546">
            <text:p>44624,652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4.694212">
            <text:p>44624,694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4.735879">
            <text:p>44624,735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4.777546">
            <text:p>44624,777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4.819212">
            <text:p>44624,819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4.860879">
            <text:p>44624,860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4.902546">
            <text:p>44624,902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4.944212">
            <text:p>44624,94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4.985879">
            <text:p>44624,98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5.027546">
            <text:p>44625,02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5.069212">
            <text:p>44625,06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5.110879">
            <text:p>44625,11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5.152546">
            <text:p>44625,15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5.194212">
            <text:p>44625,19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5.235879">
            <text:p>44625,23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5.277546">
            <text:p>44625,27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5.319212">
            <text:p>44625,31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5.360879">
            <text:p>44625,36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5.402546">
            <text:p>44625,40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5.444212">
            <text:p>44625,44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5.485879">
            <text:p>44625,48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5.527546">
            <text:p>44625,52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5.569212">
            <text:p>44625,56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5.610879">
            <text:p>44625,61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5.652546">
            <text:p>44625,65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5.694212">
            <text:p>44625,69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5.735879">
            <text:p>44625,73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5.777546">
            <text:p>44625,777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5.819212">
            <text:p>44625,819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5.860879">
            <text:p>44625,86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5.902546">
            <text:p>44625,90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5.944212">
            <text:p>44625,94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5.985879">
            <text:p>44625,98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6.027546">
            <text:p>44626,02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6.069212">
            <text:p>44626,069212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6.110879">
            <text:p>44626,110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6.152546">
            <text:p>44626,152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6.194212">
            <text:p>44626,19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6.235879">
            <text:p>44626,23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6.277546">
            <text:p>44626,27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6.319212">
            <text:p>44626,31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6.360879">
            <text:p>44626,36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6.402546">
            <text:p>44626,40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6.444212">
            <text:p>44626,44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6.485879">
            <text:p>44626,48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6.527546">
            <text:p>44626,52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6.569212">
            <text:p>44626,56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6.610879">
            <text:p>44626,61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6.652546">
            <text:p>44626,65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6.694212">
            <text:p>44626,69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6.735879">
            <text:p>44626,73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6.777546">
            <text:p>44626,77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6.819212">
            <text:p>44626,81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6.860879">
            <text:p>44626,86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6.902546">
            <text:p>44626,90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6.944212">
            <text:p>44626,94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6.985879">
            <text:p>44626,98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7.027546">
            <text:p>44627,02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7.069212">
            <text:p>44627,06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7.110879">
            <text:p>44627,110879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7.152546">
            <text:p>44627,152546</text:p>
          </table:table-cell>
          <table:table-cell office:value-type="float" office:value="-0.5">
            <text:p>-0,5</text:p>
          </table:table-cell>
        </table:table-row>
        <table:table-row table:style-name="ro1">
          <table:table-cell office:value-type="float" office:value="44627.194212">
            <text:p>44627,19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7.235879">
            <text:p>44627,23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7.277546">
            <text:p>44627,27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7.319212">
            <text:p>44627,31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7.360879">
            <text:p>44627,36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7.402546">
            <text:p>44627,40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7.444212">
            <text:p>44627,44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7.485879">
            <text:p>44627,48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7.527546">
            <text:p>44627,52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7.569212">
            <text:p>44627,56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7.610879">
            <text:p>44627,61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7.652546">
            <text:p>44627,65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7.694212">
            <text:p>44627,69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7.735879">
            <text:p>44627,73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7.777546">
            <text:p>44627,77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7.819212">
            <text:p>44627,81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7.860879">
            <text:p>44627,86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7.902546">
            <text:p>44627,90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7.944212">
            <text:p>44627,94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7.985879">
            <text:p>44627,98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8.027546">
            <text:p>44628,02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8.069212">
            <text:p>44628,06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8.110879">
            <text:p>44628,11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8.152546">
            <text:p>44628,15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8.194212">
            <text:p>44628,19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28.235879">
            <text:p>44628,23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8.277546">
            <text:p>44628,27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8.319212">
            <text:p>44628,31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8.360879">
            <text:p>44628,36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8.402546">
            <text:p>44628,40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8.444212">
            <text:p>44628,44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8.485879">
            <text:p>44628,48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8.527546">
            <text:p>44628,52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8.569212">
            <text:p>44628,56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8.610879">
            <text:p>44628,61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28.652546">
            <text:p>44628,65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28.694212">
            <text:p>44628,69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28.735879">
            <text:p>44628,73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8.777546">
            <text:p>44628,77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8.819212">
            <text:p>44628,81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8.860879">
            <text:p>44628,86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8.902546">
            <text:p>44628,90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28.944212">
            <text:p>44628,94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28.985879">
            <text:p>44628,98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29.027546">
            <text:p>44629,02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9.069212">
            <text:p>44629,06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29.110879">
            <text:p>44629,11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29.152546">
            <text:p>44629,15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29.194212">
            <text:p>44629,19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29.235879">
            <text:p>44629,23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29.277546">
            <text:p>44629,27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29.319212">
            <text:p>44629,31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29.360879">
            <text:p>44629,36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29.402546">
            <text:p>44629,40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29.444212">
            <text:p>44629,44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9.485879">
            <text:p>44629,48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29.527546">
            <text:p>44629,52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29.569212">
            <text:p>44629,56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29.610879">
            <text:p>44629,61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29.652546">
            <text:p>44629,65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29.694212">
            <text:p>44629,69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29.735879">
            <text:p>44629,73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29.777546">
            <text:p>44629,77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29.819212">
            <text:p>44629,81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29.860879">
            <text:p>44629,86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29.902546">
            <text:p>44629,90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29.944212">
            <text:p>44629,94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29.985879">
            <text:p>44629,98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0.027546">
            <text:p>44630,02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0.069212">
            <text:p>44630,06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0.110879">
            <text:p>44630,11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0.152546">
            <text:p>44630,15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0.194212">
            <text:p>44630,19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0.235879">
            <text:p>44630,23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0.277546">
            <text:p>44630,27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0.319212">
            <text:p>44630,31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0.360879">
            <text:p>44630,36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0.402546">
            <text:p>44630,40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0.444212">
            <text:p>44630,44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0.485879">
            <text:p>44630,48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0.527546">
            <text:p>44630,52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0.569212">
            <text:p>44630,56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0.610879">
            <text:p>44630,61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0.652546">
            <text:p>44630,65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0.694212">
            <text:p>44630,69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0.735879">
            <text:p>44630,73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0.777546">
            <text:p>44630,77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0.819212">
            <text:p>44630,81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0.860879">
            <text:p>44630,86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0.902546">
            <text:p>44630,90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0.944212">
            <text:p>44630,94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0.985879">
            <text:p>44630,98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1.027546">
            <text:p>44631,02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1.069212">
            <text:p>44631,06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1.110879">
            <text:p>44631,11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1.152546">
            <text:p>44631,15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1.194212">
            <text:p>44631,19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1.235879">
            <text:p>44631,23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1.277546">
            <text:p>44631,27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1.319212">
            <text:p>44631,31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1.360879">
            <text:p>44631,36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1.402546">
            <text:p>44631,40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1.444212">
            <text:p>44631,44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1.485879">
            <text:p>44631,48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1.527546">
            <text:p>44631,52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1.569212">
            <text:p>44631,56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1.610879">
            <text:p>44631,61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1.652546">
            <text:p>44631,65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1.694212">
            <text:p>44631,69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1.735879">
            <text:p>44631,73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1.777546">
            <text:p>44631,77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1.819212">
            <text:p>44631,81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1.860879">
            <text:p>44631,86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1.902546">
            <text:p>44631,90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1.944212">
            <text:p>44631,94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1.985879">
            <text:p>44631,98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2.027546">
            <text:p>44632,02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2.069212">
            <text:p>44632,06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2.110879">
            <text:p>44632,11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2.152546">
            <text:p>44632,15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2.194212">
            <text:p>44632,19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2.235879">
            <text:p>44632,23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2.277546">
            <text:p>44632,27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2.319212">
            <text:p>44632,31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2.360879">
            <text:p>44632,36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2.402546">
            <text:p>44632,40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2.444212">
            <text:p>44632,44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2.485879">
            <text:p>44632,48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2.527546">
            <text:p>44632,52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2.569212">
            <text:p>44632,56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2.610879">
            <text:p>44632,61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2.652546">
            <text:p>44632,65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2.694212">
            <text:p>44632,69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2.735879">
            <text:p>44632,73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2.777546">
            <text:p>44632,77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2.819212">
            <text:p>44632,81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2.860879">
            <text:p>44632,86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2.902546">
            <text:p>44632,90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2.944212">
            <text:p>44632,94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2.985879">
            <text:p>44632,98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3.027546">
            <text:p>44633,02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3.069212">
            <text:p>44633,06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3.110879">
            <text:p>44633,11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3.152546">
            <text:p>44633,15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3.194212">
            <text:p>44633,19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3.235879">
            <text:p>44633,23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3.277546">
            <text:p>44633,27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3.319212">
            <text:p>44633,31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3.360879">
            <text:p>44633,36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3.402546">
            <text:p>44633,40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3.444212">
            <text:p>44633,44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3.485879">
            <text:p>44633,48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3.527546">
            <text:p>44633,52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3.569212">
            <text:p>44633,56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3.610879">
            <text:p>44633,61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3.652546">
            <text:p>44633,65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3.694212">
            <text:p>44633,69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3.735879">
            <text:p>44633,73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3.777546">
            <text:p>44633,77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3.819212">
            <text:p>44633,81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3.860879">
            <text:p>44633,86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3.902546">
            <text:p>44633,90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3.944212">
            <text:p>44633,94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3.985879">
            <text:p>44633,98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4.027546">
            <text:p>44634,02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4.069212">
            <text:p>44634,06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4.110879">
            <text:p>44634,11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4.152546">
            <text:p>44634,15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4.194212">
            <text:p>44634,19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4.235879">
            <text:p>44634,23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4.277546">
            <text:p>44634,27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4.319212">
            <text:p>44634,31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4.360879">
            <text:p>44634,36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4.402546">
            <text:p>44634,40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4.444212">
            <text:p>44634,444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4.485879">
            <text:p>44634,48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4.527546">
            <text:p>44634,52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4.569212">
            <text:p>44634,56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4.610879">
            <text:p>44634,61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4.652546">
            <text:p>44634,65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4.694212">
            <text:p>44634,69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4.735879">
            <text:p>44634,73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4.777546">
            <text:p>44634,777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4.819212">
            <text:p>44634,81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4.860879">
            <text:p>44634,86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4.902546">
            <text:p>44634,90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4.944212">
            <text:p>44634,94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4.985879">
            <text:p>44634,98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5.027546">
            <text:p>44635,02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5.069212">
            <text:p>44635,069212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5.110879">
            <text:p>44635,11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5.152546">
            <text:p>44635,15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5.194212">
            <text:p>44635,19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5.235879">
            <text:p>44635,235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5.277546">
            <text:p>44635,27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5.319212">
            <text:p>44635,31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5.360879">
            <text:p>44635,360879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5.402546">
            <text:p>44635,40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5.444212">
            <text:p>44635,44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5.485879">
            <text:p>44635,48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5.527546">
            <text:p>44635,52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5.569212">
            <text:p>44635,56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5.610879">
            <text:p>44635,61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5.652546">
            <text:p>44635,65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5.694212">
            <text:p>44635,69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5.735879">
            <text:p>44635,73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5.777546">
            <text:p>44635,77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5.819212">
            <text:p>44635,81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5.860879">
            <text:p>44635,86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5.902546">
            <text:p>44635,902546</text:p>
          </table:table-cell>
          <table:table-cell office:value-type="float" office:value="-0.4">
            <text:p>-0,4</text:p>
          </table:table-cell>
        </table:table-row>
        <table:table-row table:style-name="ro1">
          <table:table-cell office:value-type="float" office:value="44635.944212">
            <text:p>44635,94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5.985879">
            <text:p>44635,98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6.027546">
            <text:p>44636,02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6.069212">
            <text:p>44636,06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6.110879">
            <text:p>44636,11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6.152546">
            <text:p>44636,15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6.194212">
            <text:p>44636,19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6.235879">
            <text:p>44636,23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6.277546">
            <text:p>44636,27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6.319212">
            <text:p>44636,31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6.360879">
            <text:p>44636,36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6.402546">
            <text:p>44636,40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6.444212">
            <text:p>44636,44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6.485879">
            <text:p>44636,48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6.527546">
            <text:p>44636,52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6.569212">
            <text:p>44636,56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6.610879">
            <text:p>44636,61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6.652546">
            <text:p>44636,65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6.694212">
            <text:p>44636,69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6.735879">
            <text:p>44636,73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6.777546">
            <text:p>44636,77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6.819212">
            <text:p>44636,81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6.860879">
            <text:p>44636,86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6.902546">
            <text:p>44636,90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6.944212">
            <text:p>44636,94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6.985879">
            <text:p>44636,98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7.027546">
            <text:p>44637,02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7.069212">
            <text:p>44637,06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7.110879">
            <text:p>44637,11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7.152546">
            <text:p>44637,15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7.194212">
            <text:p>44637,19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7.235879">
            <text:p>44637,23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7.277546">
            <text:p>44637,27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7.319212">
            <text:p>44637,31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7.360879">
            <text:p>44637,36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7.402546">
            <text:p>44637,40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7.444212">
            <text:p>44637,44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7.485879">
            <text:p>44637,48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7.527546">
            <text:p>44637,52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7.569212">
            <text:p>44637,56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7.610879">
            <text:p>44637,61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7.652546">
            <text:p>44637,65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7.694212">
            <text:p>44637,69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7.735879">
            <text:p>44637,73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7.777546">
            <text:p>44637,77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37.819212">
            <text:p>44637,81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7.860879">
            <text:p>44637,86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7.902546">
            <text:p>44637,90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7.944212">
            <text:p>44637,94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7.985879">
            <text:p>44637,98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8.027546">
            <text:p>44638,02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8.069212">
            <text:p>44638,06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8.110879">
            <text:p>44638,11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8.152546">
            <text:p>44638,15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8.194212">
            <text:p>44638,19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8.235879">
            <text:p>44638,23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8.277546">
            <text:p>44638,27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8.319212">
            <text:p>44638,31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8.360879">
            <text:p>44638,36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8.402546">
            <text:p>44638,40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8.444212">
            <text:p>44638,44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8.485879">
            <text:p>44638,48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8.527546">
            <text:p>44638,52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8.569212">
            <text:p>44638,56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8.610879">
            <text:p>44638,61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8.652546">
            <text:p>44638,65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8.694212">
            <text:p>44638,69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8.735879">
            <text:p>44638,73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8.777546">
            <text:p>44638,77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8.819212">
            <text:p>44638,81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8.860879">
            <text:p>44638,86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8.902546">
            <text:p>44638,90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8.944212">
            <text:p>44638,94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8.985879">
            <text:p>44638,98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9.027546">
            <text:p>44639,02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9.069212">
            <text:p>44639,06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9.110879">
            <text:p>44639,11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9.152546">
            <text:p>44639,15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9.194212">
            <text:p>44639,19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9.235879">
            <text:p>44639,23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9.277546">
            <text:p>44639,27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9.319212">
            <text:p>44639,31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9.360879">
            <text:p>44639,36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9.402546">
            <text:p>44639,40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9.444212">
            <text:p>44639,44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9.485879">
            <text:p>44639,48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9.527546">
            <text:p>44639,52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9.569212">
            <text:p>44639,56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9.610879">
            <text:p>44639,61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9.652546">
            <text:p>44639,65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9.694212">
            <text:p>44639,69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9.735879">
            <text:p>44639,73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9.777546">
            <text:p>44639,77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9.819212">
            <text:p>44639,81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9.860879">
            <text:p>44639,86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9.902546">
            <text:p>44639,90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39.944212">
            <text:p>44639,94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39.985879">
            <text:p>44639,98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0.027546">
            <text:p>44640,02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0.069212">
            <text:p>44640,06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0.110879">
            <text:p>44640,11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0.152546">
            <text:p>44640,15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0.194212">
            <text:p>44640,19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0.235879">
            <text:p>44640,23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0.277546">
            <text:p>44640,27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0.319212">
            <text:p>44640,31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0.360879">
            <text:p>44640,36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0.402546">
            <text:p>44640,40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0.444212">
            <text:p>44640,44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0.485879">
            <text:p>44640,48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0.527546">
            <text:p>44640,52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0.569212">
            <text:p>44640,56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0.610879">
            <text:p>44640,61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0.652546">
            <text:p>44640,65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0.694212">
            <text:p>44640,69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0.735879">
            <text:p>44640,73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0.777546">
            <text:p>44640,77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0.819212">
            <text:p>44640,81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0.860879">
            <text:p>44640,86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0.902546">
            <text:p>44640,90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0.944212">
            <text:p>44640,94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0.985879">
            <text:p>44640,98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1.027546">
            <text:p>44641,02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1.069212">
            <text:p>44641,06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1.110879">
            <text:p>44641,11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1.152546">
            <text:p>44641,15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1.194212">
            <text:p>44641,19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1.235879">
            <text:p>44641,23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1.277546">
            <text:p>44641,27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1.319212">
            <text:p>44641,31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1.360879">
            <text:p>44641,36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1.402546">
            <text:p>44641,40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1.444212">
            <text:p>44641,44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1.485879">
            <text:p>44641,48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1.527546">
            <text:p>44641,52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1.569212">
            <text:p>44641,56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1.610879">
            <text:p>44641,61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1.652546">
            <text:p>44641,65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1.694212">
            <text:p>44641,69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1.735879">
            <text:p>44641,73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1.777546">
            <text:p>44641,77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1.819212">
            <text:p>44641,81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1.860879">
            <text:p>44641,86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1.902546">
            <text:p>44641,90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1.944212">
            <text:p>44641,94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1.985879">
            <text:p>44641,98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2.027546">
            <text:p>44642,02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2.069212">
            <text:p>44642,06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2.110879">
            <text:p>44642,11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2.152546">
            <text:p>44642,15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2.194212">
            <text:p>44642,19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2.235879">
            <text:p>44642,23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2.277546">
            <text:p>44642,27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2.319212">
            <text:p>44642,319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2.360879">
            <text:p>44642,36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2.402546">
            <text:p>44642,40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2.444212">
            <text:p>44642,44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2.485879">
            <text:p>44642,48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2.527546">
            <text:p>44642,52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2.569212">
            <text:p>44642,56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2.610879">
            <text:p>44642,61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2.652546">
            <text:p>44642,65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2.694212">
            <text:p>44642,69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2.735879">
            <text:p>44642,73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2.777546">
            <text:p>44642,777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2.819212">
            <text:p>44642,81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2.860879">
            <text:p>44642,860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2.902546">
            <text:p>44642,90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2.944212">
            <text:p>44642,94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2.985879">
            <text:p>44642,98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3.027546">
            <text:p>44643,02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3.069212">
            <text:p>44643,06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3.110879">
            <text:p>44643,11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3.152546">
            <text:p>44643,15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3.194212">
            <text:p>44643,194212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3.235879">
            <text:p>44643,235879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3.277546">
            <text:p>44643,27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3.319212">
            <text:p>44643,31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3.360879">
            <text:p>44643,36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3.402546">
            <text:p>44643,40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3.444212">
            <text:p>44643,44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3.485879">
            <text:p>44643,48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3.527546">
            <text:p>44643,52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3.569212">
            <text:p>44643,56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3.610879">
            <text:p>44643,61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3.652546">
            <text:p>44643,65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3.694212">
            <text:p>44643,69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3.735879">
            <text:p>44643,73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3.777546">
            <text:p>44643,77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3.819212">
            <text:p>44643,81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3.860879">
            <text:p>44643,86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3.902546">
            <text:p>44643,90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3.944212">
            <text:p>44643,94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3.985879">
            <text:p>44643,98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4.027546">
            <text:p>44644,02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4.069212">
            <text:p>44644,06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4.110879">
            <text:p>44644,11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4.152546">
            <text:p>44644,15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4.194212">
            <text:p>44644,19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4.235879">
            <text:p>44644,23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4.277546">
            <text:p>44644,27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4.319212">
            <text:p>44644,31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4.360879">
            <text:p>44644,36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4.402546">
            <text:p>44644,402546</text:p>
          </table:table-cell>
          <table:table-cell office:value-type="float" office:value="-0.3">
            <text:p>-0,3</text:p>
          </table:table-cell>
        </table:table-row>
        <table:table-row table:style-name="ro1">
          <table:table-cell office:value-type="float" office:value="44644.444212">
            <text:p>44644,44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4.485879">
            <text:p>44644,48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4.527546">
            <text:p>44644,52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4.569212">
            <text:p>44644,56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4.610879">
            <text:p>44644,61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4.652546">
            <text:p>44644,65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4.694212">
            <text:p>44644,69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4.735879">
            <text:p>44644,73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4.777546">
            <text:p>44644,77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4.819212">
            <text:p>44644,81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4.860879">
            <text:p>44644,86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4.902546">
            <text:p>44644,90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4.944212">
            <text:p>44644,94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4.985879">
            <text:p>44644,98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5.027546">
            <text:p>44645,02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5.069212">
            <text:p>44645,06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5.110879">
            <text:p>44645,11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5.152546">
            <text:p>44645,15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5.194212">
            <text:p>44645,19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5.235879">
            <text:p>44645,23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5.277546">
            <text:p>44645,27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5.319212">
            <text:p>44645,31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5.360879">
            <text:p>44645,36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5.402546">
            <text:p>44645,40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5.444212">
            <text:p>44645,44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5.485879">
            <text:p>44645,48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5.527546">
            <text:p>44645,52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5.569212">
            <text:p>44645,56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5.610879">
            <text:p>44645,61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5.652546">
            <text:p>44645,65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5.694212">
            <text:p>44645,69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5.735879">
            <text:p>44645,73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5.777546">
            <text:p>44645,77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5.819212">
            <text:p>44645,81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5.860879">
            <text:p>44645,86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5.902546">
            <text:p>44645,90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5.944212">
            <text:p>44645,94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5.985879">
            <text:p>44645,98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6.027546">
            <text:p>44646,02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6.069212">
            <text:p>44646,06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6.110879">
            <text:p>44646,11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6.152546">
            <text:p>44646,15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6.194212">
            <text:p>44646,19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6.235879">
            <text:p>44646,23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6.277546">
            <text:p>44646,27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6.319212">
            <text:p>44646,31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6.360879">
            <text:p>44646,360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6.402546">
            <text:p>44646,40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6.444212">
            <text:p>44646,444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6.485879">
            <text:p>44646,48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6.527546">
            <text:p>44646,52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6.569212">
            <text:p>44646,56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6.610879">
            <text:p>44646,61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6.652546">
            <text:p>44646,65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6.694212">
            <text:p>44646,69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6.735879">
            <text:p>44646,73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6.777546">
            <text:p>44646,77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6.819212">
            <text:p>44646,81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6.860879">
            <text:p>44646,86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6.902546">
            <text:p>44646,902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6.944212">
            <text:p>44646,94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6.985879">
            <text:p>44646,98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7.027546">
            <text:p>44647,027546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7.069212">
            <text:p>44647,069212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47.110879">
            <text:p>44647,11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7.152546">
            <text:p>44647,15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7.194212">
            <text:p>44647,19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7.235879">
            <text:p>44647,23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7.277546">
            <text:p>44647,27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7.319212">
            <text:p>44647,31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7.360879">
            <text:p>44647,36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7.402546">
            <text:p>44647,40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7.444212">
            <text:p>44647,44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7.485879">
            <text:p>44647,48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7.527546">
            <text:p>44647,52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7.569212">
            <text:p>44647,56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7.610879">
            <text:p>44647,61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7.652546">
            <text:p>44647,65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7.694212">
            <text:p>44647,69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7.735879">
            <text:p>44647,73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7.777546">
            <text:p>44647,77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7.819212">
            <text:p>44647,81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7.860879">
            <text:p>44647,86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7.902546">
            <text:p>44647,90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7.944212">
            <text:p>44647,94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7.985879">
            <text:p>44647,98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8.027546">
            <text:p>44648,02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8.069212">
            <text:p>44648,06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8.110879">
            <text:p>44648,11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8.152546">
            <text:p>44648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8.194212">
            <text:p>44648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8.235879">
            <text:p>44648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8.277546">
            <text:p>44648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8.319212">
            <text:p>44648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8.360879">
            <text:p>44648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8.402546">
            <text:p>44648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8.444212">
            <text:p>44648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8.485879">
            <text:p>44648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8.527546">
            <text:p>44648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8.569212">
            <text:p>44648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8.610879">
            <text:p>44648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8.652546">
            <text:p>44648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8.694212">
            <text:p>44648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8.735879">
            <text:p>44648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8.777546">
            <text:p>44648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8.819212">
            <text:p>44648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8.860879">
            <text:p>44648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8.902546">
            <text:p>44648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8.944212">
            <text:p>44648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8.985879">
            <text:p>44648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9.027546">
            <text:p>44649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9.069212">
            <text:p>44649,06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9.110879">
            <text:p>44649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9.152546">
            <text:p>44649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9.194212">
            <text:p>44649,19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9.235879">
            <text:p>44649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9.277546">
            <text:p>44649,27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9.319212">
            <text:p>44649,31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9.360879">
            <text:p>44649,36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9.402546">
            <text:p>44649,40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9.444212">
            <text:p>44649,44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9.485879">
            <text:p>44649,48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9.527546">
            <text:p>44649,52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49.569212">
            <text:p>44649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9.610879">
            <text:p>44649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9.652546">
            <text:p>44649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9.694212">
            <text:p>44649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9.735879">
            <text:p>44649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9.777546">
            <text:p>44649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9.819212">
            <text:p>44649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9.860879">
            <text:p>44649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9.902546">
            <text:p>44649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9.944212">
            <text:p>44649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9.985879">
            <text:p>44649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0.027546">
            <text:p>44650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0.069212">
            <text:p>44650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0.110879">
            <text:p>44650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0.152546">
            <text:p>44650,15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0.194212">
            <text:p>44650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0.235879">
            <text:p>44650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0.277546">
            <text:p>44650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0.319212">
            <text:p>44650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0.360879">
            <text:p>44650,36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0.402546">
            <text:p>44650,40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0.444212">
            <text:p>44650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0.485879">
            <text:p>44650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0.527546">
            <text:p>44650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0.569212">
            <text:p>44650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0.610879">
            <text:p>44650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0.652546">
            <text:p>44650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0.694212">
            <text:p>44650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0.735879">
            <text:p>44650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0.777546">
            <text:p>44650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0.819212">
            <text:p>44650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0.860879">
            <text:p>44650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0.902546">
            <text:p>44650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0.944212">
            <text:p>44650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0.985879">
            <text:p>44650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1.027546">
            <text:p>44651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1.069212">
            <text:p>44651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1.110879">
            <text:p>44651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1.152546">
            <text:p>44651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1.194212">
            <text:p>44651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1.235879">
            <text:p>44651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1.277546">
            <text:p>44651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1.319212">
            <text:p>44651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1.360879">
            <text:p>44651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1.402546">
            <text:p>44651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1.444212">
            <text:p>44651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1.485879">
            <text:p>44651,48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1.527546">
            <text:p>44651,52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1.569212">
            <text:p>44651,56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1.610879">
            <text:p>44651,61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1.652546">
            <text:p>44651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1.694212">
            <text:p>44651,69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1.735879">
            <text:p>44651,73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1.777546">
            <text:p>44651,77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1.819212">
            <text:p>44651,81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1.860879">
            <text:p>44651,86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1.902546">
            <text:p>44651,90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1.944212">
            <text:p>44651,94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1.985879">
            <text:p>44651,98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2.027546">
            <text:p>44652,02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2.069212">
            <text:p>44652,06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2.110879">
            <text:p>44652,11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2.152546">
            <text:p>44652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2.194212">
            <text:p>44652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2.235879">
            <text:p>44652,23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2.277546">
            <text:p>44652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2.319212">
            <text:p>44652,31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2.360879">
            <text:p>44652,36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2.402546">
            <text:p>44652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2.444212">
            <text:p>44652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2.485879">
            <text:p>44652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2.527546">
            <text:p>44652,52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2.569212">
            <text:p>44652,56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2.610879">
            <text:p>44652,61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2.652546">
            <text:p>44652,65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2.694212">
            <text:p>44652,69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2.735879">
            <text:p>44652,73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2.777546">
            <text:p>44652,77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2.819212">
            <text:p>44652,81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2.860879">
            <text:p>44652,86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2.902546">
            <text:p>44652,90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2.944212">
            <text:p>44652,94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2.985879">
            <text:p>44652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3.027546">
            <text:p>44653,02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3.069212">
            <text:p>44653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3.110879">
            <text:p>44653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3.152546">
            <text:p>44653,15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3.194212">
            <text:p>44653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3.235879">
            <text:p>44653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3.277546">
            <text:p>44653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3.319212">
            <text:p>44653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3.360879">
            <text:p>44653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3.402546">
            <text:p>44653,40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3.444212">
            <text:p>44653,44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3.485879">
            <text:p>44653,485879</text:p>
          </table:table-cell>
          <table:table-cell office:value-type="float" office:value="-0.2">
            <text:p>-0,2</text:p>
          </table:table-cell>
        </table:table-row>
        <table:table-row table:style-name="ro1">
          <table:table-cell office:value-type="float" office:value="44653.527546">
            <text:p>44653,52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3.569212">
            <text:p>44653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3.610879">
            <text:p>44653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3.652546">
            <text:p>44653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3.694212">
            <text:p>44653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3.735879">
            <text:p>44653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3.777546">
            <text:p>44653,77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3.819212">
            <text:p>44653,81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3.860879">
            <text:p>44653,86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3.902546">
            <text:p>44653,90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3.944212">
            <text:p>44653,94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3.985879">
            <text:p>44653,98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4.027546">
            <text:p>44654,02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4.069212">
            <text:p>44654,06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4.110879">
            <text:p>44654,11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4.152546">
            <text:p>44654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4.194212">
            <text:p>44654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4.235879">
            <text:p>44654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4.277546">
            <text:p>44654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4.319212">
            <text:p>44654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4.360879">
            <text:p>44654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4.402546">
            <text:p>44654,40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4.444212">
            <text:p>44654,44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4.485879">
            <text:p>44654,48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4.527546">
            <text:p>44654,52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4.569212">
            <text:p>44654,56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4.610879">
            <text:p>44654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4.652546">
            <text:p>44654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4.694212">
            <text:p>44654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4.735879">
            <text:p>44654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4.777546">
            <text:p>44654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4.819212">
            <text:p>44654,81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4.860879">
            <text:p>44654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4.902546">
            <text:p>44654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4.944212">
            <text:p>44654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4.985879">
            <text:p>44654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5.027546">
            <text:p>44655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5.069212">
            <text:p>44655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5.110879">
            <text:p>44655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5.152546">
            <text:p>44655,15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5.194212">
            <text:p>44655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5.235879">
            <text:p>44655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5.277546">
            <text:p>44655,27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5.319212">
            <text:p>44655,31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5.360879">
            <text:p>44655,36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5.402546">
            <text:p>44655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5.444212">
            <text:p>44655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5.485879">
            <text:p>44655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5.527546">
            <text:p>44655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5.569212">
            <text:p>44655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5.610879">
            <text:p>44655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5.652546">
            <text:p>44655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5.694212">
            <text:p>44655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5.735879">
            <text:p>44655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5.777546">
            <text:p>44655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5.819212">
            <text:p>44655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5.860879">
            <text:p>44655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5.902546">
            <text:p>44655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5.944212">
            <text:p>44655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5.985879">
            <text:p>44655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6.027546">
            <text:p>44656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6.069212">
            <text:p>44656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6.110879">
            <text:p>44656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6.152546">
            <text:p>44656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6.194212">
            <text:p>44656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6.235879">
            <text:p>44656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6.277546">
            <text:p>44656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6.319212">
            <text:p>44656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6.360879">
            <text:p>44656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6.402546">
            <text:p>44656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6.444212">
            <text:p>44656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6.485879">
            <text:p>44656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6.527546">
            <text:p>44656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6.569212">
            <text:p>44656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6.610879">
            <text:p>44656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6.652546">
            <text:p>44656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6.694212">
            <text:p>44656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6.735879">
            <text:p>44656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6.777546">
            <text:p>44656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6.819212">
            <text:p>44656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6.860879">
            <text:p>44656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6.902546">
            <text:p>44656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6.944212">
            <text:p>44656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6.985879">
            <text:p>44656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7.027546">
            <text:p>44657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7.069212">
            <text:p>44657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7.110879">
            <text:p>44657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7.152546">
            <text:p>44657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7.194212">
            <text:p>44657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7.235879">
            <text:p>44657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7.277546">
            <text:p>44657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7.319212">
            <text:p>44657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7.360879">
            <text:p>44657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7.402546">
            <text:p>44657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7.444212">
            <text:p>44657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7.485879">
            <text:p>44657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7.527546">
            <text:p>44657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7.569212">
            <text:p>44657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7.610879">
            <text:p>44657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7.652546">
            <text:p>44657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7.694212">
            <text:p>44657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7.735879">
            <text:p>44657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7.777546">
            <text:p>44657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7.819212">
            <text:p>44657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7.860879">
            <text:p>44657,86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7.902546">
            <text:p>44657,90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7.944212">
            <text:p>44657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7.985879">
            <text:p>44657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8.027546">
            <text:p>44658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8.069212">
            <text:p>44658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8.110879">
            <text:p>44658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8.152546">
            <text:p>44658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8.194212">
            <text:p>44658,19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8.235879">
            <text:p>44658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8.277546">
            <text:p>44658,27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8.319212">
            <text:p>44658,31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8.360879">
            <text:p>44658,36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8.402546">
            <text:p>44658,40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8.444212">
            <text:p>44658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8.485879">
            <text:p>44658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8.527546">
            <text:p>44658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8.569212">
            <text:p>44658,56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8.610879">
            <text:p>44658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8.652546">
            <text:p>44658,65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8.694212">
            <text:p>44658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8.735879">
            <text:p>44658,73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58.777546">
            <text:p>44658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8.819212">
            <text:p>44658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8.860879">
            <text:p>44658,8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58.902546">
            <text:p>44658,9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58.944212">
            <text:p>44658,9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58.985879">
            <text:p>44658,98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59.027546">
            <text:p>44659,0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59.069212">
            <text:p>44659,0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59.110879">
            <text:p>44659,1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59.152546">
            <text:p>44659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9.194212">
            <text:p>44659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9.235879">
            <text:p>44659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9.277546">
            <text:p>44659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9.319212">
            <text:p>44659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9.360879">
            <text:p>44659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9.402546">
            <text:p>44659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9.444212">
            <text:p>44659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9.485879">
            <text:p>44659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9.527546">
            <text:p>44659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9.569212">
            <text:p>44659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9.610879">
            <text:p>44659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9.652546">
            <text:p>44659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9.694212">
            <text:p>44659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9.735879">
            <text:p>44659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9.777546">
            <text:p>44659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9.819212">
            <text:p>44659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9.860879">
            <text:p>44659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9.902546">
            <text:p>44659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9.944212">
            <text:p>44659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9.985879">
            <text:p>44659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0.027546">
            <text:p>44660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0.069212">
            <text:p>44660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0.110879">
            <text:p>44660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0.152546">
            <text:p>44660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0.194212">
            <text:p>44660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0.235879">
            <text:p>44660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0.277546">
            <text:p>44660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0.319212">
            <text:p>44660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0.360879">
            <text:p>44660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0.402546">
            <text:p>44660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0.444212">
            <text:p>44660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0.485879">
            <text:p>44660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0.527546">
            <text:p>44660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0.569212">
            <text:p>44660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0.610879">
            <text:p>44660,61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60.652546">
            <text:p>44660,65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60.694212">
            <text:p>44660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0.735879">
            <text:p>44660,73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60.777546">
            <text:p>44660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0.819212">
            <text:p>44660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0.860879">
            <text:p>44660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0.902546">
            <text:p>44660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0.944212">
            <text:p>44660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0.985879">
            <text:p>44660,98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61.027546">
            <text:p>44661,02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61.069212">
            <text:p>44661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1.110879">
            <text:p>44661,11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61.152546">
            <text:p>44661,15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61.194212">
            <text:p>44661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1.235879">
            <text:p>44661,235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61.277546">
            <text:p>44661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1.319212">
            <text:p>44661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1.360879">
            <text:p>44661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1.402546">
            <text:p>44661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1.444212">
            <text:p>44661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1.485879">
            <text:p>44661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1.527546">
            <text:p>44661,52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61.569212">
            <text:p>44661,56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61.610879">
            <text:p>44661,61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61.652546">
            <text:p>44661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1.694212">
            <text:p>44661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1.735879">
            <text:p>44661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1.777546">
            <text:p>44661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1.819212">
            <text:p>44661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1.860879">
            <text:p>44661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1.902546">
            <text:p>44661,90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61.944212">
            <text:p>44661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1.985879">
            <text:p>44661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2.027546">
            <text:p>44662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2.069212">
            <text:p>44662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2.110879">
            <text:p>44662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2.152546">
            <text:p>44662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2.194212">
            <text:p>44662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2.235879">
            <text:p>44662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2.277546">
            <text:p>44662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2.319212">
            <text:p>44662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2.360879">
            <text:p>44662,360879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62.402546">
            <text:p>44662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2.444212">
            <text:p>44662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2.485879">
            <text:p>44662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2.527546">
            <text:p>44662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2.569212">
            <text:p>44662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2.610879">
            <text:p>44662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2.652546">
            <text:p>44662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2.694212">
            <text:p>44662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2.735879">
            <text:p>44662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2.777546">
            <text:p>44662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2.819212">
            <text:p>44662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2.860879">
            <text:p>44662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2.902546">
            <text:p>44662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2.944212">
            <text:p>44662,94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62.985879">
            <text:p>44662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3.027546">
            <text:p>44663,027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63.069212">
            <text:p>44663,06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63.110879">
            <text:p>44663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3.152546">
            <text:p>44663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3.194212">
            <text:p>44663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3.235879">
            <text:p>44663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3.277546">
            <text:p>44663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3.319212">
            <text:p>44663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3.360879">
            <text:p>44663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3.402546">
            <text:p>44663,40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63.444212">
            <text:p>44663,44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63.485879">
            <text:p>44663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3.527546">
            <text:p>44663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3.569212">
            <text:p>44663,569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63.610879">
            <text:p>44663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3.652546">
            <text:p>44663,65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63.694212">
            <text:p>44663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3.735879">
            <text:p>44663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3.777546">
            <text:p>44663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3.819212">
            <text:p>44663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3.860879">
            <text:p>44663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3.902546">
            <text:p>44663,902546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63.944212">
            <text:p>44663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3.985879">
            <text:p>44663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4.027546">
            <text:p>44664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4.069212">
            <text:p>44664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4.110879">
            <text:p>44664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4.152546">
            <text:p>44664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4.194212">
            <text:p>44664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4.235879">
            <text:p>44664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4.277546">
            <text:p>44664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4.319212">
            <text:p>44664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4.360879">
            <text:p>44664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4.402546">
            <text:p>44664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4.444212">
            <text:p>44664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4.485879">
            <text:p>44664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4.527546">
            <text:p>44664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4.569212">
            <text:p>44664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4.610879">
            <text:p>44664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4.652546">
            <text:p>44664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4.694212">
            <text:p>44664,694212</text:p>
          </table:table-cell>
          <table:table-cell office:value-type="float" office:value="-0.1">
            <text:p>-0,1</text:p>
          </table:table-cell>
        </table:table-row>
        <table:table-row table:style-name="ro1">
          <table:table-cell office:value-type="float" office:value="44664.735879">
            <text:p>44664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4.777546">
            <text:p>44664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4.819212">
            <text:p>44664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4.860879">
            <text:p>44664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4.902546">
            <text:p>44664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4.944212">
            <text:p>44664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4.985879">
            <text:p>44664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5.027546">
            <text:p>44665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5.069212">
            <text:p>44665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5.110879">
            <text:p>44665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5.152546">
            <text:p>44665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5.194212">
            <text:p>44665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5.235879">
            <text:p>44665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5.277546">
            <text:p>44665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5.319212">
            <text:p>44665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5.360879">
            <text:p>44665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5.402546">
            <text:p>44665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5.444212">
            <text:p>44665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5.485879">
            <text:p>44665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5.527546">
            <text:p>44665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5.569212">
            <text:p>44665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5.610879">
            <text:p>44665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5.652546">
            <text:p>44665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5.694212">
            <text:p>44665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5.735879">
            <text:p>44665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5.777546">
            <text:p>44665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5.819212">
            <text:p>44665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5.860879">
            <text:p>44665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5.902546">
            <text:p>44665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5.944212">
            <text:p>44665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5.985879">
            <text:p>44665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6.027546">
            <text:p>44666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6.069212">
            <text:p>44666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6.110879">
            <text:p>44666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6.152546">
            <text:p>44666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6.194212">
            <text:p>44666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6.235879">
            <text:p>44666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6.277546">
            <text:p>44666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6.319212">
            <text:p>44666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6.360879">
            <text:p>44666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6.402546">
            <text:p>44666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6.444212">
            <text:p>44666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6.485879">
            <text:p>44666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6.527546">
            <text:p>44666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6.569212">
            <text:p>44666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6.610879">
            <text:p>44666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6.652546">
            <text:p>44666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6.694212">
            <text:p>44666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6.735879">
            <text:p>44666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6.777546">
            <text:p>44666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6.819212">
            <text:p>44666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6.860879">
            <text:p>44666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6.902546">
            <text:p>44666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6.944212">
            <text:p>44666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6.985879">
            <text:p>44666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7.027546">
            <text:p>44667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7.069212">
            <text:p>44667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7.110879">
            <text:p>44667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7.152546">
            <text:p>44667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7.194212">
            <text:p>44667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7.235879">
            <text:p>44667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7.277546">
            <text:p>44667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7.319212">
            <text:p>44667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7.360879">
            <text:p>44667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7.402546">
            <text:p>44667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7.444212">
            <text:p>44667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7.485879">
            <text:p>44667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7.527546">
            <text:p>44667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7.569212">
            <text:p>44667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7.610879">
            <text:p>44667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7.652546">
            <text:p>44667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7.694212">
            <text:p>44667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7.735879">
            <text:p>44667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7.777546">
            <text:p>44667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7.819212">
            <text:p>44667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7.860879">
            <text:p>44667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7.902546">
            <text:p>44667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7.944212">
            <text:p>44667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7.985879">
            <text:p>44667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8.027546">
            <text:p>44668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8.069212">
            <text:p>44668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8.110879">
            <text:p>44668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8.152546">
            <text:p>44668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8.194212">
            <text:p>44668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8.235879">
            <text:p>44668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8.277546">
            <text:p>44668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8.319212">
            <text:p>44668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8.360879">
            <text:p>44668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8.402546">
            <text:p>44668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8.444212">
            <text:p>44668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8.485879">
            <text:p>44668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8.527546">
            <text:p>44668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8.569212">
            <text:p>44668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8.610879">
            <text:p>44668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8.652546">
            <text:p>44668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8.694212">
            <text:p>44668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8.735879">
            <text:p>44668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8.777546">
            <text:p>44668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8.819212">
            <text:p>44668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8.860879">
            <text:p>44668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8.902546">
            <text:p>44668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8.944212">
            <text:p>44668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8.985879">
            <text:p>44668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9.027546">
            <text:p>44669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9.069212">
            <text:p>44669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9.110879">
            <text:p>44669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9.152546">
            <text:p>44669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9.194212">
            <text:p>44669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9.235879">
            <text:p>44669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9.277546">
            <text:p>44669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9.319212">
            <text:p>44669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9.360879">
            <text:p>44669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9.402546">
            <text:p>44669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9.444212">
            <text:p>44669,4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69.485879">
            <text:p>44669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9.527546">
            <text:p>44669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9.569212">
            <text:p>44669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9.610879">
            <text:p>44669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9.652546">
            <text:p>44669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9.694212">
            <text:p>44669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9.735879">
            <text:p>44669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9.777546">
            <text:p>44669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9.819212">
            <text:p>44669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9.860879">
            <text:p>44669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9.902546">
            <text:p>44669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9.944212">
            <text:p>44669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9.985879">
            <text:p>44669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0.027546">
            <text:p>44670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0.069212">
            <text:p>44670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0.110879">
            <text:p>44670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0.152546">
            <text:p>44670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0.194212">
            <text:p>44670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0.235879">
            <text:p>44670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0.277546">
            <text:p>44670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0.319212">
            <text:p>44670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0.360879">
            <text:p>44670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0.402546">
            <text:p>44670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0.444212">
            <text:p>44670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0.485879">
            <text:p>44670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0.527546">
            <text:p>44670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0.569212">
            <text:p>44670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0.610879">
            <text:p>44670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0.652546">
            <text:p>44670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0.694212">
            <text:p>44670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0.735879">
            <text:p>44670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0.777546">
            <text:p>44670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0.819212">
            <text:p>44670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0.860879">
            <text:p>44670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0.902546">
            <text:p>44670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0.944212">
            <text:p>44670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0.985879">
            <text:p>44670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1.027546">
            <text:p>44671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1.069212">
            <text:p>44671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1.110879">
            <text:p>44671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1.152546">
            <text:p>44671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1.194212">
            <text:p>44671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1.235879">
            <text:p>44671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1.277546">
            <text:p>44671,2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71.319212">
            <text:p>44671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1.360879">
            <text:p>44671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1.402546">
            <text:p>44671,40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71.444212">
            <text:p>44671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1.485879">
            <text:p>44671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1.527546">
            <text:p>44671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1.569212">
            <text:p>44671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1.610879">
            <text:p>44671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1.652546">
            <text:p>44671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1.694212">
            <text:p>44671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1.735879">
            <text:p>44671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1.777546">
            <text:p>44671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1.819212">
            <text:p>44671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1.860879">
            <text:p>44671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1.902546">
            <text:p>44671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1.944212">
            <text:p>44671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1.985879">
            <text:p>44671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2.027546">
            <text:p>44672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2.069212">
            <text:p>44672,0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72.110879">
            <text:p>44672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2.152546">
            <text:p>44672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2.194212">
            <text:p>44672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2.235879">
            <text:p>44672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2.277546">
            <text:p>44672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2.319212">
            <text:p>44672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2.360879">
            <text:p>44672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2.402546">
            <text:p>44672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2.444212">
            <text:p>44672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2.485879">
            <text:p>44672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2.527546">
            <text:p>44672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2.569212">
            <text:p>44672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2.610879">
            <text:p>44672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2.652546">
            <text:p>44672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2.694212">
            <text:p>44672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2.735879">
            <text:p>44672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2.777546">
            <text:p>44672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2.819212">
            <text:p>44672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2.860879">
            <text:p>44672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2.902546">
            <text:p>44672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2.944212">
            <text:p>44672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2.985879">
            <text:p>44672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3.027546">
            <text:p>44673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3.069212">
            <text:p>44673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3.110879">
            <text:p>44673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3.152546">
            <text:p>44673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3.194212">
            <text:p>44673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3.235879">
            <text:p>44673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3.277546">
            <text:p>44673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3.319212">
            <text:p>44673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3.360879">
            <text:p>44673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3.402546">
            <text:p>44673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3.444212">
            <text:p>44673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3.485879">
            <text:p>44673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3.527546">
            <text:p>44673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3.569212">
            <text:p>44673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3.610879">
            <text:p>44673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3.652546">
            <text:p>44673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3.694212">
            <text:p>44673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3.735879">
            <text:p>44673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3.777546">
            <text:p>44673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3.819212">
            <text:p>44673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3.860879">
            <text:p>44673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3.902546">
            <text:p>44673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3.944212">
            <text:p>44673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3.985879">
            <text:p>44673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4.027546">
            <text:p>44674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4.069212">
            <text:p>44674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4.110879">
            <text:p>44674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4.152546">
            <text:p>44674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4.194212">
            <text:p>44674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4.235879">
            <text:p>44674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4.277546">
            <text:p>44674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4.319212">
            <text:p>44674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4.360879">
            <text:p>44674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4.402546">
            <text:p>44674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4.444212">
            <text:p>44674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4.485879">
            <text:p>44674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4.527546">
            <text:p>44674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4.569212">
            <text:p>44674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4.610879">
            <text:p>44674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4.652546">
            <text:p>44674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4.694212">
            <text:p>44674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4.735879">
            <text:p>44674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4.777546">
            <text:p>44674,77754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674.819212">
            <text:p>44674,8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74.860879">
            <text:p>44674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4.902546">
            <text:p>44674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4.944212">
            <text:p>44674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4.985879">
            <text:p>44674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5.027546">
            <text:p>44675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5.069212">
            <text:p>44675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5.110879">
            <text:p>44675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5.152546">
            <text:p>44675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5.194212">
            <text:p>44675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5.235879">
            <text:p>44675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5.277546">
            <text:p>44675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5.319212">
            <text:p>44675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5.360879">
            <text:p>44675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5.402546">
            <text:p>44675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5.444212">
            <text:p>44675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5.485879">
            <text:p>44675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5.527546">
            <text:p>44675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5.569212">
            <text:p>44675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5.610879">
            <text:p>44675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5.652546">
            <text:p>44675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5.694212">
            <text:p>44675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5.735879">
            <text:p>44675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5.777546">
            <text:p>44675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5.819212">
            <text:p>44675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5.860879">
            <text:p>44675,86087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44675.902546">
            <text:p>44675,902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75.944212">
            <text:p>44675,944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75.985879">
            <text:p>44675,9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76.027546">
            <text:p>44676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6.069212">
            <text:p>44676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6.110879">
            <text:p>44676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6.152546">
            <text:p>44676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6.194212">
            <text:p>44676,1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76.235879">
            <text:p>44676,23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76.277546">
            <text:p>44676,2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76.319212">
            <text:p>44676,3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76.360879">
            <text:p>44676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6.402546">
            <text:p>44676,4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76.444212">
            <text:p>44676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6.485879">
            <text:p>44676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6.527546">
            <text:p>44676,5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76.569212">
            <text:p>44676,5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76.610879">
            <text:p>44676,6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76.652546">
            <text:p>44676,6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76.694212">
            <text:p>44676,6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76.735879">
            <text:p>44676,73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76.777546">
            <text:p>44676,7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76.819212">
            <text:p>44676,81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76.860879">
            <text:p>44676,8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76.902546">
            <text:p>44676,9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76.944212">
            <text:p>44676,9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76.985879">
            <text:p>44676,9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77.027546">
            <text:p>44677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7.069212">
            <text:p>44677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7.110879">
            <text:p>44677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7.152546">
            <text:p>44677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7.194212">
            <text:p>44677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7.235879">
            <text:p>44677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7.277546">
            <text:p>44677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7.319212">
            <text:p>44677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7.360879">
            <text:p>44677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7.402546">
            <text:p>44677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7.444212">
            <text:p>44677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7.485879">
            <text:p>44677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7.527546">
            <text:p>44677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7.569212">
            <text:p>44677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7.610879">
            <text:p>44677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7.652546">
            <text:p>44677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7.694212">
            <text:p>44677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7.735879">
            <text:p>44677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7.777546">
            <text:p>44677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7.819212">
            <text:p>44677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7.860879">
            <text:p>44677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7.902546">
            <text:p>44677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7.944212">
            <text:p>44677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7.985879">
            <text:p>44677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8.027546">
            <text:p>44678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8.069212">
            <text:p>44678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8.110879">
            <text:p>44678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8.152546">
            <text:p>44678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8.194212">
            <text:p>44678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8.235879">
            <text:p>44678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8.277546">
            <text:p>44678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8.319212">
            <text:p>44678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8.360879">
            <text:p>44678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8.402546">
            <text:p>44678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8.444212">
            <text:p>44678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8.485879">
            <text:p>44678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8.527546">
            <text:p>44678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8.569212">
            <text:p>44678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8.610879">
            <text:p>44678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8.652546">
            <text:p>44678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8.694212">
            <text:p>44678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8.735879">
            <text:p>44678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8.777546">
            <text:p>44678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8.819212">
            <text:p>44678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8.860879">
            <text:p>44678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8.902546">
            <text:p>44678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8.944212">
            <text:p>44678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8.985879">
            <text:p>44678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9.027546">
            <text:p>44679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9.069212">
            <text:p>44679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9.110879">
            <text:p>44679,1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79.152546">
            <text:p>44679,1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79.194212">
            <text:p>44679,1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79.235879">
            <text:p>44679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9.277546">
            <text:p>44679,2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79.319212">
            <text:p>44679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9.360879">
            <text:p>44679,3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79.402546">
            <text:p>44679,4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79.444212">
            <text:p>44679,444212</text:p>
          </table:table-cell>
          <table:table-cell/>
        </table:table-row>
        <table:table-row table:style-name="ro1">
          <table:table-cell office:value-type="float" office:value="44679.485879">
            <text:p>44679,4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9.527546">
            <text:p>44679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9.569212">
            <text:p>44679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9.610879">
            <text:p>44679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9.652546">
            <text:p>44679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9.694212">
            <text:p>44679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9.735879">
            <text:p>44679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9.777546">
            <text:p>44679,7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9.819212">
            <text:p>44679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9.860879">
            <text:p>44679,8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79.902546">
            <text:p>44679,9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79.944212">
            <text:p>44679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9.985879">
            <text:p>44679,98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0.027546">
            <text:p>44680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0.069212">
            <text:p>44680,0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0.110879">
            <text:p>44680,1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0.152546">
            <text:p>44680,1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0.194212">
            <text:p>44680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0.235879">
            <text:p>44680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0.277546">
            <text:p>44680,2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0.319212">
            <text:p>44680,31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0.360879">
            <text:p>44680,3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0.402546">
            <text:p>44680,40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0.444212">
            <text:p>44680,4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0.485879">
            <text:p>44680,4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0.527546">
            <text:p>44680,5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0.569212">
            <text:p>44680,5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0.610879">
            <text:p>44680,6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0.652546">
            <text:p>44680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0.694212">
            <text:p>44680,6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0.735879">
            <text:p>44680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0.777546">
            <text:p>44680,7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0.819212">
            <text:p>44680,81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0.860879">
            <text:p>44680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0.902546">
            <text:p>44680,9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0.944212">
            <text:p>44680,9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0.985879">
            <text:p>44680,9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1.027546">
            <text:p>44681,0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1.069212">
            <text:p>44681,0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1.110879">
            <text:p>44681,1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1.152546">
            <text:p>44681,1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1.194212">
            <text:p>44681,1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1.235879">
            <text:p>44681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1.277546">
            <text:p>44681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1.319212">
            <text:p>44681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1.360879">
            <text:p>44681,3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1.402546">
            <text:p>44681,4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1.444212">
            <text:p>44681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1.485879">
            <text:p>44681,4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1.527546">
            <text:p>44681,5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1.569212">
            <text:p>44681,56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1.610879">
            <text:p>44681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1.652546">
            <text:p>44681,65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1.694212">
            <text:p>44681,6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1.735879">
            <text:p>44681,73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1.777546">
            <text:p>44681,7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1.819212">
            <text:p>44681,81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1.860879">
            <text:p>44681,8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1.902546">
            <text:p>44681,902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1.944212">
            <text:p>44681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1.985879">
            <text:p>44681,9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2.027546">
            <text:p>44682,0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2.069212">
            <text:p>44682,0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2.110879">
            <text:p>44682,1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2.152546">
            <text:p>44682,1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2.194212">
            <text:p>44682,1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2.235879">
            <text:p>44682,2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2.277546">
            <text:p>44682,27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2.319212">
            <text:p>44682,3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2.360879">
            <text:p>44682,3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2.402546">
            <text:p>44682,4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2.444212">
            <text:p>44682,4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2.485879">
            <text:p>44682,4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2.527546">
            <text:p>44682,527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2.569212">
            <text:p>44682,5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2.610879">
            <text:p>44682,61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2.652546">
            <text:p>44682,6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2.694212">
            <text:p>44682,69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2.735879">
            <text:p>44682,73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2.777546">
            <text:p>44682,7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2.819212">
            <text:p>44682,81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2.860879">
            <text:p>44682,860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2.902546">
            <text:p>44682,9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2.944212">
            <text:p>44682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2.985879">
            <text:p>44682,9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3.027546">
            <text:p>44683,0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3.069212">
            <text:p>44683,0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3.110879">
            <text:p>44683,1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3.152546">
            <text:p>44683,1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3.194212">
            <text:p>44683,1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3.235879">
            <text:p>44683,23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3.277546">
            <text:p>44683,2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3.319212">
            <text:p>44683,31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3.360879">
            <text:p>44683,3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3.402546">
            <text:p>44683,4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3.444212">
            <text:p>44683,4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3.485879">
            <text:p>44683,4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3.527546">
            <text:p>44683,5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3.569212">
            <text:p>44683,5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3.610879">
            <text:p>44683,6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3.652546">
            <text:p>44683,6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3.694212">
            <text:p>44683,6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3.735879">
            <text:p>44683,73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3.777546">
            <text:p>44683,7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3.819212">
            <text:p>44683,81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3.860879">
            <text:p>44683,8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3.902546">
            <text:p>44683,9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3.944212">
            <text:p>44683,9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3.985879">
            <text:p>44683,9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4.027546">
            <text:p>44684,0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4.069212">
            <text:p>44684,0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4.110879">
            <text:p>44684,1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4.152546">
            <text:p>44684,1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4.194212">
            <text:p>44684,1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4.235879">
            <text:p>44684,23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4.277546">
            <text:p>44684,2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4.319212">
            <text:p>44684,31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4.360879">
            <text:p>44684,3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4.402546">
            <text:p>44684,4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4.444212">
            <text:p>44684,4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4.485879">
            <text:p>44684,4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4.527546">
            <text:p>44684,5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4.569212">
            <text:p>44684,5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4.610879">
            <text:p>44684,6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4.652546">
            <text:p>44684,6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4.694212">
            <text:p>44684,6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4.735879">
            <text:p>44684,735879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684.777546">
            <text:p>44684,77754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684.819212">
            <text:p>44684,81921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684.860879">
            <text:p>44684,860879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684.902546">
            <text:p>44684,90254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684.944212">
            <text:p>44684,94421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684.985879">
            <text:p>44684,985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5.027546">
            <text:p>44685,02754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685.069212">
            <text:p>44685,069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5.110879">
            <text:p>44685,110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5.152546">
            <text:p>44685,152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5.194212">
            <text:p>44685,194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5.235879">
            <text:p>44685,235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5.277546">
            <text:p>44685,277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5.319212">
            <text:p>44685,319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5.360879">
            <text:p>44685,360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5.402546">
            <text:p>44685,402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5.444212">
            <text:p>44685,444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5.485879">
            <text:p>44685,485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5.527546">
            <text:p>44685,527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5.569212">
            <text:p>44685,569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5.610879">
            <text:p>44685,610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5.652546">
            <text:p>44685,652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5.694212">
            <text:p>44685,6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5.735879">
            <text:p>44685,7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5.777546">
            <text:p>44685,777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5.819212">
            <text:p>44685,819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5.860879">
            <text:p>44685,860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5.902546">
            <text:p>44685,902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5.944212">
            <text:p>44685,944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5.985879">
            <text:p>44685,985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6.027546">
            <text:p>44686,027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6.069212">
            <text:p>44686,069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6.110879">
            <text:p>44686,110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6.152546">
            <text:p>44686,152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6.194212">
            <text:p>44686,194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6.235879">
            <text:p>44686,235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6.277546">
            <text:p>44686,277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6.319212">
            <text:p>44686,319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6.360879">
            <text:p>44686,360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6.402546">
            <text:p>44686,402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6.444212">
            <text:p>44686,444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6.485879">
            <text:p>44686,485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6.527546">
            <text:p>44686,527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6.569212">
            <text:p>44686,569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6.610879">
            <text:p>44686,610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6.652546">
            <text:p>44686,652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6.694212">
            <text:p>44686,694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6.735879">
            <text:p>44686,735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6.777546">
            <text:p>44686,777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6.819212">
            <text:p>44686,819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6.860879">
            <text:p>44686,860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6.902546">
            <text:p>44686,902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6.944212">
            <text:p>44686,944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6.985879">
            <text:p>44686,985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7.027546">
            <text:p>44687,02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7.069212">
            <text:p>44687,0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7.110879">
            <text:p>44687,1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7.152546">
            <text:p>44687,152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7.194212">
            <text:p>44687,1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7.235879">
            <text:p>44687,2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7.277546">
            <text:p>44687,2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7.319212">
            <text:p>44687,3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7.360879">
            <text:p>44687,3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7.402546">
            <text:p>44687,4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7.444212">
            <text:p>44687,4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7.485879">
            <text:p>44687,4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7.527546">
            <text:p>44687,5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7.569212">
            <text:p>44687,5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7.610879">
            <text:p>44687,6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7.652546">
            <text:p>44687,6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7.694212">
            <text:p>44687,6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7.735879">
            <text:p>44687,7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7.777546">
            <text:p>44687,7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7.819212">
            <text:p>44687,8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7.860879">
            <text:p>44687,86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7.902546">
            <text:p>44687,90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7.944212">
            <text:p>44687,9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7.985879">
            <text:p>44687,9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8.027546">
            <text:p>44688,0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8.069212">
            <text:p>44688,0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8.110879">
            <text:p>44688,1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8.152546">
            <text:p>44688,1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8.194212">
            <text:p>44688,1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8.235879">
            <text:p>44688,23587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44688.277546">
            <text:p>44688,2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8.319212">
            <text:p>44688,319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8.360879">
            <text:p>44688,36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8.402546">
            <text:p>44688,40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8.444212">
            <text:p>44688,4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8.485879">
            <text:p>44688,48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8.527546">
            <text:p>44688,52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8.569212">
            <text:p>44688,5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8.610879">
            <text:p>44688,6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8.652546">
            <text:p>44688,6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8.694212">
            <text:p>44688,6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8.735879">
            <text:p>44688,7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8.777546">
            <text:p>44688,7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8.819212">
            <text:p>44688,8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8.860879">
            <text:p>44688,86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8.902546">
            <text:p>44688,90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8.944212">
            <text:p>44688,9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8.985879">
            <text:p>44688,98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9.027546">
            <text:p>44689,02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9.069212">
            <text:p>44689,0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9.110879">
            <text:p>44689,1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9.152546">
            <text:p>44689,1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9.194212">
            <text:p>44689,194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9.235879">
            <text:p>44689,2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9.277546">
            <text:p>44689,2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9.319212">
            <text:p>44689,3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9.360879">
            <text:p>44689,3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89.402546">
            <text:p>44689,40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9.444212">
            <text:p>44689,4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9.485879">
            <text:p>44689,48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9.527546">
            <text:p>44689,52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9.569212">
            <text:p>44689,5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9.610879">
            <text:p>44689,6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9.652546">
            <text:p>44689,6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9.694212">
            <text:p>44689,6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9.735879">
            <text:p>44689,7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9.777546">
            <text:p>44689,7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9.819212">
            <text:p>44689,8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9.860879">
            <text:p>44689,860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89.902546">
            <text:p>44689,90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9.944212">
            <text:p>44689,9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89.985879">
            <text:p>44689,9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0.027546">
            <text:p>44690,02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0.069212">
            <text:p>44690,0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0.110879">
            <text:p>44690,1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0.152546">
            <text:p>44690,1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0.194212">
            <text:p>44690,1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0.235879">
            <text:p>44690,2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0.277546">
            <text:p>44690,2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0.319212">
            <text:p>44690,3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0.360879">
            <text:p>44690,360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90.402546">
            <text:p>44690,40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0.444212">
            <text:p>44690,4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0.485879">
            <text:p>44690,48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0.527546">
            <text:p>44690,5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0.569212">
            <text:p>44690,5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0.610879">
            <text:p>44690,6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0.652546">
            <text:p>44690,6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0.694212">
            <text:p>44690,6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0.735879">
            <text:p>44690,7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0.777546">
            <text:p>44690,7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0.819212">
            <text:p>44690,8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0.860879">
            <text:p>44690,860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90.902546">
            <text:p>44690,902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90.944212">
            <text:p>44690,9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0.985879">
            <text:p>44690,98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1.027546">
            <text:p>44691,027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91.069212">
            <text:p>44691,0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1.110879">
            <text:p>44691,1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1.152546">
            <text:p>44691,1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1.194212">
            <text:p>44691,1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1.235879">
            <text:p>44691,2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1.277546">
            <text:p>44691,2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1.319212">
            <text:p>44691,3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1.360879">
            <text:p>44691,36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1.402546">
            <text:p>44691,40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1.444212">
            <text:p>44691,4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1.485879">
            <text:p>44691,48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1.527546">
            <text:p>44691,52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1.569212">
            <text:p>44691,5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1.610879">
            <text:p>44691,6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1.652546">
            <text:p>44691,6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1.694212">
            <text:p>44691,6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1.735879">
            <text:p>44691,73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1.777546">
            <text:p>44691,7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1.819212">
            <text:p>44691,81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1.860879">
            <text:p>44691,8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1.902546">
            <text:p>44691,9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1.944212">
            <text:p>44691,9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1.985879">
            <text:p>44691,98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2.027546">
            <text:p>44692,02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2.069212">
            <text:p>44692,0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2.110879">
            <text:p>44692,1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2.152546">
            <text:p>44692,1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2.194212">
            <text:p>44692,1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2.235879">
            <text:p>44692,2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2.277546">
            <text:p>44692,2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2.319212">
            <text:p>44692,3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2.360879">
            <text:p>44692,3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2.402546">
            <text:p>44692,40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2.444212">
            <text:p>44692,4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2.485879">
            <text:p>44692,4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2.527546">
            <text:p>44692,5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2.569212">
            <text:p>44692,5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2.610879">
            <text:p>44692,6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2.652546">
            <text:p>44692,6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2.694212">
            <text:p>44692,6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2.735879">
            <text:p>44692,73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2.777546">
            <text:p>44692,7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2.819212">
            <text:p>44692,81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2.860879">
            <text:p>44692,8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2.902546">
            <text:p>44692,9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2.944212">
            <text:p>44692,9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2.985879">
            <text:p>44692,98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3.027546">
            <text:p>44693,0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3.069212">
            <text:p>44693,0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3.110879">
            <text:p>44693,1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3.152546">
            <text:p>44693,1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3.194212">
            <text:p>44693,1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3.235879">
            <text:p>44693,23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3.277546">
            <text:p>44693,2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3.319212">
            <text:p>44693,31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3.360879">
            <text:p>44693,36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3.402546">
            <text:p>44693,40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3.444212">
            <text:p>44693,4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3.485879">
            <text:p>44693,4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3.527546">
            <text:p>44693,5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3.569212">
            <text:p>44693,5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3.610879">
            <text:p>44693,6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3.652546">
            <text:p>44693,6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3.694212">
            <text:p>44693,6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3.735879">
            <text:p>44693,735879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693.777546">
            <text:p>44693,7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3.819212">
            <text:p>44693,819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93.860879">
            <text:p>44693,8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3.902546">
            <text:p>44693,9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3.944212">
            <text:p>44693,94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93.985879">
            <text:p>44693,9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4.027546">
            <text:p>44694,0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4.069212">
            <text:p>44694,0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4.110879">
            <text:p>44694,1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4.152546">
            <text:p>44694,1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4.194212">
            <text:p>44694,1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4.235879">
            <text:p>44694,2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4.277546">
            <text:p>44694,277546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float" office:value="44694.319212">
            <text:p>44694,3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4.360879">
            <text:p>44694,3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4.402546">
            <text:p>44694,4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4.444212">
            <text:p>44694,4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4.485879">
            <text:p>44694,4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4.527546">
            <text:p>44694,52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4.569212">
            <text:p>44694,5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4.610879">
            <text:p>44694,610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94.652546">
            <text:p>44694,65254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694.694212">
            <text:p>44694,694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94.735879">
            <text:p>44694,7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4.777546">
            <text:p>44694,7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4.819212">
            <text:p>44694,8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4.860879">
            <text:p>44694,8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4.902546">
            <text:p>44694,9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4.944212">
            <text:p>44694,9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4.985879">
            <text:p>44694,9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5.027546">
            <text:p>44695,02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5.069212">
            <text:p>44695,0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5.110879">
            <text:p>44695,1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5.152546">
            <text:p>44695,1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5.194212">
            <text:p>44695,1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5.235879">
            <text:p>44695,2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5.277546">
            <text:p>44695,2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5.319212">
            <text:p>44695,3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5.360879">
            <text:p>44695,36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5.402546">
            <text:p>44695,40254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44695.444212">
            <text:p>44695,44421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44695.485879">
            <text:p>44695,48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5.527546">
            <text:p>44695,52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5.569212">
            <text:p>44695,5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5.610879">
            <text:p>44695,6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5.652546">
            <text:p>44695,6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5.694212">
            <text:p>44695,6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5.735879">
            <text:p>44695,7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5.777546">
            <text:p>44695,7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5.819212">
            <text:p>44695,81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5.860879">
            <text:p>44695,86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5.902546">
            <text:p>44695,90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5.944212">
            <text:p>44695,9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5.985879">
            <text:p>44695,9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6.027546">
            <text:p>44696,0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6.069212">
            <text:p>44696,0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6.110879">
            <text:p>44696,1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6.152546">
            <text:p>44696,1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6.194212">
            <text:p>44696,1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6.235879">
            <text:p>44696,23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6.277546">
            <text:p>44696,2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6.319212">
            <text:p>44696,31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6.360879">
            <text:p>44696,3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6.402546">
            <text:p>44696,4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6.444212">
            <text:p>44696,4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6.485879">
            <text:p>44696,4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6.527546">
            <text:p>44696,52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6.569212">
            <text:p>44696,5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6.610879">
            <text:p>44696,6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6.652546">
            <text:p>44696,6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6.694212">
            <text:p>44696,6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6.735879">
            <text:p>44696,73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6.777546">
            <text:p>44696,7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6.819212">
            <text:p>44696,81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6.860879">
            <text:p>44696,8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6.902546">
            <text:p>44696,9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6.944212">
            <text:p>44696,9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6.985879">
            <text:p>44696,9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7.027546">
            <text:p>44697,0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7.069212">
            <text:p>44697,0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7.110879">
            <text:p>44697,1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7.152546">
            <text:p>44697,1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7.194212">
            <text:p>44697,1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7.235879">
            <text:p>44697,2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7.277546">
            <text:p>44697,2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7.319212">
            <text:p>44697,31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7.360879">
            <text:p>44697,3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7.402546">
            <text:p>44697,4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7.444212">
            <text:p>44697,4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7.485879">
            <text:p>44697,4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7.527546">
            <text:p>44697,5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7.569212">
            <text:p>44697,5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7.610879">
            <text:p>44697,6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7.652546">
            <text:p>44697,6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7.694212">
            <text:p>44697,6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7.735879">
            <text:p>44697,73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7.777546">
            <text:p>44697,7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7.819212">
            <text:p>44697,81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7.860879">
            <text:p>44697,8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7.902546">
            <text:p>44697,9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7.944212">
            <text:p>44697,9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7.985879">
            <text:p>44697,9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8.027546">
            <text:p>44698,0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8.069212">
            <text:p>44698,0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8.110879">
            <text:p>44698,1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8.152546">
            <text:p>44698,1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8.194212">
            <text:p>44698,1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8.235879">
            <text:p>44698,23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8.277546">
            <text:p>44698,2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8.319212">
            <text:p>44698,31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8.360879">
            <text:p>44698,3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698.402546">
            <text:p>44698,40254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44698.444212">
            <text:p>44698,444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98.485879">
            <text:p>44698,485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98.527546">
            <text:p>44698,527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98.569212">
            <text:p>44698,569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98.610879">
            <text:p>44698,610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98.652546">
            <text:p>44698,652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98.694212">
            <text:p>44698,694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98.735879">
            <text:p>44698,735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98.777546">
            <text:p>44698,777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98.819212">
            <text:p>44698,8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8.860879">
            <text:p>44698,860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98.902546">
            <text:p>44698,902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98.944212">
            <text:p>44698,9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8.985879">
            <text:p>44698,985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99.027546">
            <text:p>44699,027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99.069212">
            <text:p>44699,0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9.110879">
            <text:p>44699,110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99.152546">
            <text:p>44699,1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9.194212">
            <text:p>44699,1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9.235879">
            <text:p>44699,235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699.277546">
            <text:p>44699,2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9.319212">
            <text:p>44699,3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9.360879">
            <text:p>44699,36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9.402546">
            <text:p>44699,40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9.444212">
            <text:p>44699,4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9.485879">
            <text:p>44699,48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9.527546">
            <text:p>44699,52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9.569212">
            <text:p>44699,5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9.610879">
            <text:p>44699,6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9.652546">
            <text:p>44699,6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9.694212">
            <text:p>44699,6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9.735879">
            <text:p>44699,7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9.777546">
            <text:p>44699,7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9.819212">
            <text:p>44699,8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9.860879">
            <text:p>44699,86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9.902546">
            <text:p>44699,90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9.944212">
            <text:p>44699,9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699.985879">
            <text:p>44699,98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0.027546">
            <text:p>44700,02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0.069212">
            <text:p>44700,0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0.110879">
            <text:p>44700,1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0.152546">
            <text:p>44700,1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0.194212">
            <text:p>44700,1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0.235879">
            <text:p>44700,2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0.277546">
            <text:p>44700,2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0.319212">
            <text:p>44700,3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0.360879">
            <text:p>44700,36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0.402546">
            <text:p>44700,40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0.444212">
            <text:p>44700,4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0.485879">
            <text:p>44700,48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0.527546">
            <text:p>44700,52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0.569212">
            <text:p>44700,5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0.610879">
            <text:p>44700,6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0.652546">
            <text:p>44700,6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0.694212">
            <text:p>44700,6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0.735879">
            <text:p>44700,7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0.777546">
            <text:p>44700,7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0.819212">
            <text:p>44700,8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0.860879">
            <text:p>44700,86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0.902546">
            <text:p>44700,9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0.944212">
            <text:p>44700,9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0.985879">
            <text:p>44700,98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1.027546">
            <text:p>44701,02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1.069212">
            <text:p>44701,0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1.110879">
            <text:p>44701,1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1.152546">
            <text:p>44701,1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1.194212">
            <text:p>44701,1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1.235879">
            <text:p>44701,2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1.277546">
            <text:p>44701,2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1.319212">
            <text:p>44701,3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1.360879">
            <text:p>44701,36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1.402546">
            <text:p>44701,40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1.444212">
            <text:p>44701,4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1.485879">
            <text:p>44701,48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1.527546">
            <text:p>44701,52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1.569212">
            <text:p>44701,5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1.610879">
            <text:p>44701,6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1.652546">
            <text:p>44701,6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1.694212">
            <text:p>44701,6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1.735879">
            <text:p>44701,7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1.777546">
            <text:p>44701,7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1.819212">
            <text:p>44701,8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1.860879">
            <text:p>44701,86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1.902546">
            <text:p>44701,90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1.944212">
            <text:p>44701,9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1.985879">
            <text:p>44701,98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2.027546">
            <text:p>44702,0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2.069212">
            <text:p>44702,0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2.110879">
            <text:p>44702,1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2.152546">
            <text:p>44702,1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2.194212">
            <text:p>44702,1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2.235879">
            <text:p>44702,2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2.277546">
            <text:p>44702,2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2.319212">
            <text:p>44702,3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2.360879">
            <text:p>44702,36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2.402546">
            <text:p>44702,4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2.444212">
            <text:p>44702,4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2.485879">
            <text:p>44702,4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2.527546">
            <text:p>44702,5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2.569212">
            <text:p>44702,5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2.610879">
            <text:p>44702,6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2.652546">
            <text:p>44702,6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2.694212">
            <text:p>44702,6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2.735879">
            <text:p>44702,73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2.777546">
            <text:p>44702,7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2.819212">
            <text:p>44702,81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2.860879">
            <text:p>44702,8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2.902546">
            <text:p>44702,9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2.944212">
            <text:p>44702,9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2.985879">
            <text:p>44702,98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3.027546">
            <text:p>44703,02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3.069212">
            <text:p>44703,0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3.110879">
            <text:p>44703,1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3.152546">
            <text:p>44703,15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3.194212">
            <text:p>44703,1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3.235879">
            <text:p>44703,23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3.277546">
            <text:p>44703,2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3.319212">
            <text:p>44703,31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3.360879">
            <text:p>44703,3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3.402546">
            <text:p>44703,402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3.444212">
            <text:p>44703,4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3.485879">
            <text:p>44703,4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3.527546">
            <text:p>44703,5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3.569212">
            <text:p>44703,5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3.610879">
            <text:p>44703,61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3.652546">
            <text:p>44703,6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3.694212">
            <text:p>44703,69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3.735879">
            <text:p>44703,73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3.777546">
            <text:p>44703,77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3.819212">
            <text:p>44703,81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3.860879">
            <text:p>44703,86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3.902546">
            <text:p>44703,90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3.944212">
            <text:p>44703,9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3.985879">
            <text:p>44703,98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4.027546">
            <text:p>44704,0275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4.069212">
            <text:p>44704,069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4.110879">
            <text:p>44704,110879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704.152546">
            <text:p>44704,152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704.194212">
            <text:p>44704,1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4.235879">
            <text:p>44704,2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4.277546">
            <text:p>44704,2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4.319212">
            <text:p>44704,3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4.360879">
            <text:p>44704,360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4.402546">
            <text:p>44704,40254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704.444212">
            <text:p>44704,4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4.485879">
            <text:p>44704,48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4.527546">
            <text:p>44704,52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4.569212">
            <text:p>44704,5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4.610879">
            <text:p>44704,6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4.652546">
            <text:p>44704,6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4.694212">
            <text:p>44704,6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4.735879">
            <text:p>44704,7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4.777546">
            <text:p>44704,7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4.819212">
            <text:p>44704,8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4.860879">
            <text:p>44704,86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4.902546">
            <text:p>44704,90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4.944212">
            <text:p>44704,94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4.985879">
            <text:p>44704,98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5.027546">
            <text:p>44705,02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5.069212">
            <text:p>44705,06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5.110879">
            <text:p>44705,11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5.152546">
            <text:p>44705,15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5.194212">
            <text:p>44705,194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5.235879">
            <text:p>44705,235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5.277546">
            <text:p>44705,277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5.319212">
            <text:p>44705,3192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5.360879">
            <text:p>44705,36087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5.402546">
            <text:p>44705,40254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4705.444212">
            <text:p>44705,44421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5.485879">
            <text:p>44705,48587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4705.527546">
            <text:p>44705,52754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705.569212">
            <text:p>44705,56921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705.610879">
            <text:p>44705,6108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4705.652546">
            <text:p>44705,65254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4705.694212">
            <text:p>44705,69421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5">15/10/2024</text:date>, <text:time>10:5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096" meta:object-count="0"/>
    <meta:generator>OpenOffice/4.1.13$Win32 OpenOffice.org_project/4113m1$Build-9810</meta:generator>
  </office:meta>
</office:document-meta>
</file>